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rial" svg:font-family="Arial" style:font-family-generic="system" svg:panose-1="2 11 6 4 2 2 2 2 2 4"/>
  </office:font-face-decls>
  <office:automatic-styles>
    <style:style style:name="P1" style:parent-style-name="Standard" style:master-page-name="MPF0" style:family="paragraph">
      <style:paragraph-properties fo:break-before="page" fo:text-align="center"/>
      <style:text-properties fo:font-weight="bold" style:font-weight-asian="bold" fo:text-transform="uppercase" style:font-size-complex="14pt" style:language-asian="ru" style:country-asian="RU" style:language-complex="ar" style:country-complex="SA"/>
    </style:style>
    <style:style style:name="P4"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5"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6"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7" style:parent-style-name="Standard" style:family="paragraph">
      <style:paragraph-properties fo:text-align="center"/>
      <style:text-properties fo:font-weight="bold" style:font-weight-asian="bold" style:font-size-complex="14pt" style:language-asian="ru" style:country-asian="RU" style:language-complex="ar" style:country-complex="SA"/>
    </style:style>
    <style:style style:name="P8" style:parent-style-name="Standard" style:family="paragraph">
      <style:paragraph-properties fo:text-align="center"/>
      <style:text-properties fo:font-weight="bold" style:font-weight-asian="bold" fo:text-transform="uppercase" style:font-size-complex="14pt" style:language-asian="ru" style:country-asian="RU" style:language-complex="ar" style:country-complex="SA"/>
    </style:style>
    <style:style style:name="P9" style:parent-style-name="Standard" style:family="paragraph">
      <style:paragraph-properties fo:text-align="center"/>
      <style:text-properties style:font-size-complex="14pt" style:language-asian="ru" style:country-asian="RU" style:language-complex="ar" style:country-complex="SA"/>
    </style:style>
    <style:style style:name="P10" style:parent-style-name="Standard" style:family="paragraph">
      <style:paragraph-properties fo:text-align="center"/>
      <style:text-properties style:font-size-complex="14pt" style:language-asian="ru" style:country-asian="RU" style:language-complex="ar" style:country-complex="SA"/>
    </style:style>
    <style:style style:name="P11" style:parent-style-name="Standard" style:family="paragraph">
      <style:paragraph-properties fo:text-align="center"/>
      <style:text-properties style:font-size-complex="14pt" style:language-asian="ru" style:country-asian="RU" style:language-complex="ar" style:country-complex="SA"/>
    </style:style>
    <style:style style:name="P12" style:parent-style-name="Standard" style:family="paragraph">
      <style:paragraph-properties fo:text-align="center"/>
      <style:text-properties style:font-size-complex="14pt" style:language-asian="ru" style:country-asian="RU" style:language-complex="ar" style:country-complex="SA"/>
    </style:style>
    <style:style style:name="P13" style:parent-style-name="Standard" style:family="paragraph">
      <style:paragraph-properties fo:text-align="center"/>
      <style:text-properties style:font-size-complex="14pt" style:language-asian="ru" style:country-asian="RU" style:language-complex="ar" style:country-complex="SA"/>
    </style:style>
    <style:style style:name="P14" style:parent-style-name="Standard" style:family="paragraph">
      <style:paragraph-properties fo:text-align="center"/>
      <style:text-properties style:font-size-complex="14pt" style:language-asian="ru" style:country-asian="RU" style:language-complex="ar" style:country-complex="SA"/>
    </style:style>
    <style:style style:name="P15" style:parent-style-name="Times14_РИО2" style:family="paragraph">
      <style:paragraph-properties fo:text-align="center" fo:line-height="150%" fo:text-indent="0.5118in"/>
    </style:style>
    <style:style style:name="T16" style:parent-style-name="Названиекниги" style:family="text">
      <style:text-properties style:font-weight-complex="bold" fo:text-transform="uppercase" style:font-size-complex="14pt"/>
    </style:style>
    <style:style style:name="P17" style:parent-style-name="Standard" style:family="paragraph">
      <style:paragraph-properties fo:text-align="center"/>
    </style:style>
    <style:style style:name="T18"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19" style:parent-style-name="Основнойшрифтабзаца" style:family="text">
      <style:text-properties fo:font-weight="bold" style:font-weight-asian="bold" fo:color="#FF0000" style:font-size-complex="14pt" style:language-asian="ru" style:country-asian="RU" style:language-complex="ar" style:country-complex="SA"/>
    </style:style>
    <style:style style:name="T20"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P21" style:parent-style-name="Standard" style:family="paragraph">
      <style:paragraph-properties fo:text-align="center"/>
    </style:style>
    <style:style style:name="T22" style:parent-style-name="Основнойшрифтабзаца" style:family="text">
      <style:text-properties fo:font-weight="bold" style:font-weight-asian="bold" style:font-size-complex="14pt" style:language-asian="ru" style:country-asian="RU" style:language-complex="ar" style:country-complex="SA"/>
    </style:style>
    <style:style style:name="T23"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T24" style:parent-style-name="Основнойшрифтабзаца" style:family="text">
      <style:text-properties fo:font-weight="bold" style:font-weight-asian="bold" style:font-size-complex="14pt"/>
    </style:style>
    <style:style style:name="T25" style:parent-style-name="Основнойшрифтабзаца" style:family="text">
      <style:text-properties fo:font-weight="bold" style:font-weight-asian="bold" fo:color="#000000" style:font-size-complex="14pt" style:language-asian="ru" style:country-asian="RU" style:language-complex="ar" style:country-complex="SA"/>
    </style:style>
    <style:style style:name="P26" style:parent-style-name="Standard" style:family="paragraph">
      <style:paragraph-properties fo:text-align="center"/>
    </style:style>
    <style:style style:name="T27" style:parent-style-name="Основнойшрифтабзаца" style:family="text">
      <style:text-properties fo:font-weight="bold" style:font-weight-asian="bold" style:font-size-complex="14pt"/>
    </style:style>
    <style:style style:name="T28" style:parent-style-name="Названиекниги" style:family="text">
      <style:text-properties style:font-weight-complex="bold" style:font-size-complex="14pt" style:language-asian="ru" style:country-asian="RU" style:language-complex="ar" style:country-complex="SA"/>
    </style:style>
    <style:style style:name="T29" style:parent-style-name="Названиекниги" style:family="text">
      <style:text-properties fo:font-weight="normal" style:font-weight-asian="normal" style:font-weight-complex="bold" style:font-size-complex="14pt" style:language-asian="ru" style:country-asian="RU" style:language-complex="ar" style:country-complex="SA"/>
    </style:style>
    <style:style style:name="T30" style:parent-style-name="Названиекниги" style:family="text">
      <style:text-properties style:font-weight-complex="bold" style:font-size-complex="14pt" style:language-asian="ru" style:country-asian="RU" style:language-complex="ar" style:country-complex="SA"/>
    </style:style>
    <style:style style:name="P31" style:parent-style-name="Standard" style:family="paragraph">
      <style:paragraph-properties fo:text-align="center"/>
      <style:text-properties style:font-size-complex="14pt" style:language-asian="ru" style:country-asian="RU" style:language-complex="ar" style:country-complex="SA"/>
    </style:style>
    <style:style style:name="P32" style:parent-style-name="Standard" style:family="paragraph">
      <style:paragraph-properties fo:text-align="center"/>
      <style:text-properties style:font-size-complex="14pt" style:language-asian="ru" style:country-asian="RU" style:language-complex="ar" style:country-complex="SA"/>
    </style:style>
    <style:style style:name="P33" style:parent-style-name="Standard" style:family="paragraph">
      <style:paragraph-properties fo:text-align="center"/>
      <style:text-properties style:font-size-complex="14pt" style:language-asian="ru" style:country-asian="RU" style:language-complex="ar" style:country-complex="SA"/>
    </style:style>
    <style:style style:name="P34" style:parent-style-name="Standard" style:family="paragraph">
      <style:paragraph-properties fo:text-align="center"/>
      <style:text-properties style:font-size-complex="14pt" style:language-asian="ru" style:country-asian="RU" style:language-complex="ar" style:country-complex="SA"/>
    </style:style>
    <style:style style:name="P35" style:parent-style-name="Standard" style:family="paragraph">
      <style:paragraph-properties fo:text-align="center"/>
      <style:text-properties style:font-size-complex="14pt" style:language-asian="ru" style:country-asian="RU" style:language-complex="ar" style:country-complex="SA"/>
    </style:style>
    <style:style style:name="P36" style:parent-style-name="Standard" style:family="paragraph">
      <style:paragraph-properties fo:text-align="center"/>
      <style:text-properties style:font-size-complex="14pt" style:language-asian="ru" style:country-asian="RU" style:language-complex="ar" style:country-complex="SA"/>
    </style:style>
    <style:style style:name="TableColumn38" style:family="table-column">
      <style:table-column-properties style:column-width="2.6347in" style:use-optimal-column-width="false"/>
    </style:style>
    <style:style style:name="TableColumn39" style:family="table-column">
      <style:table-column-properties style:column-width="1.5743in" style:use-optimal-column-width="false"/>
    </style:style>
    <style:style style:name="TableColumn40" style:family="table-column">
      <style:table-column-properties style:column-width="2.6347in" style:use-optimal-column-width="false"/>
    </style:style>
    <style:style style:name="Table37" style:family="table">
      <style:table-properties style:width="6.8437in" fo:margin-left="0in" table:align="left"/>
    </style:style>
    <style:style style:name="TableRow41" style:family="table-row">
      <style:table-row-properties style:min-row-height="0.4263in" style:use-optimal-row-height="false"/>
    </style:style>
    <style:style style:name="TableCell42" style:family="table-cell">
      <style:table-cell-properties fo:border="none" style:writing-mode="lr-tb" style:vertical-align="bottom" fo:padding-top="0in" fo:padding-left="0.075in" fo:padding-bottom="0in" fo:padding-right="0.075in"/>
    </style:style>
    <style:style style:name="P43" style:parent-style-name="Standard" style:family="paragraph">
      <style:paragraph-properties fo:widows="0" fo:orphans="0"/>
    </style:style>
    <style:style style:name="T44" style:parent-style-name="Основнойшрифтабзаца" style:family="text">
      <style:text-properties style:font-size-complex="14pt"/>
    </style:style>
    <style:style style:name="T45" style:parent-style-name="Основнойшрифтабзаца" style:family="text">
      <style:text-properties style:font-size-complex="14pt" fo:language="en" fo:country="US"/>
    </style:style>
    <style:style style:name="TableCell46"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7" style:parent-style-name="Standard" style:family="paragraph">
      <style:paragraph-properties fo:widows="0" fo:orphans="0" fo:text-indent="0in"/>
      <style:text-properties style:font-size-complex="14pt" fo:language="en" fo:country="US"/>
    </style:style>
    <style:style style:name="TableCell48" style:family="table-cell">
      <style:table-cell-properties fo:border="none" style:writing-mode="lr-tb" style:vertical-align="bottom" fo:padding-top="0in" fo:padding-left="0.075in" fo:padding-bottom="0in" fo:padding-right="0.075in"/>
    </style:style>
    <style:style style:name="P49" style:parent-style-name="Standard" style:family="paragraph">
      <style:paragraph-properties fo:widows="0" fo:orphans="0" fo:text-align="center"/>
    </style:style>
    <style:style style:name="T50" style:parent-style-name="Основнойшрифтабзаца" style:family="text">
      <style:text-properties style:font-size-complex="14pt"/>
    </style:style>
    <style:style style:name="TableRow51" style:family="table-row">
      <style:table-row-properties style:min-row-height="0.4263in" style:use-optimal-row-height="false"/>
    </style:style>
    <style:style style:name="TableCell52" style:family="table-cell">
      <style:table-cell-properties fo:border="none" style:writing-mode="lr-tb" style:vertical-align="bottom" fo:padding-top="0in" fo:padding-left="0.075in" fo:padding-bottom="0in" fo:padding-right="0.075in"/>
    </style:style>
    <style:style style:name="P53" style:parent-style-name="Standard" style:family="paragraph">
      <style:paragraph-properties fo:widows="0" fo:orphans="0"/>
      <style:text-properties style:font-size-complex="14pt"/>
    </style:style>
    <style:style style:name="TableCell54"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55" style:parent-style-name="Standard" style:family="paragraph">
      <style:paragraph-properties fo:widows="0" fo:orphans="0" fo:text-indent="0in"/>
      <style:text-properties style:font-size-complex="14pt"/>
    </style:style>
    <style:style style:name="TableCell56" style:family="table-cell">
      <style:table-cell-properties fo:border="none" style:writing-mode="lr-tb" style:vertical-align="bottom" fo:padding-top="0in" fo:padding-left="0.075in" fo:padding-bottom="0in" fo:padding-right="0.075in"/>
    </style:style>
    <style:style style:name="P57" style:parent-style-name="Standard" style:family="paragraph">
      <style:paragraph-properties fo:widows="0" fo:orphans="0" fo:text-align="center"/>
    </style:style>
    <style:style style:name="P58"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59"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60"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61"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62" style:parent-style-name="Standard" style:family="paragraph">
      <style:paragraph-properties fo:text-align="center"/>
      <style:text-properties style:font-weight-complex="bold" style:font-size-complex="14pt" style:language-asian="ru" style:country-asian="RU" style:language-complex="ar" style:country-complex="SA"/>
    </style:style>
    <style:style style:name="P63" style:parent-style-name="Заголовок2" style:family="paragraph">
      <style:paragraph-properties fo:break-before="page"/>
    </style:style>
    <style:style style:name="T64" style:parent-style-name="Основнойшрифтабзаца" style:family="text">
      <style:text-properties fo:font-weight="bold" style:font-weight-asian="bold" style:font-weight-complex="bold"/>
    </style:style>
    <style:style style:name="P65" style:parent-style-name="Textbody" style:family="paragraph">
      <style:paragraph-properties fo:line-height="100%"/>
      <style:text-properties style:font-name="Courier New" fo:font-size="10pt" style:font-size-asian="10pt" style:font-size-complex="10pt" fo:language="en" fo:country="US"/>
    </style:style>
    <style:style style:name="P66" style:parent-style-name="Textbody" style:family="paragraph">
      <style:paragraph-properties fo:line-height="100%"/>
      <style:text-properties style:font-name="Courier New" fo:font-size="10pt" style:font-size-asian="10pt" style:font-size-complex="10pt" fo:language="en" fo:country="US"/>
    </style:style>
    <style:style style:name="P67" style:parent-style-name="Textbody" style:family="paragraph">
      <style:paragraph-properties fo:line-height="100%"/>
      <style:text-properties style:font-name="Courier New" fo:font-size="10pt" style:font-size-asian="10pt" style:font-size-complex="10pt" fo:language="en" fo:country="US"/>
    </style:style>
    <style:style style:name="P68" style:parent-style-name="Textbody" style:family="paragraph">
      <style:paragraph-properties fo:line-height="100%"/>
      <style:text-properties style:font-name="Courier New" fo:font-size="10pt" style:font-size-asian="10pt" style:font-size-complex="10pt" fo:language="en" fo:country="US"/>
    </style:style>
    <style:style style:name="P69" style:parent-style-name="Textbody" style:family="paragraph">
      <style:paragraph-properties fo:line-height="100%"/>
      <style:text-properties style:font-name="Courier New" fo:font-size="10pt" style:font-size-asian="10pt" style:font-size-complex="10pt" fo:language="en" fo:country="US"/>
    </style:style>
    <style:style style:name="P70" style:parent-style-name="Textbody" style:family="paragraph">
      <style:paragraph-properties fo:line-height="100%"/>
      <style:text-properties style:font-name="Courier New" fo:font-size="10pt" style:font-size-asian="10pt" style:font-size-complex="10pt" fo:language="en" fo:country="US"/>
    </style:style>
    <style:style style:name="P71" style:parent-style-name="Textbody" style:family="paragraph">
      <style:paragraph-properties fo:line-height="100%"/>
      <style:text-properties style:font-name="Courier New" fo:font-size="10pt" style:font-size-asian="10pt" style:font-size-complex="10pt" fo:language="en" fo:country="US"/>
    </style:style>
    <style:style style:name="P72" style:parent-style-name="Textbody" style:family="paragraph">
      <style:paragraph-properties fo:line-height="100%"/>
      <style:text-properties style:font-name="Courier New" fo:font-size="10pt" style:font-size-asian="10pt" style:font-size-complex="10pt" fo:language="en" fo:country="US"/>
    </style:style>
    <style:style style:name="P73" style:parent-style-name="Textbody" style:family="paragraph">
      <style:paragraph-properties fo:line-height="100%"/>
      <style:text-properties style:font-name="Courier New" fo:font-size="10pt" style:font-size-asian="10pt" style:font-size-complex="10pt" fo:language="en" fo:country="US"/>
    </style:style>
    <style:style style:name="P74" style:parent-style-name="Textbody" style:family="paragraph">
      <style:paragraph-properties fo:line-height="100%"/>
      <style:text-properties style:font-name="Courier New" fo:font-size="10pt" style:font-size-asian="10pt" style:font-size-complex="10pt" fo:language="en" fo:country="US"/>
    </style:style>
    <style:style style:name="P75" style:parent-style-name="Textbody" style:family="paragraph">
      <style:paragraph-properties fo:line-height="100%"/>
      <style:text-properties style:font-name="Courier New" fo:font-size="10pt" style:font-size-asian="10pt" style:font-size-complex="10pt" fo:language="en" fo:country="US"/>
    </style:style>
    <style:style style:name="P76" style:parent-style-name="Textbody" style:family="paragraph">
      <style:paragraph-properties fo:line-height="100%"/>
      <style:text-properties style:font-name="Courier New" fo:font-size="10pt" style:font-size-asian="10pt" style:font-size-complex="10pt" fo:language="en" fo:country="US"/>
    </style:style>
    <style:style style:name="P77" style:parent-style-name="Textbody" style:family="paragraph">
      <style:paragraph-properties fo:line-height="100%"/>
      <style:text-properties style:font-name="Courier New" fo:font-size="10pt" style:font-size-asian="10pt" style:font-size-complex="10pt" fo:language="en" fo:country="US"/>
    </style:style>
    <style:style style:name="P78" style:parent-style-name="Textbody" style:family="paragraph">
      <style:paragraph-properties fo:line-height="100%"/>
      <style:text-properties style:font-name="Courier New" fo:font-size="10pt" style:font-size-asian="10pt" style:font-size-complex="10pt" fo:language="en" fo:country="US"/>
    </style:style>
    <style:style style:name="P79" style:parent-style-name="Textbody" style:family="paragraph">
      <style:paragraph-properties fo:line-height="100%"/>
      <style:text-properties style:font-name="Courier New" fo:font-size="10pt" style:font-size-asian="10pt" style:font-size-complex="10pt" fo:language="en" fo:country="US"/>
    </style:style>
    <style:style style:name="P80" style:parent-style-name="Textbody" style:family="paragraph">
      <style:paragraph-properties fo:line-height="100%"/>
      <style:text-properties style:font-name="Courier New" fo:font-size="10pt" style:font-size-asian="10pt" style:font-size-complex="10pt" fo:language="en" fo:country="US"/>
    </style:style>
    <style:style style:name="P81" style:parent-style-name="Textbody" style:family="paragraph">
      <style:paragraph-properties fo:line-height="100%"/>
      <style:text-properties style:font-name="Courier New" fo:font-size="10pt" style:font-size-asian="10pt" style:font-size-complex="10pt" fo:language="en" fo:country="US"/>
    </style:style>
    <style:style style:name="P82" style:parent-style-name="Textbody" style:family="paragraph">
      <style:paragraph-properties fo:line-height="100%"/>
      <style:text-properties style:font-name="Courier New" fo:font-size="10pt" style:font-size-asian="10pt" style:font-size-complex="10pt" fo:language="en" fo:country="US"/>
    </style:style>
    <style:style style:name="P83" style:parent-style-name="Textbody" style:family="paragraph">
      <style:paragraph-properties fo:line-height="100%"/>
      <style:text-properties style:font-name="Courier New" fo:font-size="10pt" style:font-size-asian="10pt" style:font-size-complex="10pt" fo:language="en" fo:country="US"/>
    </style:style>
    <style:style style:name="P84" style:parent-style-name="Textbody" style:family="paragraph">
      <style:paragraph-properties fo:line-height="100%"/>
      <style:text-properties style:font-name="Courier New" fo:font-size="10pt" style:font-size-asian="10pt" style:font-size-complex="10pt" fo:language="en" fo:country="US"/>
    </style:style>
    <style:style style:name="P85" style:parent-style-name="Textbody" style:family="paragraph">
      <style:paragraph-properties fo:line-height="100%"/>
      <style:text-properties style:font-name="Courier New" fo:font-size="10pt" style:font-size-asian="10pt" style:font-size-complex="10pt" fo:language="en" fo:country="US"/>
    </style:style>
    <style:style style:name="P86" style:parent-style-name="Textbody" style:family="paragraph">
      <style:paragraph-properties fo:line-height="100%"/>
      <style:text-properties style:font-name="Courier New" fo:font-size="10pt" style:font-size-asian="10pt" style:font-size-complex="10pt" fo:language="en" fo:country="US"/>
    </style:style>
    <style:style style:name="P87" style:parent-style-name="Textbody" style:family="paragraph">
      <style:paragraph-properties fo:line-height="100%"/>
      <style:text-properties style:font-name="Courier New" fo:font-size="10pt" style:font-size-asian="10pt" style:font-size-complex="10pt" fo:language="en" fo:country="US"/>
    </style:style>
    <style:style style:name="P88" style:parent-style-name="Textbody" style:family="paragraph">
      <style:paragraph-properties fo:line-height="100%"/>
      <style:text-properties style:font-name="Courier New" fo:font-size="10pt" style:font-size-asian="10pt" style:font-size-complex="10pt" fo:language="en" fo:country="US"/>
    </style:style>
    <style:style style:name="P89" style:parent-style-name="Textbody" style:family="paragraph">
      <style:paragraph-properties fo:line-height="100%"/>
      <style:text-properties style:font-name="Courier New" fo:font-size="10pt" style:font-size-asian="10pt" style:font-size-complex="10pt" fo:language="en" fo:country="US"/>
    </style:style>
    <style:style style:name="P90" style:parent-style-name="Textbody" style:family="paragraph">
      <style:paragraph-properties fo:line-height="100%"/>
      <style:text-properties style:font-name="Courier New" fo:font-size="10pt" style:font-size-asian="10pt" style:font-size-complex="10pt" fo:language="en" fo:country="US"/>
    </style:style>
    <style:style style:name="P91" style:parent-style-name="Textbody" style:family="paragraph">
      <style:paragraph-properties fo:line-height="100%"/>
      <style:text-properties style:font-name="Courier New" fo:font-size="10pt" style:font-size-asian="10pt" style:font-size-complex="10pt" fo:language="en" fo:country="US"/>
    </style:style>
    <style:style style:name="P92" style:parent-style-name="Textbody" style:family="paragraph">
      <style:paragraph-properties fo:line-height="100%"/>
      <style:text-properties style:font-name="Courier New" fo:font-size="10pt" style:font-size-asian="10pt" style:font-size-complex="10pt" fo:language="en" fo:country="US"/>
    </style:style>
    <style:style style:name="P93" style:parent-style-name="Textbody" style:family="paragraph">
      <style:paragraph-properties fo:line-height="100%"/>
      <style:text-properties style:font-name="Courier New" fo:font-size="10pt" style:font-size-asian="10pt" style:font-size-complex="10pt" fo:language="en" fo:country="US"/>
    </style:style>
    <style:style style:name="P94" style:parent-style-name="Textbody" style:family="paragraph">
      <style:paragraph-properties fo:line-height="100%"/>
    </style:style>
    <style:style style:name="T95" style:parent-style-name="Основнойшрифтабзаца" style:family="text">
      <style:text-properties style:font-name="Courier New" fo:font-size="10pt" style:font-size-asian="10pt" style:font-size-complex="10pt" fo:language="en" fo:country="US"/>
    </style:style>
    <style:style style:name="T96" style:parent-style-name="Основнойшрифтабзаца" style:family="text">
      <style:text-properties style:font-name="Courier New" fo:font-size="10pt" style:font-size-asian="10pt" style:font-size-complex="10pt"/>
    </style:style>
    <style:style style:name="P97" style:parent-style-name="Textbody" style:family="paragraph">
      <style:paragraph-properties fo:line-height="100%"/>
    </style:style>
    <style:style style:name="T98" style:parent-style-name="Основнойшрифтабзаца" style:family="text">
      <style:text-properties style:font-name="Courier New" fo:font-size="10pt" style:font-size-asian="10pt" style:font-size-complex="10pt"/>
    </style:style>
    <style:style style:name="T99" style:parent-style-name="Основнойшрифтабзаца" style:family="text">
      <style:text-properties style:font-name="Courier New" fo:font-size="10pt" style:font-size-asian="10pt" style:font-size-complex="10pt" fo:language="en" fo:country="US"/>
    </style:style>
    <style:style style:name="P100" style:parent-style-name="Textbody" style:family="paragraph">
      <style:paragraph-properties fo:line-height="100%"/>
      <style:text-properties style:font-name="Courier New" fo:font-size="10pt" style:font-size-asian="10pt" style:font-size-complex="10pt" fo:language="en" fo:country="US"/>
    </style:style>
    <style:style style:name="P101" style:parent-style-name="Textbody" style:family="paragraph">
      <style:paragraph-properties fo:line-height="100%"/>
      <style:text-properties style:font-name="Courier New" fo:font-size="10pt" style:font-size-asian="10pt" style:font-size-complex="10pt" fo:language="en" fo:country="US"/>
    </style:style>
    <style:style style:name="P102" style:parent-style-name="Textbody" style:family="paragraph">
      <style:paragraph-properties fo:line-height="100%"/>
      <style:text-properties style:font-name="Courier New" fo:font-size="10pt" style:font-size-asian="10pt" style:font-size-complex="10pt" fo:language="en" fo:country="US"/>
    </style:style>
    <style:style style:name="P103" style:parent-style-name="Textbody" style:family="paragraph">
      <style:paragraph-properties fo:line-height="100%"/>
      <style:text-properties style:font-name="Courier New" fo:font-size="10pt" style:font-size-asian="10pt" style:font-size-complex="10pt" fo:language="en" fo:country="US"/>
    </style:style>
    <style:style style:name="P104" style:parent-style-name="Textbody" style:family="paragraph">
      <style:paragraph-properties fo:line-height="100%"/>
      <style:text-properties style:font-name="Courier New" fo:font-size="10pt" style:font-size-asian="10pt" style:font-size-complex="10pt" fo:language="en" fo:country="US"/>
    </style:style>
    <style:style style:name="P105" style:parent-style-name="Textbody" style:family="paragraph">
      <style:paragraph-properties fo:line-height="100%"/>
      <style:text-properties style:font-name="Courier New" fo:font-size="10pt" style:font-size-asian="10pt" style:font-size-complex="10pt" fo:language="en" fo:country="US"/>
    </style:style>
    <style:style style:name="P106" style:parent-style-name="Textbody" style:family="paragraph">
      <style:paragraph-properties fo:line-height="100%"/>
      <style:text-properties style:font-name="Courier New" fo:font-size="10pt" style:font-size-asian="10pt" style:font-size-complex="10pt" fo:language="en" fo:country="US"/>
    </style:style>
    <style:style style:name="P107" style:parent-style-name="Textbody" style:family="paragraph">
      <style:paragraph-properties fo:line-height="100%"/>
      <style:text-properties style:font-name="Courier New" fo:font-size="10pt" style:font-size-asian="10pt" style:font-size-complex="10pt" fo:language="en" fo:country="US"/>
    </style:style>
    <style:style style:name="P108" style:parent-style-name="Textbody" style:family="paragraph">
      <style:paragraph-properties fo:line-height="100%"/>
      <style:text-properties style:font-name="Courier New" fo:font-size="10pt" style:font-size-asian="10pt" style:font-size-complex="10pt" fo:language="en" fo:country="US"/>
    </style:style>
    <style:style style:name="P109" style:parent-style-name="Textbody" style:family="paragraph">
      <style:paragraph-properties fo:line-height="100%"/>
      <style:text-properties style:font-name="Courier New" fo:font-size="10pt" style:font-size-asian="10pt" style:font-size-complex="10pt" fo:language="en" fo:country="US"/>
    </style:style>
    <style:style style:name="P110" style:parent-style-name="Textbody" style:family="paragraph">
      <style:paragraph-properties fo:line-height="100%"/>
      <style:text-properties style:font-name="Courier New" fo:font-size="10pt" style:font-size-asian="10pt" style:font-size-complex="10pt" fo:language="en" fo:country="US"/>
    </style:style>
    <style:style style:name="P111" style:parent-style-name="Textbody" style:family="paragraph">
      <style:paragraph-properties fo:line-height="100%"/>
      <style:text-properties style:font-name="Courier New" fo:font-size="10pt" style:font-size-asian="10pt" style:font-size-complex="10pt" fo:language="en" fo:country="US"/>
    </style:style>
    <style:style style:name="P112" style:parent-style-name="Textbody" style:family="paragraph">
      <style:paragraph-properties fo:line-height="100%"/>
      <style:text-properties style:font-name="Courier New" fo:font-size="10pt" style:font-size-asian="10pt" style:font-size-complex="10pt" fo:language="en" fo:country="US"/>
    </style:style>
    <style:style style:name="P113" style:parent-style-name="Textbody" style:family="paragraph">
      <style:paragraph-properties fo:line-height="100%"/>
      <style:text-properties style:font-name="Courier New" fo:font-size="10pt" style:font-size-asian="10pt" style:font-size-complex="10pt" fo:language="en" fo:country="US"/>
    </style:style>
    <style:style style:name="P114" style:parent-style-name="Textbody" style:family="paragraph">
      <style:paragraph-properties fo:line-height="100%"/>
    </style:style>
    <style:style style:name="T115" style:parent-style-name="Основнойшрифтабзаца" style:family="text">
      <style:text-properties style:font-name="Courier New" fo:font-size="10pt" style:font-size-asian="10pt" style:font-size-complex="10pt" fo:language="en" fo:country="US"/>
    </style:style>
    <style:style style:name="T116" style:parent-style-name="Основнойшрифтабзаца" style:family="text">
      <style:text-properties style:font-name="Courier New" fo:font-size="10pt" style:font-size-asian="10pt" style:font-size-complex="10pt"/>
    </style:style>
    <style:style style:name="P117" style:parent-style-name="Textbody" style:family="paragraph">
      <style:paragraph-properties fo:line-height="100%"/>
      <style:text-properties style:font-name="Courier New" fo:font-size="10pt" style:font-size-asian="10pt" style:font-size-complex="10pt"/>
    </style:style>
    <style:style style:name="P118" style:parent-style-name="Textbody" style:family="paragraph">
      <style:paragraph-properties fo:line-height="100%"/>
      <style:text-properties style:font-name="Courier New" fo:font-size="10pt" style:font-size-asian="10pt" style:font-size-complex="10pt"/>
    </style:style>
    <style:style style:name="P119" style:parent-style-name="Textbody" style:family="paragraph">
      <style:paragraph-properties fo:text-indent="0.5118in"/>
      <style:text-properties style:font-name="Courier New" fo:font-size="10pt" style:font-size-asian="10pt" style:font-size-complex="10pt"/>
    </style:style>
    <style:style style:name="T120" style:parent-style-name="Основнойшрифтабзаца" style:family="text">
      <style:text-properties style:font-name="Courier New" fo:font-size="10pt" style:font-size-asian="10pt" style:font-size-complex="10pt"/>
    </style:style>
    <style:style style:name="P121" style:parent-style-name="Textbody" style:family="paragraph">
      <style:paragraph-properties fo:text-indent="0.5118in"/>
      <style:text-properties style:font-name="Courier New" fo:font-size="10pt" style:font-size-asian="10pt" style:font-size-complex="10pt" fo:language="en" fo:country="US"/>
    </style:style>
    <style:style style:name="P122" style:parent-style-name="Textbody" style:family="paragraph">
      <style:paragraph-properties fo:text-indent="0.5118in"/>
      <style:text-properties style:font-name="Courier New" fo:font-size="10pt" style:font-size-asian="10pt" style:font-size-complex="10pt" fo:language="en" fo:country="US"/>
    </style:style>
    <style:style style:name="P123" style:parent-style-name="Textbody" style:family="paragraph">
      <style:paragraph-properties fo:text-indent="0.5118in"/>
      <style:text-properties style:font-name="Courier New" fo:font-size="10pt" style:font-size-asian="10pt" style:font-size-complex="10pt" fo:language="en" fo:country="US"/>
    </style:style>
    <style:style style:name="P124" style:parent-style-name="Textbody" style:family="paragraph">
      <style:paragraph-properties fo:text-indent="0.5118in"/>
      <style:text-properties style:font-name="Courier New" fo:font-size="10pt" style:font-size-asian="10pt" style:font-size-complex="10pt" fo:language="en" fo:country="US"/>
    </style:style>
    <style:style style:name="P125" style:parent-style-name="Textbody" style:family="paragraph">
      <style:paragraph-properties fo:text-indent="0.5118in"/>
      <style:text-properties style:font-name="Courier New" fo:font-size="10pt" style:font-size-asian="10pt" style:font-size-complex="10pt" fo:language="en" fo:country="US"/>
    </style:style>
    <style:style style:name="P126" style:parent-style-name="Textbody" style:family="paragraph">
      <style:paragraph-properties fo:text-indent="0.5118in"/>
      <style:text-properties style:font-name="Courier New" fo:font-size="10pt" style:font-size-asian="10pt" style:font-size-complex="10pt" fo:language="en" fo:country="US"/>
    </style:style>
    <style:style style:name="P127" style:parent-style-name="Textbody" style:family="paragraph">
      <style:paragraph-properties fo:text-indent="0.5118in"/>
      <style:text-properties style:font-name="Courier New" fo:font-size="10pt" style:font-size-asian="10pt" style:font-size-complex="10pt" fo:language="en" fo:country="US"/>
    </style:style>
    <style:style style:name="P128" style:parent-style-name="Textbody" style:family="paragraph">
      <style:paragraph-properties fo:text-indent="0.5118in"/>
      <style:text-properties style:font-name="Courier New" fo:font-size="10pt" style:font-size-asian="10pt" style:font-size-complex="10pt" fo:language="en" fo:country="US"/>
    </style:style>
    <style:style style:name="P129" style:parent-style-name="Textbody" style:family="paragraph">
      <style:paragraph-properties fo:text-indent="0.5118in"/>
      <style:text-properties style:font-name="Courier New" fo:font-size="10pt" style:font-size-asian="10pt" style:font-size-complex="10pt" fo:language="en" fo:country="US"/>
    </style:style>
    <style:style style:name="P130" style:parent-style-name="Textbody" style:family="paragraph">
      <style:paragraph-properties fo:text-indent="0.5118in"/>
      <style:text-properties style:font-name="Courier New" fo:font-size="10pt" style:font-size-asian="10pt" style:font-size-complex="10pt" fo:language="en" fo:country="US"/>
    </style:style>
    <style:style style:name="P131" style:parent-style-name="Textbody" style:family="paragraph">
      <style:paragraph-properties fo:text-indent="0.5118in"/>
      <style:text-properties style:font-name="Courier New" fo:font-size="10pt" style:font-size-asian="10pt" style:font-size-complex="10pt" fo:language="en" fo:country="US"/>
    </style:style>
    <style:style style:name="P132" style:parent-style-name="Textbody" style:family="paragraph">
      <style:paragraph-properties fo:text-indent="0.5118in"/>
      <style:text-properties style:font-name="Courier New" fo:font-size="10pt" style:font-size-asian="10pt" style:font-size-complex="10pt" fo:language="en" fo:country="US"/>
    </style:style>
    <style:style style:name="P133" style:parent-style-name="Textbody" style:family="paragraph">
      <style:paragraph-properties fo:text-indent="0in"/>
    </style:style>
    <style:style style:name="T134" style:parent-style-name="Основнойшрифтабзаца" style:family="text">
      <style:text-properties style:font-name="Courier New" fo:font-size="10pt" style:font-size-asian="10pt" style:font-size-complex="10pt"/>
    </style:style>
    <style:style style:name="T135" style:parent-style-name="Основнойшрифтабзаца" style:family="text">
      <style:text-properties style:font-name="Courier New" fo:font-size="10pt" style:font-size-asian="10pt" style:font-size-complex="10pt" fo:language="en" fo:country="US"/>
    </style:style>
    <style:style style:name="T136" style:parent-style-name="Основнойшрифтабзаца" style:family="text">
      <style:text-properties fo:language="en" fo:country="US"/>
    </style:style>
    <style:style style:name="T137" style:parent-style-name="Основнойшрифтабзаца" style:family="text">
      <style:text-properties fo:language="en" fo:country="US"/>
    </style:style>
    <style:style style:name="T138" style:parent-style-name="Основнойшрифтабзаца" style:family="text">
      <style:text-properties fo:language="en" fo:country="US"/>
    </style:style>
    <style:style style:name="T139" style:parent-style-name="Основнойшрифтабзаца" style:family="text">
      <style:text-properties fo:language="en" fo:country="US"/>
    </style:style>
    <style:style style:name="T140" style:parent-style-name="Основнойшрифтабзаца" style:family="text">
      <style:text-properties fo:language="en" fo:country="US"/>
    </style:style>
    <style:style style:name="T141" style:parent-style-name="Основнойшрифтабзаца" style:family="text">
      <style:text-properties style:font-name="Courier New" fo:font-size="10pt" style:font-size-asian="10pt" style:font-size-complex="10pt" fo:language="en" fo:country="US"/>
    </style:style>
    <style:style style:name="P142" style:parent-style-name="Обычный" style:family="paragraph">
      <style:paragraph-properties fo:margin-left="0in">
        <style:tab-stops/>
      </style:paragraph-properties>
      <style:text-properties fo:language="en" fo:country="US"/>
    </style:style>
    <style:style style:name="P143" style:parent-style-name="Обычный" style:family="paragraph">
      <style:text-properties fo:language="en" fo:country="US"/>
    </style:style>
    <style:style style:name="P144" style:parent-style-name="Обычный" style:family="paragraph">
      <style:text-properties fo:language="en" fo:country="US"/>
    </style:style>
    <style:style style:name="P145" style:parent-style-name="Обычный" style:family="paragraph">
      <style:text-properties fo:language="en" fo:country="US"/>
    </style:style>
    <style:style style:name="P146" style:parent-style-name="Обычный" style:family="paragraph">
      <style:text-properties fo:language="en" fo:country="US"/>
    </style:style>
    <style:style style:name="P147" style:parent-style-name="Обычный" style:family="paragraph">
      <style:text-properties fo:language="en" fo:country="US"/>
    </style:style>
    <style:style style:name="P148" style:parent-style-name="Обычный" style:family="paragraph">
      <style:text-properties fo:language="en" fo:country="US"/>
    </style:style>
    <style:style style:name="P149" style:parent-style-name="Обычный" style:family="paragraph">
      <style:text-properties fo:language="en" fo:country="US"/>
    </style:style>
    <style:style style:name="P150" style:parent-style-name="Обычный" style:family="paragraph">
      <style:text-properties fo:language="en" fo:country="US"/>
    </style:style>
    <style:style style:name="T151" style:parent-style-name="Основнойшрифтабзаца" style:family="text">
      <style:text-properties fo:language="en" fo:country="US"/>
    </style:style>
    <style:style style:name="T152" style:parent-style-name="Основнойшрифтабзаца" style:family="text">
      <style:text-properties fo:language="en" fo:country="US"/>
    </style:style>
    <style:style style:name="P153" style:parent-style-name="Обычный" style:family="paragraph">
      <style:text-properties fo:language="en" fo:country="US"/>
    </style:style>
    <style:style style:name="P154" style:parent-style-name="Обычный" style:family="paragraph">
      <style:text-properties fo:language="en" fo:country="US"/>
    </style:style>
    <style:style style:name="P155" style:parent-style-name="Обычный" style:family="paragraph">
      <style:text-properties fo:language="en" fo:country="US"/>
    </style:style>
    <style:style style:name="P156" style:parent-style-name="Обычный" style:family="paragraph">
      <style:text-properties fo:language="en" fo:country="US"/>
    </style:style>
    <style:style style:name="P157" style:parent-style-name="Обычный" style:family="paragraph">
      <style:text-properties fo:language="en" fo:country="US"/>
    </style:style>
    <style:style style:name="P158" style:parent-style-name="Обычный" style:family="paragraph">
      <style:text-properties fo:language="en" fo:country="US"/>
    </style:style>
    <style:style style:name="P159" style:parent-style-name="Обычный" style:family="paragraph">
      <style:text-properties fo:language="en" fo:country="US"/>
    </style:style>
    <style:style style:name="P160" style:parent-style-name="Обычный" style:family="paragraph">
      <style:text-properties fo:language="en" fo:country="US"/>
    </style:style>
    <style:style style:name="P161" style:parent-style-name="Обычный" style:family="paragraph">
      <style:text-properties fo:language="en" fo:country="US"/>
    </style:style>
    <style:style style:name="P162" style:parent-style-name="Обычный" style:family="paragraph">
      <style:text-properties fo:language="en" fo:country="US"/>
    </style:style>
    <style:style style:name="P163" style:parent-style-name="Обычный" style:family="paragraph">
      <style:text-properties fo:language="en" fo:country="US"/>
    </style:style>
    <style:style style:name="P164" style:parent-style-name="Обычный" style:family="paragraph">
      <style:text-properties fo:language="en" fo:country="US"/>
    </style:style>
    <style:style style:name="P165" style:parent-style-name="Обычный" style:family="paragraph">
      <style:text-properties fo:language="en" fo:country="US"/>
    </style:style>
    <style:style style:name="P166" style:parent-style-name="Обычный" style:family="paragraph">
      <style:text-properties fo:language="en" fo:country="US"/>
    </style:style>
    <style:style style:name="P167" style:parent-style-name="Обычный" style:family="paragraph">
      <style:text-properties fo:language="en" fo:country="US"/>
    </style:style>
    <style:style style:name="P168" style:parent-style-name="Обычный" style:family="paragraph">
      <style:text-properties fo:language="en" fo:country="US"/>
    </style:style>
    <style:style style:name="P169" style:parent-style-name="Обычный" style:family="paragraph">
      <style:text-properties fo:language="en" fo:country="US"/>
    </style:style>
    <style:style style:name="P170" style:parent-style-name="Обычный" style:family="paragraph">
      <style:text-properties fo:language="en" fo:country="US"/>
    </style:style>
    <style:style style:name="P171" style:parent-style-name="Обычный" style:family="paragraph">
      <style:text-properties fo:language="en" fo:country="US"/>
    </style:style>
    <style:style style:name="P172" style:parent-style-name="Обычный" style:family="paragraph">
      <style:text-properties fo:language="en" fo:country="US"/>
    </style:style>
    <style:style style:name="P173" style:parent-style-name="Обычный" style:family="paragraph">
      <style:text-properties fo:language="en" fo:country="US"/>
    </style:style>
    <style:style style:name="P174" style:parent-style-name="Обычный" style:family="paragraph">
      <style:text-properties fo:language="en" fo:country="US"/>
    </style:style>
    <style:style style:name="P175" style:parent-style-name="Обычный" style:family="paragraph">
      <style:text-properties fo:language="en" fo:country="US"/>
    </style:style>
    <style:style style:name="P176" style:parent-style-name="Обычный" style:family="paragraph">
      <style:text-properties fo:language="en" fo:country="US"/>
    </style:style>
    <style:style style:name="P177" style:parent-style-name="Обычный" style:family="paragraph">
      <style:text-properties fo:language="en" fo:country="US"/>
    </style:style>
    <style:style style:name="P178" style:parent-style-name="Обычный" style:family="paragraph">
      <style:text-properties fo:language="en" fo:country="US"/>
    </style:style>
    <style:style style:name="P179" style:parent-style-name="Обычный" style:family="paragraph">
      <style:text-properties fo:language="en" fo:country="US"/>
    </style:style>
    <style:style style:name="P180" style:parent-style-name="Обычный" style:family="paragraph">
      <style:text-properties fo:language="en" fo:country="US"/>
    </style:style>
    <style:style style:name="P181" style:parent-style-name="Обычный" style:family="paragraph">
      <style:text-properties fo:language="en" fo:country="US"/>
    </style:style>
    <style:style style:name="P182" style:parent-style-name="Обычный" style:family="paragraph">
      <style:text-properties fo:language="en" fo:country="US"/>
    </style:style>
    <style:style style:name="P183" style:parent-style-name="Обычный" style:family="paragraph">
      <style:text-properties fo:language="en" fo:country="US"/>
    </style:style>
    <style:style style:name="P184" style:parent-style-name="Обычный" style:family="paragraph">
      <style:text-properties fo:language="en" fo:country="US"/>
    </style:style>
    <style:style style:name="P185" style:parent-style-name="Обычный" style:family="paragraph">
      <style:text-properties fo:language="en" fo:country="US"/>
    </style:style>
    <style:style style:name="P186" style:parent-style-name="Обычный" style:family="paragraph">
      <style:text-properties fo:language="en" fo:country="US"/>
    </style:style>
    <style:style style:name="T187" style:parent-style-name="Основнойшрифтабзаца" style:family="text">
      <style:text-properties fo:language="en" fo:country="US"/>
    </style:style>
    <style:style style:name="T188" style:parent-style-name="Основнойшрифтабзаца" style:family="text">
      <style:text-properties fo:language="en" fo:country="US"/>
    </style:style>
    <style:style style:name="P189" style:parent-style-name="Обычный" style:family="paragraph">
      <style:text-properties fo:language="en" fo:country="US"/>
    </style:style>
    <style:style style:name="P190" style:parent-style-name="Обычный" style:family="paragraph">
      <style:text-properties fo:language="en" fo:country="US"/>
    </style:style>
    <style:style style:name="P191" style:parent-style-name="Обычный" style:family="paragraph">
      <style:text-properties fo:language="en" fo:country="US"/>
    </style:style>
    <style:style style:name="P192" style:parent-style-name="Обычный" style:family="paragraph">
      <style:text-properties fo:language="en" fo:country="US"/>
    </style:style>
    <style:style style:name="P193" style:parent-style-name="Обычный" style:family="paragraph">
      <style:text-properties fo:language="en" fo:country="US"/>
    </style:style>
    <style:style style:name="P194" style:parent-style-name="Обычный" style:family="paragraph">
      <style:text-properties fo:language="en" fo:country="US"/>
    </style:style>
    <style:style style:name="P195" style:parent-style-name="Обычный" style:family="paragraph">
      <style:text-properties fo:language="en" fo:country="US"/>
    </style:style>
    <style:style style:name="T196" style:parent-style-name="Основнойшрифтабзаца" style:family="text">
      <style:text-properties fo:language="en" fo:country="US"/>
    </style:style>
    <style:style style:name="T197" style:parent-style-name="Основнойшрифтабзаца" style:family="text">
      <style:text-properties fo:language="en" fo:country="US"/>
    </style:style>
    <style:style style:name="T198" style:parent-style-name="Основнойшрифтабзаца" style:family="text">
      <style:text-properties fo:language="en" fo:country="US"/>
    </style:style>
    <style:style style:name="P199" style:parent-style-name="Обычный" style:family="paragraph">
      <style:text-properties fo:language="en" fo:country="US"/>
    </style:style>
    <style:style style:name="P200" style:parent-style-name="Обычный" style:family="paragraph">
      <style:text-properties fo:language="en" fo:country="US"/>
    </style:style>
    <style:style style:name="P201" style:parent-style-name="Обычный" style:family="paragraph">
      <style:text-properties fo:language="en" fo:country="US"/>
    </style:style>
    <style:style style:name="P202" style:parent-style-name="Обычный" style:family="paragraph">
      <style:text-properties fo:language="en" fo:country="US"/>
    </style:style>
    <style:style style:name="P203" style:parent-style-name="Обычный" style:family="paragraph">
      <style:text-properties fo:language="en" fo:country="US"/>
    </style:style>
    <style:style style:name="T204" style:parent-style-name="Основнойшрифтабзаца" style:family="text">
      <style:text-properties fo:language="en" fo:country="US"/>
    </style:style>
    <style:style style:name="T205" style:parent-style-name="Основнойшрифтабзаца" style:family="text">
      <style:text-properties fo:language="en" fo:country="US"/>
    </style:style>
    <style:style style:name="T206" style:parent-style-name="Основнойшрифтабзаца" style:family="text">
      <style:text-properties fo:language="en" fo:country="US"/>
    </style:style>
    <style:style style:name="P207" style:parent-style-name="Обычный" style:family="paragraph">
      <style:text-properties fo:language="en" fo:country="US"/>
    </style:style>
    <style:style style:name="P208" style:parent-style-name="Обычный" style:family="paragraph">
      <style:text-properties fo:language="en" fo:country="US"/>
    </style:style>
    <style:style style:name="P209" style:parent-style-name="Обычный" style:family="paragraph">
      <style:text-properties fo:language="en" fo:country="US"/>
    </style:style>
    <style:style style:name="P210" style:parent-style-name="Обычный" style:family="paragraph">
      <style:text-properties fo:language="en" fo:country="US"/>
    </style:style>
    <style:style style:name="P211" style:parent-style-name="Обычный" style:family="paragraph">
      <style:text-properties fo:language="en" fo:country="US"/>
    </style:style>
    <style:style style:name="P212" style:parent-style-name="Обычный" style:family="paragraph">
      <style:text-properties fo:language="en" fo:country="US"/>
    </style:style>
    <style:style style:name="P213" style:parent-style-name="Обычный" style:family="paragraph">
      <style:text-properties fo:language="en" fo:country="US"/>
    </style:style>
    <style:style style:name="T214" style:parent-style-name="Основнойшрифтабзаца" style:family="text">
      <style:text-properties fo:language="en" fo:country="US"/>
    </style:style>
    <style:style style:name="T215" style:parent-style-name="Основнойшрифтабзаца" style:family="text">
      <style:text-properties fo:language="en" fo:country="US"/>
    </style:style>
    <style:style style:name="T216" style:parent-style-name="Основнойшрифтабзаца" style:family="text">
      <style:text-properties fo:language="en" fo:country="US"/>
    </style:style>
    <style:style style:name="P217" style:parent-style-name="Обычный" style:family="paragraph">
      <style:text-properties fo:language="en" fo:country="US"/>
    </style:style>
    <style:style style:name="P218" style:parent-style-name="Обычный" style:family="paragraph">
      <style:text-properties fo:language="en" fo:country="US"/>
    </style:style>
    <style:style style:name="P219" style:parent-style-name="Обычный" style:family="paragraph">
      <style:text-properties fo:language="en" fo:country="US"/>
    </style:style>
    <style:style style:name="P220" style:parent-style-name="Обычный" style:family="paragraph">
      <style:text-properties fo:language="en" fo:country="US"/>
    </style:style>
    <style:style style:name="P221" style:parent-style-name="Обычный" style:family="paragraph">
      <style:text-properties fo:language="en" fo:country="US"/>
    </style:style>
    <style:style style:name="T222" style:parent-style-name="Основнойшрифтабзаца" style:family="text">
      <style:text-properties fo:language="en" fo:country="US"/>
    </style:style>
    <style:style style:name="T223" style:parent-style-name="Основнойшрифтабзаца" style:family="text">
      <style:text-properties fo:language="en" fo:country="US"/>
    </style:style>
    <style:style style:name="T224" style:parent-style-name="Основнойшрифтабзаца" style:family="text">
      <style:text-properties fo:language="en" fo:country="US"/>
    </style:style>
    <style:style style:name="P225" style:parent-style-name="Обычный" style:family="paragraph">
      <style:text-properties fo:language="en" fo:country="US"/>
    </style:style>
    <style:style style:name="P226" style:parent-style-name="Обычный" style:family="paragraph">
      <style:text-properties fo:language="en" fo:country="US"/>
    </style:style>
    <style:style style:name="P227" style:parent-style-name="Обычный" style:family="paragraph">
      <style:text-properties fo:language="en" fo:country="US"/>
    </style:style>
    <style:style style:name="P228" style:parent-style-name="Обычный" style:family="paragraph">
      <style:text-properties fo:language="en" fo:country="US"/>
    </style:style>
    <style:style style:name="P229" style:parent-style-name="Обычный" style:family="paragraph">
      <style:text-properties fo:language="en" fo:country="US"/>
    </style:style>
    <style:style style:name="P230" style:parent-style-name="Обычный" style:family="paragraph">
      <style:text-properties fo:language="en" fo:country="US"/>
    </style:style>
    <style:style style:name="P231" style:parent-style-name="Обычный" style:family="paragraph">
      <style:text-properties fo:language="en" fo:country="US"/>
    </style:style>
    <style:style style:name="T232" style:parent-style-name="Основнойшрифтабзаца" style:family="text">
      <style:text-properties fo:language="en" fo:country="US"/>
    </style:style>
    <style:style style:name="T233" style:parent-style-name="Основнойшрифтабзаца" style:family="text">
      <style:text-properties fo:language="en" fo:country="US"/>
    </style:style>
    <style:style style:name="T234" style:parent-style-name="Основнойшрифтабзаца" style:family="text">
      <style:text-properties fo:language="en" fo:country="US"/>
    </style:style>
    <style:style style:name="P235" style:parent-style-name="Обычный" style:family="paragraph">
      <style:text-properties fo:language="en" fo:country="US"/>
    </style:style>
    <style:style style:name="P236" style:parent-style-name="Обычный" style:family="paragraph">
      <style:text-properties fo:language="en" fo:country="US"/>
    </style:style>
    <style:style style:name="P237" style:parent-style-name="Обычный" style:family="paragraph">
      <style:text-properties fo:language="en" fo:country="US"/>
    </style:style>
    <style:style style:name="P238" style:parent-style-name="Обычный" style:family="paragraph">
      <style:text-properties fo:language="en" fo:country="US"/>
    </style:style>
    <style:style style:name="P239" style:parent-style-name="Обычный" style:family="paragraph">
      <style:text-properties fo:language="en" fo:country="US"/>
    </style:style>
    <style:style style:name="T240" style:parent-style-name="Основнойшрифтабзаца" style:family="text">
      <style:text-properties fo:language="en" fo:country="US"/>
    </style:style>
    <style:style style:name="P241" style:parent-style-name="Обычный" style:family="paragraph">
      <style:paragraph-properties fo:margin-top="0.1666in" fo:line-height="150%"/>
      <style:text-properties style:font-name="Times New Roman" style:font-name-asian="Times New Roman" style:font-name-complex="Times New Roman" fo:font-size="14pt" style:font-size-asian="14pt" style:font-size-complex="14pt"/>
    </style:style>
    <style:style style:name="P242" style:parent-style-name="Безинтервала" style:family="paragraph">
      <style:text-properties fo:language="en" fo:country="US"/>
    </style:style>
    <style:style style:name="P243" style:parent-style-name="Безинтервала" style:family="paragraph">
      <style:text-properties fo:language="en" fo:country="US"/>
    </style:style>
    <style:style style:name="P244" style:parent-style-name="Безинтервала" style:family="paragraph">
      <style:text-properties fo:language="en" fo:country="US"/>
    </style:style>
    <style:style style:name="P245" style:parent-style-name="Безинтервала" style:family="paragraph">
      <style:text-properties fo:language="en" fo:country="US"/>
    </style:style>
    <style:style style:name="P246" style:parent-style-name="Безинтервала" style:family="paragraph">
      <style:text-properties fo:language="en" fo:country="US"/>
    </style:style>
    <style:style style:name="P247" style:parent-style-name="Безинтервала" style:family="paragraph">
      <style:text-properties fo:language="en" fo:country="US"/>
    </style:style>
    <style:style style:name="P248" style:parent-style-name="Безинтервала" style:family="paragraph">
      <style:text-properties fo:language="en" fo:country="US"/>
    </style:style>
    <style:style style:name="P249" style:parent-style-name="Безинтервала" style:family="paragraph">
      <style:text-properties fo:language="en" fo:country="US"/>
    </style:style>
    <style:style style:name="P250" style:parent-style-name="Безинтервала" style:family="paragraph">
      <style:text-properties fo:language="en" fo:country="US"/>
    </style:style>
    <style:style style:name="P251" style:parent-style-name="Безинтервала" style:family="paragraph">
      <style:text-properties fo:language="en" fo:country="US"/>
    </style:style>
    <style:style style:name="P252" style:parent-style-name="Безинтервала" style:family="paragraph">
      <style:text-properties fo:language="en" fo:country="US"/>
    </style:style>
    <style:style style:name="P253" style:parent-style-name="Безинтервала" style:family="paragraph">
      <style:text-properties fo:language="en" fo:country="US"/>
    </style:style>
    <style:style style:name="P254" style:parent-style-name="Безинтервала" style:family="paragraph">
      <style:text-properties fo:language="en" fo:country="US"/>
    </style:style>
    <style:style style:name="P255" style:parent-style-name="Безинтервала" style:family="paragraph">
      <style:text-properties fo:language="en" fo:country="US"/>
    </style:style>
    <style:style style:name="P256" style:parent-style-name="Безинтервала" style:family="paragraph">
      <style:text-properties fo:language="en" fo:country="US"/>
    </style:style>
    <style:style style:name="P257" style:parent-style-name="Безинтервала" style:family="paragraph">
      <style:text-properties fo:language="en" fo:country="US"/>
    </style:style>
    <style:style style:name="P258" style:parent-style-name="Безинтервала" style:family="paragraph">
      <style:text-properties fo:language="en" fo:country="US"/>
    </style:style>
    <style:style style:name="P259" style:parent-style-name="Безинтервала" style:family="paragraph">
      <style:text-properties fo:language="en" fo:country="US"/>
    </style:style>
    <style:style style:name="P260" style:parent-style-name="Безинтервала" style:family="paragraph">
      <style:text-properties fo:language="en" fo:country="US"/>
    </style:style>
    <style:style style:name="P261" style:parent-style-name="Безинтервала" style:family="paragraph">
      <style:text-properties fo:language="en" fo:country="US"/>
    </style:style>
    <style:style style:name="T262" style:parent-style-name="Основнойшрифтабзаца" style:family="text">
      <style:text-properties style:font-size-complex="14pt"/>
    </style:style>
    <style:style style:name="T263" style:parent-style-name="Основнойшрифтабзаца" style:family="text">
      <style:text-properties fo:language="en" fo:country="US"/>
    </style:style>
    <style:style style:name="P264" style:parent-style-name="Обычный" style:family="paragraph">
      <style:text-properties fo:language="en" fo:country="US"/>
    </style:style>
    <style:style style:name="P265" style:parent-style-name="Обычный" style:family="paragraph">
      <style:text-properties fo:language="en" fo:country="US"/>
    </style:style>
    <style:style style:name="P266" style:parent-style-name="Обычный" style:family="paragraph">
      <style:text-properties fo:language="en" fo:country="US"/>
    </style:style>
    <style:style style:name="P267" style:parent-style-name="Обычный" style:family="paragraph">
      <style:text-properties fo:language="en" fo:country="US"/>
    </style:style>
    <style:style style:name="P268" style:parent-style-name="Обычный" style:family="paragraph">
      <style:text-properties fo:language="en" fo:country="US"/>
    </style:style>
    <style:style style:name="P269" style:parent-style-name="Обычный" style:family="paragraph">
      <style:text-properties fo:language="en" fo:country="US"/>
    </style:style>
    <style:style style:name="P270" style:parent-style-name="Обычный" style:family="paragraph">
      <style:text-properties fo:language="en" fo:country="US"/>
    </style:style>
    <style:style style:name="P271" style:parent-style-name="Обычный" style:family="paragraph">
      <style:text-properties fo:language="en" fo:country="US"/>
    </style:style>
    <style:style style:name="P272" style:parent-style-name="Обычный" style:family="paragraph">
      <style:text-properties fo:language="en" fo:country="US"/>
    </style:style>
    <style:style style:name="P273" style:parent-style-name="Обычный" style:family="paragraph">
      <style:text-properties fo:language="en" fo:country="US"/>
    </style:style>
    <style:style style:name="P274" style:parent-style-name="Обычный" style:family="paragraph">
      <style:text-properties fo:language="en" fo:country="US"/>
    </style:style>
    <style:style style:name="P275" style:parent-style-name="Обычный" style:family="paragraph">
      <style:text-properties fo:language="en" fo:country="US"/>
    </style:style>
    <style:style style:name="P276" style:parent-style-name="Обычный" style:family="paragraph">
      <style:text-properties fo:language="en" fo:country="US"/>
    </style:style>
    <style:style style:name="P277" style:parent-style-name="Обычный" style:family="paragraph">
      <style:text-properties fo:language="en" fo:country="US"/>
    </style:style>
    <style:style style:name="P278" style:parent-style-name="Обычный" style:family="paragraph">
      <style:text-properties fo:language="en" fo:country="US"/>
    </style:style>
    <style:style style:name="P279" style:parent-style-name="Обычный" style:family="paragraph">
      <style:text-properties fo:language="en" fo:country="US"/>
    </style:style>
    <style:style style:name="P280" style:parent-style-name="Обычный" style:family="paragraph">
      <style:text-properties fo:language="en" fo:country="US"/>
    </style:style>
    <style:style style:name="T281" style:parent-style-name="Основнойшрифтабзаца" style:family="text">
      <style:text-properties fo:language="en" fo:country="US"/>
    </style:style>
    <style:style style:name="T282" style:parent-style-name="Основнойшрифтабзаца" style:family="text">
      <style:text-properties fo:language="en" fo:country="US"/>
    </style:style>
    <style:style style:name="P283" style:parent-style-name="Обычный" style:family="paragraph">
      <style:text-properties fo:language="en" fo:country="US"/>
    </style:style>
    <style:style style:name="P284" style:parent-style-name="Обычный" style:family="paragraph">
      <style:text-properties fo:language="en" fo:country="US"/>
    </style:style>
    <style:style style:name="P285" style:parent-style-name="Обычный" style:family="paragraph">
      <style:text-properties fo:language="en" fo:country="US"/>
    </style:style>
    <style:style style:name="P286" style:parent-style-name="Обычный" style:family="paragraph">
      <style:text-properties fo:language="en" fo:country="US"/>
    </style:style>
    <style:style style:name="T287" style:parent-style-name="Основнойшрифтабзаца" style:family="text">
      <style:text-properties fo:language="en" fo:country="US"/>
    </style:style>
    <style:style style:name="T288" style:parent-style-name="Основнойшрифтабзаца" style:family="text">
      <style:text-properties fo:language="en" fo:country="US"/>
    </style:style>
    <style:style style:name="P289" style:parent-style-name="Обычный" style:family="paragraph">
      <style:text-properties fo:language="en" fo:country="US"/>
    </style:style>
    <style:style style:name="P290" style:parent-style-name="Обычный" style:family="paragraph">
      <style:text-properties fo:language="en" fo:country="US"/>
    </style:style>
    <style:style style:name="P291" style:parent-style-name="Обычный" style:family="paragraph">
      <style:text-properties fo:language="en" fo:country="US"/>
    </style:style>
    <style:style style:name="P292" style:parent-style-name="Обычный" style:family="paragraph">
      <style:text-properties fo:language="en" fo:country="US"/>
    </style:style>
    <style:style style:name="P293" style:parent-style-name="Обычный" style:family="paragraph">
      <style:text-properties fo:language="en" fo:country="US"/>
    </style:style>
    <style:style style:name="P294" style:parent-style-name="Обычный" style:family="paragraph">
      <style:text-properties fo:language="en" fo:country="US"/>
    </style:style>
    <style:style style:name="P295" style:parent-style-name="Обычный" style:family="paragraph">
      <style:text-properties fo:language="en" fo:country="US"/>
    </style:style>
    <style:style style:name="P296" style:parent-style-name="Обычный" style:family="paragraph">
      <style:text-properties fo:language="en" fo:country="US"/>
    </style:style>
    <style:style style:name="P297" style:parent-style-name="Обычный" style:family="paragraph">
      <style:text-properties fo:language="en" fo:country="US"/>
    </style:style>
    <style:style style:name="P298" style:parent-style-name="Обычный" style:family="paragraph">
      <style:text-properties fo:language="en" fo:country="US"/>
    </style:style>
    <style:style style:name="P299" style:parent-style-name="Обычный" style:family="paragraph">
      <style:text-properties fo:language="en" fo:country="US"/>
    </style:style>
    <style:style style:name="P300" style:parent-style-name="Обычный" style:family="paragraph">
      <style:text-properties fo:language="en" fo:country="US"/>
    </style:style>
    <style:style style:name="P301" style:parent-style-name="Обычный" style:family="paragraph">
      <style:text-properties fo:language="en" fo:country="US"/>
    </style:style>
    <style:style style:name="P302" style:parent-style-name="Обычный" style:family="paragraph">
      <style:text-properties fo:language="en" fo:country="US"/>
    </style:style>
    <style:style style:name="P303" style:parent-style-name="Обычный" style:family="paragraph">
      <style:text-properties fo:language="en" fo:country="US"/>
    </style:style>
    <style:style style:name="P304" style:parent-style-name="Обычный" style:family="paragraph">
      <style:text-properties fo:language="en" fo:country="US"/>
    </style:style>
    <style:style style:name="P305" style:parent-style-name="Обычный" style:family="paragraph">
      <style:text-properties fo:language="en" fo:country="US"/>
    </style:style>
    <style:style style:name="P306" style:parent-style-name="Обычный" style:family="paragraph">
      <style:text-properties fo:language="en" fo:country="US"/>
    </style:style>
    <style:style style:name="P307" style:parent-style-name="Обычный" style:family="paragraph">
      <style:text-properties fo:language="en" fo:country="US"/>
    </style:style>
    <style:style style:name="P308" style:parent-style-name="Обычный" style:family="paragraph">
      <style:text-properties fo:language="en" fo:country="US"/>
    </style:style>
    <style:style style:name="P309" style:parent-style-name="Обычный" style:family="paragraph">
      <style:text-properties fo:language="en" fo:country="US"/>
    </style:style>
    <style:style style:name="P310" style:parent-style-name="Обычный" style:family="paragraph">
      <style:text-properties fo:language="en" fo:country="US"/>
    </style:style>
    <style:style style:name="P311" style:parent-style-name="Обычный" style:family="paragraph">
      <style:text-properties fo:language="en" fo:country="US"/>
    </style:style>
    <style:style style:name="P312" style:parent-style-name="Обычный" style:family="paragraph">
      <style:text-properties fo:language="en" fo:country="US"/>
    </style:style>
    <style:style style:name="P313" style:parent-style-name="Обычный" style:family="paragraph">
      <style:text-properties fo:language="en" fo:country="US"/>
    </style:style>
    <style:style style:name="P314" style:parent-style-name="Обычный" style:family="paragraph">
      <style:text-properties fo:language="en" fo:country="US"/>
    </style:style>
    <style:style style:name="P315" style:parent-style-name="Обычный" style:family="paragraph">
      <style:text-properties fo:language="en" fo:country="US"/>
    </style:style>
    <style:style style:name="P316" style:parent-style-name="Обычный" style:family="paragraph">
      <style:text-properties fo:language="en" fo:country="US"/>
    </style:style>
    <style:style style:name="P317" style:parent-style-name="Обычный" style:family="paragraph">
      <style:text-properties fo:language="en" fo:country="US"/>
    </style:style>
    <style:style style:name="P318" style:parent-style-name="Обычный" style:family="paragraph">
      <style:text-properties fo:language="en" fo:country="US"/>
    </style:style>
    <style:style style:name="P319" style:parent-style-name="Обычный" style:family="paragraph">
      <style:text-properties fo:language="en" fo:country="US"/>
    </style:style>
    <style:style style:name="P320" style:parent-style-name="Обычный" style:family="paragraph">
      <style:text-properties fo:language="en" fo:country="US"/>
    </style:style>
    <style:style style:name="P321" style:parent-style-name="Обычный" style:family="paragraph">
      <style:text-properties fo:language="en" fo:country="US"/>
    </style:style>
    <style:style style:name="P322" style:parent-style-name="Обычный" style:family="paragraph">
      <style:text-properties fo:language="en" fo:country="US"/>
    </style:style>
    <style:style style:name="T323" style:parent-style-name="Основнойшрифтабзаца" style:family="text">
      <style:text-properties fo:language="en" fo:country="US"/>
    </style:style>
    <style:style style:name="T324" style:parent-style-name="Основнойшрифтабзаца" style:family="text">
      <style:text-properties fo:language="en" fo:country="US"/>
    </style:style>
    <style:style style:name="P325" style:parent-style-name="Обычный" style:family="paragraph">
      <style:paragraph-properties fo:margin-top="0.1666in" fo:line-height="150%"/>
    </style:style>
    <style:style style:name="T326"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2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29" style:parent-style-name="Безинтервала" style:family="paragraph">
      <style:text-properties fo:language="en" fo:country="US"/>
    </style:style>
    <style:style style:name="P330" style:parent-style-name="Безинтервала" style:family="paragraph">
      <style:text-properties fo:language="en" fo:country="US"/>
    </style:style>
    <style:style style:name="P331" style:parent-style-name="Безинтервала" style:family="paragraph">
      <style:text-properties fo:language="en" fo:country="US"/>
    </style:style>
    <style:style style:name="P332" style:parent-style-name="Безинтервала" style:family="paragraph">
      <style:text-properties fo:language="en" fo:country="US"/>
    </style:style>
    <style:style style:name="P333" style:parent-style-name="Безинтервала" style:family="paragraph">
      <style:text-properties fo:language="en" fo:country="US"/>
    </style:style>
    <style:style style:name="P334" style:parent-style-name="Безинтервала" style:family="paragraph">
      <style:text-properties fo:language="en" fo:country="US"/>
    </style:style>
    <style:style style:name="P335" style:parent-style-name="Безинтервала" style:family="paragraph">
      <style:text-properties fo:language="en" fo:country="US"/>
    </style:style>
    <style:style style:name="P336" style:parent-style-name="Безинтервала" style:family="paragraph">
      <style:text-properties fo:language="en" fo:country="US"/>
    </style:style>
    <style:style style:name="P337" style:parent-style-name="Безинтервала" style:family="paragraph">
      <style:text-properties fo:language="en" fo:country="US"/>
    </style:style>
    <style:style style:name="P338" style:parent-style-name="Безинтервала" style:family="paragraph">
      <style:text-properties fo:language="en" fo:country="US"/>
    </style:style>
    <style:style style:name="P339" style:parent-style-name="Безинтервала" style:family="paragraph">
      <style:text-properties fo:language="en" fo:country="US"/>
    </style:style>
    <style:style style:name="P340" style:parent-style-name="Безинтервала" style:family="paragraph">
      <style:text-properties fo:language="en" fo:country="US"/>
    </style:style>
    <style:style style:name="T341" style:parent-style-name="Основнойшрифтабзаца" style:family="text">
      <style:text-properties style:font-size-complex="14pt" fo:language="en" fo:country="US"/>
    </style:style>
    <style:style style:name="T342" style:parent-style-name="Основнойшрифтабзаца" style:family="text">
      <style:text-properties fo:language="en" fo:country="US"/>
    </style:style>
    <style:style style:name="P343" style:parent-style-name="Обычный" style:family="paragraph">
      <style:text-properties fo:language="en" fo:country="US"/>
    </style:style>
    <style:style style:name="P344" style:parent-style-name="Обычный" style:family="paragraph">
      <style:text-properties fo:language="en" fo:country="US"/>
    </style:style>
    <style:style style:name="P345" style:parent-style-name="Обычный" style:family="paragraph">
      <style:text-properties fo:language="en" fo:country="US"/>
    </style:style>
    <style:style style:name="P346" style:parent-style-name="Обычный" style:family="paragraph">
      <style:text-properties fo:language="en" fo:country="US"/>
    </style:style>
    <style:style style:name="P347" style:parent-style-name="Обычный" style:family="paragraph">
      <style:text-properties fo:language="en" fo:country="US"/>
    </style:style>
    <style:style style:name="P348" style:parent-style-name="Обычный" style:family="paragraph">
      <style:text-properties fo:language="en" fo:country="US"/>
    </style:style>
    <style:style style:name="P349" style:parent-style-name="Обычный" style:family="paragraph">
      <style:text-properties fo:language="en" fo:country="US"/>
    </style:style>
    <style:style style:name="P350" style:parent-style-name="Обычный" style:family="paragraph">
      <style:text-properties fo:language="en" fo:country="US"/>
    </style:style>
    <style:style style:name="P351" style:parent-style-name="Обычный" style:family="paragraph">
      <style:text-properties fo:language="en" fo:country="US"/>
    </style:style>
    <style:style style:name="P352" style:parent-style-name="Обычный" style:family="paragraph">
      <style:text-properties fo:language="en" fo:country="US"/>
    </style:style>
    <style:style style:name="P353" style:parent-style-name="Обычный" style:family="paragraph">
      <style:text-properties fo:language="en" fo:country="US"/>
    </style:style>
    <style:style style:name="P354" style:parent-style-name="Обычный" style:family="paragraph">
      <style:text-properties fo:language="en" fo:country="US"/>
    </style:style>
    <style:style style:name="P355" style:parent-style-name="Обычный" style:family="paragraph">
      <style:text-properties fo:language="en" fo:country="US"/>
    </style:style>
    <style:style style:name="P356" style:parent-style-name="Обычный" style:family="paragraph">
      <style:text-properties fo:language="en" fo:country="US"/>
    </style:style>
    <style:style style:name="P357" style:parent-style-name="Обычный" style:family="paragraph">
      <style:text-properties fo:language="en" fo:country="US"/>
    </style:style>
    <style:style style:name="P358" style:parent-style-name="Обычный" style:family="paragraph">
      <style:text-properties fo:language="en" fo:country="US"/>
    </style:style>
    <style:style style:name="P359" style:parent-style-name="Обычный" style:family="paragraph">
      <style:text-properties fo:language="en" fo:country="US"/>
    </style:style>
    <style:style style:name="P360" style:parent-style-name="Обычный" style:family="paragraph">
      <style:text-properties fo:language="en" fo:country="US"/>
    </style:style>
    <style:style style:name="P361" style:parent-style-name="Обычный" style:family="paragraph">
      <style:text-properties fo:language="en" fo:country="US"/>
    </style:style>
    <style:style style:name="P362" style:parent-style-name="Обычный" style:family="paragraph">
      <style:text-properties fo:language="en" fo:country="US"/>
    </style:style>
    <style:style style:name="P363" style:parent-style-name="Обычный" style:family="paragraph">
      <style:text-properties fo:language="en" fo:country="US"/>
    </style:style>
    <style:style style:name="T364" style:parent-style-name="Основнойшрифтабзаца" style:family="text">
      <style:text-properties fo:language="en" fo:country="US"/>
    </style:style>
    <style:style style:name="T365" style:parent-style-name="Основнойшрифтабзаца" style:family="text">
      <style:text-properties fo:language="en" fo:country="US"/>
    </style:style>
    <style:style style:name="T366" style:parent-style-name="Основнойшрифтабзаца" style:family="text">
      <style:text-properties style:font-size-complex="14pt" fo:language="en" fo:country="US"/>
    </style:style>
    <style:style style:name="T367" style:parent-style-name="Основнойшрифтабзаца" style:family="text">
      <style:text-properties style:font-size-complex="14pt" fo:language="en" fo:country="US"/>
    </style:style>
    <style:style style:name="T368" style:parent-style-name="Основнойшрифтабзаца" style:family="text">
      <style:text-properties style:font-size-complex="14pt" fo:language="en" fo:country="US"/>
    </style:style>
    <style:style style:name="T369" style:parent-style-name="Основнойшрифтабзаца" style:family="text">
      <style:text-properties fo:language="en" fo:country="US"/>
    </style:style>
    <style:style style:name="T370" style:parent-style-name="Основнойшрифтабзаца" style:family="text">
      <style:text-properties fo:language="en" fo:country="US"/>
    </style:style>
    <style:style style:name="T371" style:parent-style-name="Основнойшрифтабзаца" style:family="text">
      <style:text-properties fo:language="en" fo:country="US"/>
    </style:style>
    <style:style style:name="P372" style:parent-style-name="Обычный" style:family="paragraph">
      <style:text-properties fo:language="en" fo:country="US"/>
    </style:style>
    <style:style style:name="P373" style:parent-style-name="Обычный" style:family="paragraph">
      <style:text-properties fo:language="en" fo:country="US"/>
    </style:style>
    <style:style style:name="P374" style:parent-style-name="Обычный" style:family="paragraph">
      <style:text-properties fo:language="en" fo:country="US"/>
    </style:style>
    <style:style style:name="P375" style:parent-style-name="Обычный" style:family="paragraph">
      <style:text-properties fo:language="en" fo:country="US"/>
    </style:style>
    <style:style style:name="P376" style:parent-style-name="Обычный" style:family="paragraph">
      <style:text-properties fo:language="en" fo:country="US"/>
    </style:style>
    <style:style style:name="P377" style:parent-style-name="Обычный" style:family="paragraph">
      <style:text-properties fo:language="en" fo:country="US"/>
    </style:style>
    <style:style style:name="P378" style:parent-style-name="Обычный" style:family="paragraph">
      <style:text-properties fo:language="en" fo:country="US"/>
    </style:style>
    <style:style style:name="P379" style:parent-style-name="Обычный" style:family="paragraph">
      <style:text-properties fo:language="en" fo:country="US"/>
    </style:style>
    <style:style style:name="P380" style:parent-style-name="Обычный" style:family="paragraph">
      <style:text-properties fo:language="en" fo:country="US"/>
    </style:style>
    <style:style style:name="T381" style:parent-style-name="Основнойшрифтабзаца" style:family="text">
      <style:text-properties fo:language="en" fo:country="US"/>
    </style:style>
    <style:style style:name="P382" style:parent-style-name="Обычный" style:family="paragraph">
      <style:text-properties fo:language="en" fo:country="US"/>
    </style:style>
    <style:style style:name="P383" style:parent-style-name="Обычный" style:family="paragraph">
      <style:text-properties fo:language="en" fo:country="US"/>
    </style:style>
    <style:style style:name="P384" style:parent-style-name="Обычный" style:family="paragraph">
      <style:text-properties fo:language="en" fo:country="US"/>
    </style:style>
    <style:style style:name="P385" style:parent-style-name="Обычный" style:family="paragraph">
      <style:text-properties fo:language="en" fo:country="US"/>
    </style:style>
    <style:style style:name="P386" style:parent-style-name="Обычный" style:family="paragraph">
      <style:text-properties fo:language="en" fo:country="US"/>
    </style:style>
    <style:style style:name="P387" style:parent-style-name="Обычный" style:family="paragraph">
      <style:text-properties fo:language="en" fo:country="US"/>
    </style:style>
    <style:style style:name="P388" style:parent-style-name="Обычный" style:family="paragraph">
      <style:text-properties fo:language="en" fo:country="US"/>
    </style:style>
    <style:style style:name="P389" style:parent-style-name="Обычный" style:family="paragraph">
      <style:text-properties fo:language="en" fo:country="US"/>
    </style:style>
    <style:style style:name="P390" style:parent-style-name="Обычный" style:family="paragraph">
      <style:text-properties fo:language="en" fo:country="US"/>
    </style:style>
    <style:style style:name="P391" style:parent-style-name="Обычный" style:family="paragraph">
      <style:text-properties fo:language="en" fo:country="US"/>
    </style:style>
    <style:style style:name="P392" style:parent-style-name="Обычный" style:family="paragraph">
      <style:text-properties fo:language="en" fo:country="US"/>
    </style:style>
    <style:style style:name="P393" style:parent-style-name="Обычный" style:family="paragraph">
      <style:text-properties fo:language="en" fo:country="US"/>
    </style:style>
    <style:style style:name="P394" style:parent-style-name="Обычный" style:family="paragraph">
      <style:text-properties fo:language="en" fo:country="US"/>
    </style:style>
    <style:style style:name="P395" style:parent-style-name="Обычный" style:family="paragraph">
      <style:text-properties fo:language="en" fo:country="US"/>
    </style:style>
    <style:style style:name="P396" style:parent-style-name="Обычный" style:family="paragraph">
      <style:text-properties fo:language="en" fo:country="US"/>
    </style:style>
    <style:style style:name="P397" style:parent-style-name="Обычный" style:family="paragraph">
      <style:text-properties fo:language="en" fo:country="US"/>
    </style:style>
    <style:style style:name="P398" style:parent-style-name="Обычный" style:family="paragraph">
      <style:text-properties fo:language="en" fo:country="US"/>
    </style:style>
    <style:style style:name="P399" style:parent-style-name="Обычный" style:family="paragraph">
      <style:text-properties fo:language="en" fo:country="US"/>
    </style:style>
    <style:style style:name="P400" style:parent-style-name="Обычный" style:family="paragraph">
      <style:text-properties fo:language="en" fo:country="US"/>
    </style:style>
    <style:style style:name="P401" style:parent-style-name="Обычный" style:family="paragraph">
      <style:text-properties fo:language="en" fo:country="US"/>
    </style:style>
    <style:style style:name="P402" style:parent-style-name="Обычный" style:family="paragraph">
      <style:text-properties fo:language="en" fo:country="US"/>
    </style:style>
    <style:style style:name="T403" style:parent-style-name="Основнойшрифтабзаца" style:family="text">
      <style:text-properties fo:language="en" fo:country="US"/>
    </style:style>
    <style:style style:name="T404" style:parent-style-name="Основнойшрифтабзаца" style:family="text">
      <style:text-properties fo:language="en" fo:country="US"/>
    </style:style>
    <style:style style:name="P405" style:parent-style-name="Обычный" style:family="paragraph">
      <style:text-properties fo:language="en" fo:country="US"/>
    </style:style>
    <style:style style:name="P406" style:parent-style-name="Обычный" style:family="paragraph">
      <style:text-properties fo:language="en" fo:country="US"/>
    </style:style>
    <style:style style:name="P407" style:parent-style-name="Обычный" style:family="paragraph">
      <style:text-properties fo:language="en" fo:country="US"/>
    </style:style>
    <style:style style:name="P408" style:parent-style-name="Обычный" style:family="paragraph">
      <style:text-properties fo:language="en" fo:country="US"/>
    </style:style>
    <style:style style:name="P409" style:parent-style-name="Обычный" style:family="paragraph">
      <style:text-properties fo:language="en" fo:country="US"/>
    </style:style>
    <style:style style:name="P410" style:parent-style-name="Обычный" style:family="paragraph">
      <style:text-properties fo:language="en" fo:country="US"/>
    </style:style>
    <style:style style:name="P411" style:parent-style-name="Обычный" style:family="paragraph">
      <style:text-properties fo:language="en" fo:country="US"/>
    </style:style>
    <style:style style:name="P412" style:parent-style-name="Обычный" style:family="paragraph">
      <style:text-properties fo:language="en" fo:country="US"/>
    </style:style>
    <style:style style:name="P413" style:parent-style-name="Обычный" style:family="paragraph">
      <style:text-properties fo:language="en" fo:country="US"/>
    </style:style>
    <style:style style:name="P414" style:parent-style-name="Обычный" style:family="paragraph">
      <style:text-properties fo:language="en" fo:country="US"/>
    </style:style>
    <style:style style:name="P415" style:parent-style-name="Обычный" style:family="paragraph">
      <style:text-properties fo:language="en" fo:country="US"/>
    </style:style>
    <style:style style:name="P416" style:parent-style-name="Обычный" style:family="paragraph">
      <style:text-properties fo:language="en" fo:country="US"/>
    </style:style>
    <style:style style:name="P417" style:parent-style-name="Обычный" style:family="paragraph">
      <style:text-properties fo:language="en" fo:country="US"/>
    </style:style>
    <style:style style:name="P418" style:parent-style-name="Обычный" style:family="paragraph">
      <style:text-properties fo:language="en" fo:country="US"/>
    </style:style>
    <style:style style:name="P419" style:parent-style-name="Обычный" style:family="paragraph">
      <style:text-properties fo:language="en" fo:country="US"/>
    </style:style>
    <style:style style:name="P420" style:parent-style-name="Обычный" style:family="paragraph">
      <style:text-properties fo:language="en" fo:country="US"/>
    </style:style>
    <style:style style:name="P421" style:parent-style-name="Обычный" style:family="paragraph">
      <style:text-properties fo:language="en" fo:country="US"/>
    </style:style>
    <style:style style:name="P422" style:parent-style-name="Обычный" style:family="paragraph">
      <style:text-properties fo:language="en" fo:country="US"/>
    </style:style>
    <style:style style:name="P423" style:parent-style-name="Обычный" style:family="paragraph">
      <style:text-properties fo:language="en" fo:country="US"/>
    </style:style>
    <style:style style:name="P424" style:parent-style-name="Обычный" style:family="paragraph">
      <style:text-properties fo:language="en" fo:country="US"/>
    </style:style>
    <style:style style:name="P425" style:parent-style-name="Обычный" style:family="paragraph">
      <style:text-properties fo:language="en" fo:country="US"/>
    </style:style>
    <style:style style:name="P426" style:parent-style-name="Обычный" style:family="paragraph">
      <style:text-properties fo:language="en" fo:country="US"/>
    </style:style>
    <style:style style:name="P427" style:parent-style-name="Обычный" style:family="paragraph">
      <style:text-properties fo:language="en" fo:country="US"/>
    </style:style>
    <style:style style:name="T428" style:parent-style-name="Основнойшрифтабзаца" style:family="text">
      <style:text-properties fo:language="en" fo:country="US"/>
    </style:style>
    <style:style style:name="T429" style:parent-style-name="Основнойшрифтабзаца" style:family="text">
      <style:text-properties fo:language="en" fo:country="US"/>
    </style:style>
    <style:style style:name="T430" style:parent-style-name="Основнойшрифтабзаца" style:family="text">
      <style:text-properties fo:language="en" fo:country="US"/>
    </style:style>
    <style:style style:name="T431" style:parent-style-name="Основнойшрифтабзаца" style:family="text">
      <style:text-properties style:font-size-complex="14pt" fo:language="en" fo:country="US"/>
    </style:style>
    <style:style style:name="T432" style:parent-style-name="Основнойшрифтабзаца" style:family="text">
      <style:text-properties fo:language="en" fo:country="US"/>
    </style:style>
    <style:style style:name="P433" style:parent-style-name="Обычный" style:family="paragraph">
      <style:text-properties fo:language="en" fo:country="US"/>
    </style:style>
    <style:style style:name="P434" style:parent-style-name="Обычный" style:family="paragraph">
      <style:text-properties fo:language="en" fo:country="US"/>
    </style:style>
    <style:style style:name="P435" style:parent-style-name="Обычный" style:family="paragraph">
      <style:text-properties fo:language="en" fo:country="US"/>
    </style:style>
    <style:style style:name="P436" style:parent-style-name="Обычный" style:family="paragraph">
      <style:text-properties fo:language="en" fo:country="US"/>
    </style:style>
    <style:style style:name="P437" style:parent-style-name="Обычный" style:family="paragraph">
      <style:text-properties fo:language="en" fo:country="US"/>
    </style:style>
    <style:style style:name="P438" style:parent-style-name="Обычный" style:family="paragraph">
      <style:text-properties fo:language="en" fo:country="US"/>
    </style:style>
    <style:style style:name="P439" style:parent-style-name="Обычный" style:family="paragraph">
      <style:text-properties fo:language="en" fo:country="US"/>
    </style:style>
    <style:style style:name="P440" style:parent-style-name="Обычный" style:family="paragraph">
      <style:text-properties fo:language="en" fo:country="US"/>
    </style:style>
    <style:style style:name="P441" style:parent-style-name="Обычный" style:family="paragraph">
      <style:text-properties fo:language="en" fo:country="US"/>
    </style:style>
    <style:style style:name="T442" style:parent-style-name="Основнойшрифтабзаца" style:family="text">
      <style:text-properties fo:language="en" fo:country="US"/>
    </style:style>
    <style:style style:name="P443" style:parent-style-name="Обычный" style:family="paragraph">
      <style:text-properties fo:language="en" fo:country="US"/>
    </style:style>
    <style:style style:name="P444" style:parent-style-name="Обычный" style:family="paragraph">
      <style:text-properties fo:language="en" fo:country="US"/>
    </style:style>
    <style:style style:name="P445" style:parent-style-name="Обычный" style:family="paragraph">
      <style:text-properties fo:language="en" fo:country="US"/>
    </style:style>
    <style:style style:name="P446" style:parent-style-name="Обычный" style:family="paragraph">
      <style:text-properties fo:language="en" fo:country="US"/>
    </style:style>
    <style:style style:name="P447" style:parent-style-name="Обычный" style:family="paragraph">
      <style:text-properties fo:language="en" fo:country="US"/>
    </style:style>
    <style:style style:name="P448" style:parent-style-name="Обычный" style:family="paragraph">
      <style:text-properties fo:language="en" fo:country="US"/>
    </style:style>
    <style:style style:name="P449" style:parent-style-name="Обычный" style:family="paragraph">
      <style:text-properties fo:language="en" fo:country="US"/>
    </style:style>
    <style:style style:name="P450" style:parent-style-name="Обычный" style:family="paragraph">
      <style:text-properties fo:language="en" fo:country="US"/>
    </style:style>
    <style:style style:name="P451" style:parent-style-name="Обычный" style:family="paragraph">
      <style:text-properties fo:language="en" fo:country="US"/>
    </style:style>
    <style:style style:name="P452" style:parent-style-name="Обычный" style:family="paragraph">
      <style:text-properties fo:language="en" fo:country="US"/>
    </style:style>
    <style:style style:name="P453" style:parent-style-name="Обычный" style:family="paragraph">
      <style:text-properties fo:language="en" fo:country="US"/>
    </style:style>
    <style:style style:name="P454" style:parent-style-name="Обычный" style:family="paragraph">
      <style:text-properties fo:language="en" fo:country="US"/>
    </style:style>
    <style:style style:name="P455" style:parent-style-name="Обычный" style:family="paragraph">
      <style:text-properties fo:language="en" fo:country="US"/>
    </style:style>
    <style:style style:name="P456" style:parent-style-name="Обычный" style:family="paragraph">
      <style:text-properties fo:language="en" fo:country="US"/>
    </style:style>
    <style:style style:name="P457" style:parent-style-name="Обычный" style:family="paragraph">
      <style:text-properties fo:language="en" fo:country="US"/>
    </style:style>
    <style:style style:name="P458" style:parent-style-name="Обычный" style:family="paragraph">
      <style:text-properties fo:language="en" fo:country="US"/>
    </style:style>
    <style:style style:name="P459" style:parent-style-name="Обычный" style:family="paragraph">
      <style:text-properties fo:language="en" fo:country="US"/>
    </style:style>
    <style:style style:name="P460" style:parent-style-name="Обычный" style:family="paragraph">
      <style:text-properties fo:language="en" fo:country="US"/>
    </style:style>
    <style:style style:name="P461" style:parent-style-name="Обычный" style:family="paragraph">
      <style:text-properties fo:language="en" fo:country="US"/>
    </style:style>
    <style:style style:name="P462" style:parent-style-name="Обычный" style:family="paragraph">
      <style:text-properties fo:language="en" fo:country="US"/>
    </style:style>
    <style:style style:name="P463" style:parent-style-name="Обычный" style:family="paragraph">
      <style:text-properties fo:language="en" fo:country="US"/>
    </style:style>
    <style:style style:name="T464" style:parent-style-name="Основнойшрифтабзаца" style:family="text">
      <style:text-properties fo:language="en" fo:country="US"/>
    </style:style>
    <style:style style:name="T465" style:parent-style-name="Основнойшрифтабзаца" style:family="text">
      <style:text-properties fo:language="en" fo:country="US"/>
    </style:style>
    <style:style style:name="T466" style:parent-style-name="Основнойшрифтабзаца" style:family="text">
      <style:text-properties fo:language="en" fo:country="US"/>
    </style:style>
    <style:style style:name="T467" style:parent-style-name="Основнойшрифтабзаца" style:family="text">
      <style:text-properties fo:language="en" fo:country="US"/>
    </style:style>
    <style:style style:name="T468" style:parent-style-name="Основнойшрифтабзаца" style:family="text">
      <style:text-properties fo:language="en" fo:country="US"/>
    </style:style>
    <style:style style:name="T469" style:parent-style-name="Основнойшрифтабзаца" style:family="text">
      <style:text-properties fo:language="en" fo:country="US"/>
    </style:style>
    <style:style style:name="P470" style:parent-style-name="Обычный" style:family="paragraph">
      <style:text-properties fo:language="en" fo:country="US"/>
    </style:style>
    <style:style style:name="P471" style:parent-style-name="Обычный" style:family="paragraph">
      <style:text-properties fo:language="en" fo:country="US"/>
    </style:style>
    <style:style style:name="P472" style:parent-style-name="Обычный" style:family="paragraph">
      <style:text-properties fo:language="en" fo:country="US"/>
    </style:style>
    <style:style style:name="P473" style:parent-style-name="Обычный" style:family="paragraph">
      <style:text-properties fo:language="en" fo:country="US"/>
    </style:style>
    <style:style style:name="P474" style:parent-style-name="Обычный" style:family="paragraph">
      <style:text-properties fo:language="en" fo:country="US"/>
    </style:style>
    <style:style style:name="P475" style:parent-style-name="Обычный" style:family="paragraph">
      <style:text-properties fo:language="en" fo:country="US"/>
    </style:style>
    <style:style style:name="P476" style:parent-style-name="Обычный" style:family="paragraph">
      <style:text-properties fo:language="en" fo:country="US"/>
    </style:style>
    <style:style style:name="P477" style:parent-style-name="Обычный" style:family="paragraph">
      <style:text-properties fo:language="en" fo:country="US"/>
    </style:style>
    <style:style style:name="P478" style:parent-style-name="Обычный" style:family="paragraph">
      <style:text-properties fo:language="en" fo:country="US"/>
    </style:style>
    <style:style style:name="P479" style:parent-style-name="Обычный" style:family="paragraph">
      <style:text-properties fo:language="en" fo:country="US"/>
    </style:style>
    <style:style style:name="P480" style:parent-style-name="Обычный" style:family="paragraph">
      <style:text-properties fo:language="en" fo:country="US"/>
    </style:style>
    <style:style style:name="P481" style:parent-style-name="Обычный" style:family="paragraph">
      <style:text-properties fo:language="en" fo:country="US"/>
    </style:style>
    <style:style style:name="P482" style:parent-style-name="Обычный" style:family="paragraph">
      <style:text-properties fo:language="en" fo:country="US"/>
    </style:style>
    <style:style style:name="P483" style:parent-style-name="Обычный" style:family="paragraph">
      <style:text-properties fo:language="en" fo:country="US"/>
    </style:style>
    <style:style style:name="P484" style:parent-style-name="Обычный" style:family="paragraph">
      <style:text-properties fo:language="en" fo:country="US"/>
    </style:style>
    <style:style style:name="P485" style:parent-style-name="Обычный" style:family="paragraph">
      <style:text-properties fo:language="en" fo:country="US"/>
    </style:style>
    <style:style style:name="P486" style:parent-style-name="Обычный" style:family="paragraph">
      <style:text-properties fo:language="en" fo:country="US"/>
    </style:style>
    <style:style style:name="P487" style:parent-style-name="Обычный" style:family="paragraph">
      <style:text-properties fo:language="en" fo:country="US"/>
    </style:style>
    <style:style style:name="P488" style:parent-style-name="Обычный" style:family="paragraph">
      <style:text-properties fo:language="en" fo:country="US"/>
    </style:style>
    <style:style style:name="P489" style:parent-style-name="Обычный" style:family="paragraph">
      <style:text-properties fo:language="en" fo:country="US"/>
    </style:style>
    <style:style style:name="T490" style:parent-style-name="Основнойшрифтабзаца" style:family="text">
      <style:text-properties fo:language="en" fo:country="US"/>
    </style:style>
    <style:style style:name="T491" style:parent-style-name="Основнойшрифтабзаца" style:family="text">
      <style:text-properties fo:language="en" fo:country="US"/>
    </style:style>
    <style:style style:name="T492" style:parent-style-name="Основнойшрифтабзаца" style:family="text">
      <style:text-properties fo:language="en" fo:country="US"/>
    </style:style>
    <style:style style:name="T493" style:parent-style-name="Основнойшрифтабзаца" style:family="text">
      <style:text-properties style:font-size-complex="14pt"/>
    </style:style>
    <style:style style:name="T494" style:parent-style-name="Основнойшрифтабзаца" style:family="text">
      <style:text-properties style:font-size-complex="14pt"/>
    </style:style>
    <style:style style:name="T495" style:parent-style-name="Основнойшрифтабзаца" style:family="text">
      <style:text-properties style:font-size-complex="14pt"/>
    </style:style>
    <style:style style:name="P496" style:parent-style-name="Обычный" style:family="paragraph">
      <style:text-properties fo:language="en" fo:country="US"/>
    </style:style>
    <style:style style:name="P497" style:parent-style-name="Обычный" style:family="paragraph">
      <style:text-properties fo:language="en" fo:country="US"/>
    </style:style>
    <style:style style:name="P498" style:parent-style-name="Обычный" style:family="paragraph">
      <style:text-properties fo:language="en" fo:country="US"/>
    </style:style>
    <style:style style:name="P499" style:parent-style-name="Обычный" style:family="paragraph">
      <style:text-properties fo:language="en" fo:country="US"/>
    </style:style>
    <style:style style:name="P500" style:parent-style-name="Обычный" style:family="paragraph">
      <style:text-properties fo:language="en" fo:country="US"/>
    </style:style>
    <style:style style:name="P501" style:parent-style-name="Обычный" style:family="paragraph">
      <style:text-properties fo:language="en" fo:country="US"/>
    </style:style>
    <style:style style:name="P502" style:parent-style-name="Обычный" style:family="paragraph">
      <style:text-properties fo:language="en" fo:country="US"/>
    </style:style>
    <style:style style:name="P503" style:parent-style-name="Обычный" style:family="paragraph">
      <style:text-properties fo:language="en" fo:country="US"/>
    </style:style>
    <style:style style:name="P504" style:parent-style-name="Обычный" style:family="paragraph">
      <style:text-properties fo:language="en" fo:country="US"/>
    </style:style>
    <style:style style:name="P505" style:parent-style-name="Обычный" style:family="paragraph">
      <style:text-properties fo:language="en" fo:country="US"/>
    </style:style>
    <style:style style:name="P506" style:parent-style-name="Обычный" style:family="paragraph">
      <style:text-properties fo:language="en" fo:country="US"/>
    </style:style>
    <style:style style:name="P507" style:parent-style-name="Обычный" style:family="paragraph">
      <style:text-properties fo:language="en" fo:country="US"/>
    </style:style>
    <style:style style:name="P508" style:parent-style-name="Обычный" style:family="paragraph">
      <style:text-properties fo:language="en" fo:country="US"/>
    </style:style>
    <style:style style:name="P509" style:parent-style-name="Обычный" style:family="paragraph">
      <style:text-properties fo:language="en" fo:country="US"/>
    </style:style>
    <style:style style:name="P510" style:parent-style-name="Обычный" style:family="paragraph">
      <style:text-properties fo:language="en" fo:country="US"/>
    </style:style>
    <style:style style:name="P511" style:parent-style-name="Обычный" style:family="paragraph">
      <style:text-properties fo:language="en" fo:country="US"/>
    </style:style>
    <style:style style:name="P512" style:parent-style-name="Обычный" style:family="paragraph">
      <style:text-properties fo:language="en" fo:country="US"/>
    </style:style>
    <style:style style:name="P513" style:parent-style-name="Обычный" style:family="paragraph">
      <style:text-properties fo:language="en" fo:country="US"/>
    </style:style>
    <style:style style:name="P514" style:parent-style-name="Обычный" style:family="paragraph">
      <style:text-properties fo:language="en" fo:country="US"/>
    </style:style>
    <style:style style:name="P515" style:parent-style-name="Обычный" style:family="paragraph">
      <style:text-properties fo:language="en" fo:country="US"/>
    </style:style>
    <style:style style:name="P516" style:parent-style-name="Standard" style:family="paragraph">
      <style:text-properties style:font-size-complex="14pt"/>
    </style:style>
    <style:style style:name="P517" style:parent-style-name="Standard" style:family="paragraph">
      <style:text-properties style:font-size-complex="14pt"/>
    </style:style>
    <style:style style:name="T518" style:parent-style-name="Основнойшрифтабзаца" style:family="text">
      <style:text-properties style:font-size-complex="14pt"/>
    </style:style>
    <style:style style:name="T519" style:parent-style-name="Основнойшрифтабзаца" style:family="text">
      <style:text-properties style:font-size-complex="14pt" fo:language="en" fo:country="US"/>
    </style:style>
    <style:style style:name="T520" style:parent-style-name="Основнойшрифтабзаца" style:family="text">
      <style:text-properties style:font-size-complex="14pt"/>
    </style:style>
    <style:style style:name="P521" style:parent-style-name="Безинтервала" style:family="paragraph">
      <style:text-properties fo:language="en" fo:country="US"/>
    </style:style>
    <style:style style:name="P522" style:parent-style-name="Безинтервала" style:family="paragraph">
      <style:text-properties fo:language="en" fo:country="US"/>
    </style:style>
    <style:style style:name="P523" style:parent-style-name="Безинтервала" style:family="paragraph">
      <style:text-properties fo:language="en" fo:country="US"/>
    </style:style>
    <style:style style:name="P524" style:parent-style-name="Безинтервала" style:family="paragraph">
      <style:text-properties fo:language="en" fo:country="US"/>
    </style:style>
    <style:style style:name="P525" style:parent-style-name="Безинтервала" style:family="paragraph">
      <style:text-properties fo:language="en" fo:country="US"/>
    </style:style>
    <style:style style:name="P526" style:parent-style-name="Безинтервала" style:family="paragraph">
      <style:text-properties fo:language="en" fo:country="US"/>
    </style:style>
    <style:style style:name="P527" style:parent-style-name="Безинтервала" style:family="paragraph">
      <style:text-properties fo:language="en" fo:country="US"/>
    </style:style>
    <style:style style:name="P528" style:parent-style-name="Безинтервала" style:family="paragraph">
      <style:text-properties fo:language="en" fo:country="US"/>
    </style:style>
    <style:style style:name="P529" style:parent-style-name="Безинтервала" style:family="paragraph">
      <style:text-properties fo:language="en" fo:country="US"/>
    </style:style>
    <style:style style:name="T530" style:parent-style-name="Основнойшрифтабзаца" style:family="text">
      <style:text-properties fo:language="en" fo:country="US"/>
    </style:style>
    <style:style style:name="T531" style:parent-style-name="Основнойшрифтабзаца" style:family="text">
      <style:text-properties fo:language="en" fo:country="US"/>
    </style:style>
    <style:style style:name="T532" style:parent-style-name="Основнойшрифтабзаца" style:family="text">
      <style:text-properties fo:language="en" fo:country="US"/>
    </style:style>
    <style:style style:name="P533" style:parent-style-name="Безинтервала" style:family="paragraph">
      <style:text-properties fo:language="en" fo:country="US"/>
    </style:style>
    <style:style style:name="P534" style:parent-style-name="Безинтервала" style:family="paragraph">
      <style:text-properties fo:language="en" fo:country="US"/>
    </style:style>
    <style:style style:name="P535" style:parent-style-name="Безинтервала" style:family="paragraph">
      <style:text-properties fo:language="en" fo:country="US"/>
    </style:style>
    <style:style style:name="P536" style:parent-style-name="Безинтервала" style:family="paragraph">
      <style:text-properties fo:language="en" fo:country="US"/>
    </style:style>
    <style:style style:name="P537" style:parent-style-name="Безинтервала" style:family="paragraph">
      <style:text-properties fo:language="en" fo:country="US"/>
    </style:style>
    <style:style style:name="P538" style:parent-style-name="Безинтервала" style:family="paragraph">
      <style:text-properties fo:language="en" fo:country="US"/>
    </style:style>
    <style:style style:name="P539" style:parent-style-name="Безинтервала" style:family="paragraph">
      <style:text-properties fo:language="en" fo:country="US"/>
    </style:style>
    <style:style style:name="P540" style:parent-style-name="Безинтервала" style:family="paragraph">
      <style:text-properties fo:language="en" fo:country="US"/>
    </style:style>
    <style:style style:name="P541" style:parent-style-name="Безинтервала" style:family="paragraph">
      <style:text-properties fo:language="en" fo:country="US"/>
    </style:style>
    <style:style style:name="P542" style:parent-style-name="Безинтервала" style:family="paragraph">
      <style:text-properties fo:language="en" fo:country="US"/>
    </style:style>
    <style:style style:name="P543" style:parent-style-name="Безинтервала" style:family="paragraph">
      <style:text-properties fo:language="en" fo:country="US"/>
    </style:style>
    <style:style style:name="T544" style:parent-style-name="Основнойшрифтабзаца" style:family="text">
      <style:text-properties fo:language="en" fo:country="US"/>
    </style:style>
    <style:style style:name="T545" style:parent-style-name="Основнойшрифтабзаца" style:family="text">
      <style:text-properties fo:language="en" fo:country="US"/>
    </style:style>
    <style:style style:name="P546" style:parent-style-name="Безинтервала" style:family="paragraph">
      <style:text-properties fo:language="en" fo:country="US"/>
    </style:style>
    <style:style style:name="P547" style:parent-style-name="Безинтервала" style:family="paragraph">
      <style:text-properties fo:language="en" fo:country="US"/>
    </style:style>
    <style:style style:name="P548" style:parent-style-name="Безинтервала" style:family="paragraph">
      <style:text-properties fo:language="en" fo:country="US"/>
    </style:style>
    <style:style style:name="P549" style:parent-style-name="Безинтервала" style:family="paragraph">
      <style:text-properties fo:language="en" fo:country="US"/>
    </style:style>
    <style:style style:name="P550" style:parent-style-name="Безинтервала" style:family="paragraph">
      <style:text-properties fo:language="en" fo:country="US"/>
    </style:style>
    <style:style style:name="P551" style:parent-style-name="Безинтервала" style:family="paragraph">
      <style:text-properties fo:language="en" fo:country="US"/>
    </style:style>
    <style:style style:name="P552" style:parent-style-name="Безинтервала" style:family="paragraph">
      <style:text-properties fo:language="en" fo:country="US"/>
    </style:style>
    <style:style style:name="P553" style:parent-style-name="Безинтервала" style:family="paragraph">
      <style:text-properties fo:language="en" fo:country="US"/>
    </style:style>
    <style:style style:name="T554" style:parent-style-name="Основнойшрифтабзаца" style:family="text">
      <style:text-properties fo:language="en" fo:country="US"/>
    </style:style>
    <style:style style:name="P555" style:parent-style-name="Standard" style:family="paragraph">
      <style:text-properties style:font-size-complex="14pt"/>
    </style:style>
    <style:style style:name="P556" style:parent-style-name="Безинтервала" style:family="paragraph">
      <style:text-properties fo:language="en" fo:country="US"/>
    </style:style>
    <style:style style:name="P557" style:parent-style-name="Безинтервала" style:family="paragraph">
      <style:text-properties fo:language="en" fo:country="US"/>
    </style:style>
    <style:style style:name="P558" style:parent-style-name="Безинтервала" style:family="paragraph">
      <style:text-properties fo:language="en" fo:country="US"/>
    </style:style>
    <style:style style:name="P559" style:parent-style-name="Безинтервала" style:family="paragraph">
      <style:text-properties fo:language="en" fo:country="US"/>
    </style:style>
    <style:style style:name="P560" style:parent-style-name="Безинтервала" style:family="paragraph">
      <style:text-properties fo:language="en" fo:country="US"/>
    </style:style>
    <style:style style:name="P561" style:parent-style-name="Безинтервала" style:family="paragraph">
      <style:text-properties fo:language="en" fo:country="US"/>
    </style:style>
    <style:style style:name="P562" style:parent-style-name="Безинтервала" style:family="paragraph">
      <style:text-properties fo:language="en" fo:country="US"/>
    </style:style>
    <style:style style:name="P563" style:parent-style-name="Безинтервала" style:family="paragraph">
      <style:text-properties fo:language="en" fo:country="US"/>
    </style:style>
    <style:style style:name="P564" style:parent-style-name="Безинтервала" style:family="paragraph">
      <style:text-properties fo:language="en" fo:country="US"/>
    </style:style>
    <style:style style:name="T565" style:parent-style-name="Основнойшрифтабзаца" style:family="text">
      <style:text-properties style:font-size-complex="14pt"/>
    </style:style>
    <style:style style:name="T566" style:parent-style-name="Основнойшрифтабзаца" style:family="text">
      <style:text-properties style:font-size-complex="14pt" fo:language="en" fo:country="US"/>
    </style:style>
    <style:style style:name="T567" style:parent-style-name="Основнойшрифтабзаца" style:family="text">
      <style:text-properties style:font-size-complex="14pt"/>
    </style:style>
    <style:style style:name="T568" style:parent-style-name="Основнойшрифтабзаца" style:family="text">
      <style:text-properties fo:language="en" fo:country="US"/>
    </style:style>
    <style:style style:name="T569" style:parent-style-name="Основнойшрифтабзаца" style:family="text">
      <style:text-properties fo:language="en" fo:country="US"/>
    </style:style>
    <style:style style:name="T570" style:parent-style-name="Основнойшрифтабзаца" style:family="text">
      <style:text-properties fo:language="en" fo:country="US"/>
    </style:style>
    <style:style style:name="P571" style:parent-style-name="Безинтервала" style:family="paragraph">
      <style:text-properties fo:language="en" fo:country="US"/>
    </style:style>
    <style:style style:name="P572" style:parent-style-name="Безинтервала" style:family="paragraph">
      <style:text-properties fo:language="en" fo:country="US"/>
    </style:style>
    <style:style style:name="P573" style:parent-style-name="Безинтервала" style:family="paragraph">
      <style:text-properties fo:language="en" fo:country="US"/>
    </style:style>
    <style:style style:name="P574" style:parent-style-name="Безинтервала" style:family="paragraph">
      <style:text-properties fo:language="en" fo:country="US"/>
    </style:style>
    <style:style style:name="P575" style:parent-style-name="Безинтервала" style:family="paragraph">
      <style:text-properties fo:language="en" fo:country="US"/>
    </style:style>
    <style:style style:name="P576" style:parent-style-name="Безинтервала" style:family="paragraph">
      <style:text-properties fo:language="en" fo:country="US"/>
    </style:style>
    <style:style style:name="P577" style:parent-style-name="Безинтервала" style:family="paragraph">
      <style:text-properties fo:language="en" fo:country="US"/>
    </style:style>
    <style:style style:name="P578" style:parent-style-name="Безинтервала" style:family="paragraph">
      <style:text-properties fo:language="en" fo:country="US"/>
    </style:style>
    <style:style style:name="P579" style:parent-style-name="Безинтервала" style:family="paragraph">
      <style:text-properties fo:language="en" fo:country="US"/>
    </style:style>
    <style:style style:name="P580" style:parent-style-name="Безинтервала" style:family="paragraph">
      <style:text-properties fo:language="en" fo:country="US"/>
    </style:style>
    <style:style style:name="P581" style:parent-style-name="Безинтервала" style:family="paragraph">
      <style:text-properties fo:language="en" fo:country="US"/>
    </style:style>
    <style:style style:name="P582" style:parent-style-name="Безинтервала" style:family="paragraph">
      <style:text-properties fo:language="en" fo:country="US"/>
    </style:style>
    <style:style style:name="P583" style:parent-style-name="Безинтервала" style:family="paragraph">
      <style:text-properties fo:language="en" fo:country="US"/>
    </style:style>
    <style:style style:name="P584" style:parent-style-name="Безинтервала" style:family="paragraph">
      <style:text-properties fo:language="en" fo:country="US"/>
    </style:style>
    <style:style style:name="P585" style:parent-style-name="Безинтервала" style:family="paragraph">
      <style:text-properties fo:language="en" fo:country="US"/>
    </style:style>
    <style:style style:name="P586" style:parent-style-name="Безинтервала" style:family="paragraph">
      <style:text-properties fo:language="en" fo:country="US"/>
    </style:style>
    <style:style style:name="P587" style:parent-style-name="Безинтервала" style:family="paragraph">
      <style:text-properties fo:language="en" fo:country="US"/>
    </style:style>
    <style:style style:name="P588" style:parent-style-name="Безинтервала" style:family="paragraph">
      <style:text-properties fo:language="en" fo:country="US"/>
    </style:style>
    <style:style style:name="P589" style:parent-style-name="Безинтервала" style:family="paragraph">
      <style:text-properties fo:language="en" fo:country="US"/>
    </style:style>
    <style:style style:name="P590" style:parent-style-name="Безинтервала" style:family="paragraph">
      <style:text-properties fo:language="en" fo:country="US"/>
    </style:style>
    <style:style style:name="P591" style:parent-style-name="Безинтервала" style:family="paragraph">
      <style:text-properties fo:language="en" fo:country="US"/>
    </style:style>
    <style:style style:name="P592" style:parent-style-name="Безинтервала" style:family="paragraph">
      <style:text-properties fo:language="en" fo:country="US"/>
    </style:style>
    <style:style style:name="P593" style:parent-style-name="Безинтервала" style:family="paragraph">
      <style:text-properties fo:language="en" fo:country="US"/>
    </style:style>
    <style:style style:name="P594" style:parent-style-name="Безинтервала" style:family="paragraph">
      <style:text-properties fo:language="en" fo:country="US"/>
    </style:style>
    <style:style style:name="P595" style:parent-style-name="Безинтервала" style:family="paragraph">
      <style:text-properties fo:language="en" fo:country="US"/>
    </style:style>
    <style:style style:name="P596" style:parent-style-name="Безинтервала" style:family="paragraph">
      <style:text-properties fo:language="en" fo:country="US"/>
    </style:style>
    <style:style style:name="P597" style:parent-style-name="Безинтервала" style:family="paragraph">
      <style:text-properties fo:language="en" fo:country="US"/>
    </style:style>
    <style:style style:name="P598" style:parent-style-name="Безинтервала" style:family="paragraph">
      <style:text-properties fo:language="en" fo:country="US"/>
    </style:style>
    <style:style style:name="P599" style:parent-style-name="Безинтервала" style:family="paragraph">
      <style:text-properties fo:language="en" fo:country="US"/>
    </style:style>
    <style:style style:name="P600" style:parent-style-name="Безинтервала" style:family="paragraph">
      <style:text-properties fo:language="en" fo:country="US"/>
    </style:style>
    <style:style style:name="P601" style:parent-style-name="Безинтервала" style:family="paragraph">
      <style:text-properties fo:language="en" fo:country="US"/>
    </style:style>
    <style:style style:name="P602" style:parent-style-name="Безинтервала" style:family="paragraph">
      <style:text-properties fo:language="en" fo:country="US"/>
    </style:style>
    <style:style style:name="P603" style:parent-style-name="Безинтервала" style:family="paragraph">
      <style:text-properties fo:language="en" fo:country="US"/>
    </style:style>
    <style:style style:name="P604" style:parent-style-name="Безинтервала" style:family="paragraph">
      <style:text-properties fo:language="en" fo:country="US"/>
    </style:style>
    <style:style style:name="P605" style:parent-style-name="Безинтервала" style:family="paragraph">
      <style:text-properties fo:language="en" fo:country="US"/>
    </style:style>
    <style:style style:name="P606" style:parent-style-name="Безинтервала" style:family="paragraph">
      <style:text-properties fo:language="en" fo:country="US"/>
    </style:style>
    <style:style style:name="P607" style:parent-style-name="Безинтервала" style:family="paragraph">
      <style:text-properties fo:language="en" fo:country="US"/>
    </style:style>
    <style:style style:name="T608" style:parent-style-name="Основнойшрифтабзаца" style:family="text">
      <style:text-properties fo:language="en" fo:country="US"/>
    </style:style>
    <style:style style:name="T609" style:parent-style-name="Основнойшрифтабзаца" style:family="text">
      <style:text-properties fo:language="en" fo:country="US"/>
    </style:style>
    <style:style style:name="P610" style:parent-style-name="Standard" style:family="paragraph">
      <style:text-properties style:font-size-complex="14pt"/>
    </style:style>
    <style:style style:name="P611" style:parent-style-name="Безинтервала" style:family="paragraph">
      <style:text-properties fo:language="en" fo:country="US"/>
    </style:style>
    <style:style style:name="P612" style:parent-style-name="Безинтервала" style:family="paragraph">
      <style:text-properties fo:language="en" fo:country="US"/>
    </style:style>
    <style:style style:name="P613" style:parent-style-name="Безинтервала" style:family="paragraph">
      <style:text-properties fo:language="en" fo:country="US"/>
    </style:style>
    <style:style style:name="P614" style:parent-style-name="Безинтервала" style:family="paragraph">
      <style:text-properties fo:language="en" fo:country="US"/>
    </style:style>
    <style:style style:name="P615" style:parent-style-name="Безинтервала" style:family="paragraph">
      <style:text-properties fo:language="en" fo:country="US"/>
    </style:style>
    <style:style style:name="P616" style:parent-style-name="Безинтервала" style:family="paragraph">
      <style:text-properties fo:language="en" fo:country="US"/>
    </style:style>
    <style:style style:name="P617" style:parent-style-name="Безинтервала" style:family="paragraph">
      <style:text-properties fo:language="en" fo:country="US"/>
    </style:style>
    <style:style style:name="P618" style:parent-style-name="Безинтервала" style:family="paragraph">
      <style:text-properties fo:language="en" fo:country="US"/>
    </style:style>
    <style:style style:name="P619" style:parent-style-name="Безинтервала" style:family="paragraph">
      <style:text-properties fo:language="en" fo:country="US"/>
    </style:style>
    <style:style style:name="P620" style:parent-style-name="Безинтервала" style:family="paragraph">
      <style:text-properties fo:language="en" fo:country="US"/>
    </style:style>
    <style:style style:name="P621" style:parent-style-name="Безинтервала" style:family="paragraph">
      <style:text-properties fo:language="en" fo:country="US"/>
    </style:style>
    <style:style style:name="P622" style:parent-style-name="Безинтервала" style:family="paragraph">
      <style:text-properties fo:language="en" fo:country="US"/>
    </style:style>
    <style:style style:name="P623" style:parent-style-name="Безинтервала" style:family="paragraph">
      <style:text-properties fo:language="en" fo:country="US"/>
    </style:style>
    <style:style style:name="P624" style:parent-style-name="Безинтервала" style:family="paragraph">
      <style:text-properties fo:language="en" fo:country="US"/>
    </style:style>
    <style:style style:name="P625" style:parent-style-name="Безинтервала" style:family="paragraph">
      <style:text-properties fo:language="en" fo:country="US"/>
    </style:style>
    <style:style style:name="P626" style:parent-style-name="Безинтервала" style:family="paragraph">
      <style:text-properties fo:language="en" fo:country="US"/>
    </style:style>
    <style:style style:name="P627" style:parent-style-name="Textbody" style:family="paragraph">
      <style:paragraph-properties fo:text-indent="0in"/>
      <style:text-properties style:font-size-complex="14pt"/>
    </style:style>
    <style:style style:name="T628" style:parent-style-name="Основнойшрифтабзаца" style:family="text">
      <style:text-properties fo:language="en" fo:country="US"/>
    </style:style>
    <style:style style:name="T629" style:parent-style-name="Основнойшрифтабзаца" style:family="text">
      <style:text-properties fo:language="en" fo:country="US"/>
    </style:style>
    <style:style style:name="T630" style:parent-style-name="Основнойшрифтабзаца" style:family="text">
      <style:text-properties fo:language="en" fo:country="US"/>
    </style:style>
    <style:style style:name="T631" style:parent-style-name="Основнойшрифтабзаца" style:family="text">
      <style:text-properties fo:language="en" fo:country="US"/>
    </style:style>
    <style:style style:name="T632" style:parent-style-name="Основнойшрифтабзаца" style:family="text">
      <style:text-properties fo:language="en" fo:country="US"/>
    </style:style>
    <style:style style:name="T633" style:parent-style-name="Основнойшрифтабзаца" style:family="text">
      <style:text-properties style:font-size-complex="14pt"/>
    </style:style>
    <style:style style:name="T634" style:parent-style-name="Основнойшрифтабзаца" style:family="text">
      <style:text-properties style:font-size-complex="14pt" fo:language="en" fo:country="US"/>
    </style:style>
    <style:style style:name="T635" style:parent-style-name="Основнойшрифтабзаца" style:family="text">
      <style:text-properties style:font-size-complex="14pt" fo:language="en" fo:country="US"/>
    </style:style>
    <style:style style:name="T636" style:parent-style-name="Основнойшрифтабзаца" style:family="text">
      <style:text-properties style:font-size-complex="14pt" fo:language="en" fo:country="US"/>
    </style:style>
    <style:style style:name="T637" style:parent-style-name="Основнойшрифтабзаца" style:family="text">
      <style:text-properties style:font-size-complex="14pt"/>
    </style:style>
    <style:style style:name="T638" style:parent-style-name="Основнойшрифтабзаца" style:family="text">
      <style:text-properties style:font-size-complex="14pt" fo:language="en" fo:country="US"/>
    </style:style>
    <style:style style:name="T639" style:parent-style-name="Основнойшрифтабзаца" style:family="text">
      <style:text-properties style:font-size-complex="14pt"/>
    </style:style>
    <style:style style:name="T640" style:parent-style-name="Основнойшрифтабзаца" style:family="text">
      <style:text-properties style:font-size-complex="14pt" fo:language="en" fo:country="US"/>
    </style:style>
    <style:style style:name="T641" style:parent-style-name="Основнойшрифтабзаца" style:family="text">
      <style:text-properties style:font-size-complex="14pt"/>
    </style:style>
    <style:style style:name="T642" style:parent-style-name="Основнойшрифтабзаца" style:family="text">
      <style:text-properties style:font-size-complex="14pt" fo:language="en" fo:country="US"/>
    </style:style>
    <style:style style:name="P643" style:parent-style-name="Обычный" style:family="paragraph">
      <style:text-properties fo:language="en" fo:country="US"/>
    </style:style>
    <style:style style:name="P644" style:parent-style-name="Обычный" style:family="paragraph">
      <style:text-properties fo:language="en" fo:country="US"/>
    </style:style>
    <style:style style:name="P645" style:parent-style-name="Обычный" style:family="paragraph">
      <style:text-properties fo:language="en" fo:country="US"/>
    </style:style>
    <style:style style:name="P646" style:parent-style-name="Обычный" style:family="paragraph">
      <style:text-properties fo:language="en" fo:country="US"/>
    </style:style>
    <style:style style:name="P647" style:parent-style-name="Обычный" style:family="paragraph">
      <style:text-properties fo:language="en" fo:country="US"/>
    </style:style>
    <style:style style:name="P648" style:parent-style-name="Обычный" style:family="paragraph">
      <style:text-properties fo:language="en" fo:country="US"/>
    </style:style>
    <style:style style:name="P649" style:parent-style-name="Обычный" style:family="paragraph">
      <style:text-properties fo:language="en" fo:country="US"/>
    </style:style>
    <style:style style:name="P650" style:parent-style-name="Обычный" style:family="paragraph">
      <style:text-properties fo:language="en" fo:country="US"/>
    </style:style>
    <style:style style:name="P651" style:parent-style-name="Обычный" style:family="paragraph">
      <style:text-properties fo:language="en" fo:country="US"/>
    </style:style>
    <style:style style:name="P652" style:parent-style-name="Обычный" style:family="paragraph">
      <style:text-properties fo:language="en" fo:country="US"/>
    </style:style>
    <style:style style:name="P653" style:parent-style-name="Обычный" style:family="paragraph">
      <style:text-properties fo:language="en" fo:country="US"/>
    </style:style>
    <style:style style:name="T654" style:parent-style-name="Основнойшрифтабзаца" style:family="text">
      <style:text-properties fo:language="en" fo:country="US"/>
    </style:style>
    <style:style style:name="T655"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P656" style:parent-style-name="м2" style:family="paragraph">
      <style:text-properties fo:language="ru" fo:country="RU"/>
    </style:style>
    <style:style style:name="P657" style:parent-style-name="м2" style:family="paragraph">
      <style:text-properties fo:language="ru" fo:country="RU"/>
    </style:style>
    <style:style style:name="T658" style:parent-style-name="Основнойшрифтабзаца" style:family="text">
      <style:text-properties fo:language="ru" fo:country="RU"/>
    </style:style>
    <style:style style:name="T659" style:parent-style-name="Основнойшрифтабзаца" style:family="text">
      <style:text-properties fo:language="ru" fo:country="RU"/>
    </style:style>
    <style:style style:name="T660" style:parent-style-name="Основнойшрифтабзаца" style:family="text">
      <style:text-properties fo:language="ru" fo:country="RU"/>
    </style:style>
    <style:style style:name="T661" style:parent-style-name="Основнойшрифтабзаца" style:family="text">
      <style:text-properties fo:language="ru" fo:country="RU"/>
    </style:style>
    <style:style style:name="T662" style:parent-style-name="Основнойшрифтабзаца" style:family="text">
      <style:text-properties fo:language="ru" fo:country="RU"/>
    </style:style>
    <style:style style:name="T663" style:parent-style-name="Основнойшрифтабзаца" style:family="text">
      <style:text-properties fo:language="ru" fo:country="RU"/>
    </style:style>
    <style:style style:name="T664" style:parent-style-name="Основнойшрифтабзаца" style:family="text">
      <style:text-properties fo:language="ru" fo:country="RU"/>
    </style:style>
    <style:style style:name="T665" style:parent-style-name="Основнойшрифтабзаца" style:family="text">
      <style:text-properties fo:language="ru" fo:country="RU"/>
    </style:style>
    <style:style style:name="T666" style:parent-style-name="Основнойшрифтабзаца" style:family="text">
      <style:text-properties fo:language="ru" fo:country="RU"/>
    </style:style>
    <style:style style:name="P667" style:parent-style-name="м2" style:family="paragraph">
      <style:text-properties fo:language="ru" fo:country="RU"/>
    </style:style>
    <style:style style:name="P668" style:parent-style-name="м2" style:family="paragraph">
      <style:text-properties fo:language="ru" fo:country="RU"/>
    </style:style>
    <style:style style:name="T669" style:parent-style-name="Основнойшрифтабзаца" style:family="text">
      <style:text-properties fo:language="ru" fo:country="RU"/>
    </style:style>
    <style:style style:name="T670" style:parent-style-name="Основнойшрифтабзаца" style:family="text">
      <style:text-properties fo:language="ru" fo:country="RU"/>
    </style:style>
    <style:style style:name="P671" style:parent-style-name="м2" style:family="paragraph">
      <style:text-properties fo:language="ru" fo:country="RU"/>
    </style:style>
    <style:style style:name="P672" style:parent-style-name="м2" style:family="paragraph">
      <style:text-properties fo:language="ru" fo:country="RU"/>
    </style:style>
    <style:style style:name="T673" style:parent-style-name="Основнойшрифтабзаца" style:family="text">
      <style:text-properties fo:language="ru" fo:country="RU"/>
    </style:style>
    <style:style style:name="T674" style:parent-style-name="Основнойшрифтабзаца" style:family="text">
      <style:text-properties fo:language="ru" fo:country="RU"/>
    </style:style>
    <style:style style:name="T675" style:parent-style-name="Основнойшрифтабзаца" style:family="text">
      <style:text-properties fo:language="ru" fo:country="RU"/>
    </style:style>
    <style:style style:name="T676" style:parent-style-name="Основнойшрифтабзаца" style:family="text">
      <style:text-properties fo:language="ru" fo:country="RU"/>
    </style:style>
    <style:style style:name="T677" style:parent-style-name="Основнойшрифтабзаца" style:family="text">
      <style:text-properties fo:language="ru" fo:country="RU"/>
    </style:style>
    <style:style style:name="T678" style:parent-style-name="Основнойшрифтабзаца" style:family="text">
      <style:text-properties fo:language="ru" fo:country="RU"/>
    </style:style>
    <style:style style:name="T679" style:parent-style-name="Основнойшрифтабзаца" style:family="text">
      <style:text-properties fo:language="ru" fo:country="RU"/>
    </style:style>
    <style:style style:name="P680" style:parent-style-name="м2" style:family="paragraph">
      <style:text-properties fo:language="ru" fo:country="RU"/>
    </style:style>
    <style:style style:name="T681" style:parent-style-name="Основнойшрифтабзаца" style:family="text">
      <style:text-properties fo:language="ru" fo:country="RU"/>
    </style:style>
    <style:style style:name="T682" style:parent-style-name="Основнойшрифтабзаца" style:family="text">
      <style:text-properties fo:language="ru" fo:country="RU"/>
    </style:style>
    <style:style style:name="T683" style:parent-style-name="Основнойшрифтабзаца" style:family="text">
      <style:text-properties fo:language="ru" fo:country="RU"/>
    </style:style>
    <style:style style:name="P684" style:parent-style-name="м2" style:family="paragraph">
      <style:text-properties fo:language="ru" fo:country="RU"/>
    </style:style>
    <style:style style:name="P685" style:parent-style-name="м2" style:family="paragraph">
      <style:text-properties fo:language="ru" fo:country="RU"/>
    </style:style>
    <style:style style:name="T686" style:parent-style-name="Основнойшрифтабзаца" style:family="text">
      <style:text-properties fo:language="ru" fo:country="RU"/>
    </style:style>
    <style:style style:name="T687" style:parent-style-name="Основнойшрифтабзаца" style:family="text">
      <style:text-properties fo:language="ru" fo:country="RU"/>
    </style:style>
    <style:style style:name="P688" style:parent-style-name="м2" style:family="paragraph">
      <style:text-properties fo:language="ru" fo:country="RU"/>
    </style:style>
    <style:style style:name="P689" style:parent-style-name="м2" style:family="paragraph">
      <style:text-properties fo:language="ru" fo:country="RU"/>
    </style:style>
    <style:style style:name="T690" style:parent-style-name="Основнойшрифтабзаца" style:family="text">
      <style:text-properties fo:language="ru" fo:country="RU"/>
    </style:style>
    <style:style style:name="T691" style:parent-style-name="Основнойшрифтабзаца" style:family="text">
      <style:text-properties fo:language="ru" fo:country="RU"/>
    </style:style>
    <style:style style:name="T692" style:parent-style-name="Основнойшрифтабзаца" style:family="text">
      <style:text-properties fo:language="ru" fo:country="RU"/>
    </style:style>
    <style:style style:name="T693" style:parent-style-name="Основнойшрифтабзаца" style:family="text">
      <style:text-properties fo:language="ru" fo:country="RU"/>
    </style:style>
    <style:style style:name="T694" style:parent-style-name="Основнойшрифтабзаца" style:family="text">
      <style:text-properties fo:language="ru" fo:country="RU"/>
    </style:style>
    <style:style style:name="T695" style:parent-style-name="Основнойшрифтабзаца" style:family="text">
      <style:text-properties fo:language="ru" fo:country="RU"/>
    </style:style>
    <style:style style:name="T696" style:parent-style-name="Основнойшрифтабзаца" style:family="text">
      <style:text-properties fo:language="ru" fo:country="RU"/>
    </style:style>
    <style:style style:name="T697" style:parent-style-name="Основнойшрифтабзаца" style:family="text">
      <style:text-properties fo:language="ru" fo:country="RU"/>
    </style:style>
    <style:style style:name="T698" style:parent-style-name="Основнойшрифтабзаца" style:family="text">
      <style:text-properties fo:language="ru" fo:country="RU"/>
    </style:style>
    <style:style style:name="P699" style:parent-style-name="м2" style:family="paragraph">
      <style:text-properties fo:language="ru" fo:country="RU"/>
    </style:style>
    <style:style style:name="T700" style:parent-style-name="Основнойшрифтабзаца" style:family="text">
      <style:text-properties fo:language="ru" fo:country="RU"/>
    </style:style>
    <style:style style:name="T701" style:parent-style-name="Основнойшрифтабзаца" style:family="text">
      <style:text-properties style:font-size-complex="14pt"/>
    </style:style>
    <style:style style:name="T702" style:parent-style-name="Основнойшрифтабзаца" style:family="text">
      <style:text-properties style:font-size-complex="14pt" fo:language="en" fo:country="US"/>
    </style:style>
    <style:style style:name="T703" style:parent-style-name="Основнойшрифтабзаца" style:family="text">
      <style:text-properties style:font-size-complex="14pt" fo:language="en" fo:country="US"/>
    </style:style>
    <style:style style:name="T704" style:parent-style-name="Основнойшрифтабзаца" style:family="text">
      <style:text-properties style:font-size-complex="14pt" fo:language="en" fo:country="US"/>
    </style:style>
    <style:style style:name="T705" style:parent-style-name="Основнойшрифтабзаца" style:family="text">
      <style:text-properties style:font-size-complex="14pt"/>
    </style:style>
    <style:style style:name="T706" style:parent-style-name="Основнойшрифтабзаца" style:family="text">
      <style:text-properties style:font-size-complex="14pt" fo:language="en" fo:country="US"/>
    </style:style>
    <style:style style:name="T707" style:parent-style-name="Основнойшрифтабзаца" style:family="text">
      <style:text-properties style:font-size-complex="14pt"/>
    </style:style>
    <style:style style:name="T708" style:parent-style-name="Основнойшрифтабзаца" style:family="text">
      <style:text-properties style:font-size-complex="14pt" fo:language="en" fo:country="US"/>
    </style:style>
    <style:style style:name="T709" style:parent-style-name="Основнойшрифтабзаца" style:family="text">
      <style:text-properties style:font-size-complex="14pt"/>
    </style:style>
    <style:style style:name="T710" style:parent-style-name="Основнойшрифтабзаца" style:family="text">
      <style:text-properties style:font-size-complex="14pt" fo:language="en" fo:country="US"/>
    </style:style>
    <style:style style:name="T711" style:parent-style-name="Основнойшрифтабзаца" style:family="text">
      <style:text-properties fo:language="ru" fo:country="RU"/>
    </style:style>
    <style:style style:name="P712" style:parent-style-name="м2" style:family="paragraph">
      <style:text-properties fo:language="ru" fo:country="RU"/>
    </style:style>
    <style:style style:name="P713" style:parent-style-name="м2" style:family="paragraph">
      <style:text-properties fo:language="ru" fo:country="RU"/>
    </style:style>
    <style:style style:name="T714" style:parent-style-name="Основнойшрифтабзаца" style:family="text">
      <style:text-properties fo:language="ru" fo:country="RU"/>
    </style:style>
    <style:style style:name="T715" style:parent-style-name="Основнойшрифтабзаца" style:family="text">
      <style:text-properties fo:language="ru" fo:country="RU"/>
    </style:style>
    <style:style style:name="P716" style:parent-style-name="м2" style:family="paragraph">
      <style:text-properties fo:language="ru" fo:country="RU"/>
    </style:style>
    <style:style style:name="P717" style:parent-style-name="м2" style:family="paragraph">
      <style:text-properties fo:language="ru" fo:country="RU"/>
    </style:style>
    <style:style style:name="T718" style:parent-style-name="Основнойшрифтабзаца" style:family="text">
      <style:text-properties fo:language="ru" fo:country="RU"/>
    </style:style>
    <style:style style:name="T719" style:parent-style-name="Основнойшрифтабзаца" style:family="text">
      <style:text-properties fo:language="ru" fo:country="RU"/>
    </style:style>
    <style:style style:name="P720" style:parent-style-name="м2" style:family="paragraph">
      <style:text-properties fo:language="ru" fo:country="RU"/>
    </style:style>
    <style:style style:name="P721" style:parent-style-name="м2" style:family="paragraph">
      <style:text-properties fo:language="ru" fo:country="RU"/>
    </style:style>
    <style:style style:name="T722" style:parent-style-name="Основнойшрифтабзаца" style:family="text">
      <style:text-properties fo:language="ru" fo:country="RU"/>
    </style:style>
    <style:style style:name="T723" style:parent-style-name="Основнойшрифтабзаца" style:family="text">
      <style:text-properties fo:language="ru" fo:country="RU"/>
    </style:style>
    <style:style style:name="T724" style:parent-style-name="Основнойшрифтабзаца" style:family="text">
      <style:text-properties fo:language="ru" fo:country="RU"/>
    </style:style>
    <style:style style:name="T725" style:parent-style-name="Основнойшрифтабзаца" style:family="text">
      <style:text-properties fo:language="ru" fo:country="RU"/>
    </style:style>
    <style:style style:name="T726" style:parent-style-name="Основнойшрифтабзаца" style:family="text">
      <style:text-properties fo:language="ru" fo:country="RU"/>
    </style:style>
    <style:style style:name="T727" style:parent-style-name="Основнойшрифтабзаца" style:family="text">
      <style:text-properties fo:language="ru" fo:country="RU"/>
    </style:style>
    <style:style style:name="T728" style:parent-style-name="Основнойшрифтабзаца" style:family="text">
      <style:text-properties fo:language="ru" fo:country="RU"/>
    </style:style>
    <style:style style:name="T729" style:parent-style-name="Основнойшрифтабзаца" style:family="text">
      <style:text-properties fo:language="ru" fo:country="RU"/>
    </style:style>
    <style:style style:name="T730" style:parent-style-name="Основнойшрифтабзаца" style:family="text">
      <style:text-properties fo:language="ru" fo:country="RU"/>
    </style:style>
    <style:style style:name="T731" style:parent-style-name="Основнойшрифтабзаца" style:family="text">
      <style:text-properties fo:language="ru" fo:country="RU"/>
    </style:style>
    <style:style style:name="P732" style:parent-style-name="м2" style:family="paragraph">
      <style:text-properties fo:language="ru" fo:country="RU"/>
    </style:style>
    <style:style style:name="T733" style:parent-style-name="Основнойшрифтабзаца" style:family="text">
      <style:text-properties style:font-size-complex="14pt"/>
    </style:style>
    <style:style style:name="T734" style:parent-style-name="Основнойшрифтабзаца" style:family="text">
      <style:text-properties style:font-size-complex="14pt"/>
    </style:style>
    <style:style style:name="T735" style:parent-style-name="Основнойшрифтабзаца" style:family="text">
      <style:text-properties style:font-size-complex="14pt"/>
    </style:style>
    <style:style style:name="T736" style:parent-style-name="Основнойшрифтабзаца" style:family="text">
      <style:text-properties style:font-size-complex="14pt"/>
    </style:style>
    <style:style style:name="T737" style:parent-style-name="Основнойшрифтабзаца" style:family="text">
      <style:text-properties style:font-size-complex="14pt"/>
    </style:style>
    <style:style style:name="T738" style:parent-style-name="Основнойшрифтабзаца" style:family="text">
      <style:text-properties style:font-size-complex="14pt"/>
    </style:style>
    <style:style style:name="T739" style:parent-style-name="Основнойшрифтабзаца" style:family="text">
      <style:text-properties style:font-size-complex="14pt"/>
    </style:style>
    <style:style style:name="T740" style:parent-style-name="Основнойшрифтабзаца" style:family="text">
      <style:text-properties style:font-size-complex="14pt"/>
    </style:style>
    <style:style style:name="T741" style:parent-style-name="Основнойшрифтабзаца" style:family="text">
      <style:text-properties fo:language="ru" fo:country="RU"/>
    </style:style>
    <style:style style:name="P742" style:parent-style-name="м2" style:family="paragraph">
      <style:text-properties fo:language="ru" fo:country="RU"/>
    </style:style>
    <style:style style:name="T743" style:parent-style-name="Основнойшрифтабзаца" style:family="text">
      <style:text-properties fo:language="ru" fo:country="RU"/>
    </style:style>
    <style:style style:name="T744" style:parent-style-name="Основнойшрифтабзаца" style:family="text">
      <style:text-properties fo:language="ru" fo:country="RU"/>
    </style:style>
    <style:style style:name="T745" style:parent-style-name="Основнойшрифтабзаца" style:family="text">
      <style:text-properties fo:language="ru" fo:country="RU"/>
    </style:style>
    <style:style style:name="P746" style:parent-style-name="м2" style:family="paragraph">
      <style:text-properties fo:language="ru" fo:country="RU"/>
    </style:style>
    <style:style style:name="T747" style:parent-style-name="Основнойшрифтабзаца" style:family="text">
      <style:text-properties fo:language="ru" fo:country="RU"/>
    </style:style>
    <style:style style:name="T748" style:parent-style-name="Основнойшрифтабзаца" style:family="text">
      <style:text-properties fo:language="ru" fo:country="RU"/>
    </style:style>
    <style:style style:name="T749" style:parent-style-name="Основнойшрифтабзаца" style:family="text">
      <style:text-properties fo:language="ru" fo:country="RU"/>
    </style:style>
    <style:style style:name="T750" style:parent-style-name="Основнойшрифтабзаца" style:family="text">
      <style:text-properties fo:language="ru" fo:country="RU"/>
    </style:style>
    <style:style style:name="P751" style:parent-style-name="м2" style:family="paragraph">
      <style:text-properties fo:language="ru" fo:country="RU"/>
    </style:style>
    <style:style style:name="T752" style:parent-style-name="Основнойшрифтабзаца" style:family="text">
      <style:text-properties fo:language="ru" fo:country="RU"/>
    </style:style>
    <style:style style:name="T753" style:parent-style-name="Основнойшрифтабзаца" style:family="text">
      <style:text-properties fo:language="ru" fo:country="RU"/>
    </style:style>
    <style:style style:name="T754" style:parent-style-name="Основнойшрифтабзаца" style:family="text">
      <style:text-properties fo:language="ru" fo:country="RU"/>
    </style:style>
    <style:style style:name="T755" style:parent-style-name="Основнойшрифтабзаца" style:family="text">
      <style:text-properties fo:language="ru" fo:country="RU"/>
    </style:style>
    <style:style style:name="P756" style:parent-style-name="м2" style:family="paragraph">
      <style:text-properties fo:language="ru" fo:country="RU"/>
    </style:style>
    <style:style style:name="T757" style:parent-style-name="Основнойшрифтабзаца" style:family="text">
      <style:text-properties fo:language="ru" fo:country="RU"/>
    </style:style>
    <style:style style:name="P758" style:parent-style-name="м2" style:family="paragraph">
      <style:text-properties fo:language="ru" fo:country="RU"/>
    </style:style>
    <style:style style:name="T759" style:parent-style-name="Основнойшрифтабзаца" style:family="text">
      <style:text-properties fo:language="ru" fo:country="RU"/>
    </style:style>
    <style:style style:name="T760" style:parent-style-name="Основнойшрифтабзаца" style:family="text">
      <style:text-properties fo:language="en" fo:country="US"/>
    </style:style>
    <style:style style:name="T761" style:parent-style-name="Основнойшрифтабзаца" style:family="text">
      <style:text-properties fo:language="en" fo:country="US"/>
    </style:style>
    <style:style style:name="T762" style:parent-style-name="Основнойшрифтабзаца" style:family="text">
      <style:text-properties fo:language="en" fo:country="US"/>
    </style:style>
    <style:style style:name="T763" style:parent-style-name="Основнойшрифтабзаца" style:family="text">
      <style:text-properties fo:language="en" fo:country="US"/>
    </style:style>
    <style:style style:name="T764" style:parent-style-name="Основнойшрифтабзаца" style:family="text">
      <style:text-properties fo:language="en" fo:country="US"/>
    </style:style>
    <style:style style:name="T765" style:parent-style-name="Основнойшрифтабзаца" style:family="text">
      <style:text-properties fo:language="en" fo:country="US"/>
    </style:style>
    <style:style style:name="T766" style:parent-style-name="Основнойшрифтабзаца" style:family="text">
      <style:text-properties fo:language="en" fo:country="US"/>
    </style:style>
    <style:style style:name="T767" style:parent-style-name="Основнойшрифтабзаца" style:family="text">
      <style:text-properties fo:language="ru" fo:country="RU"/>
    </style:style>
    <style:style style:name="P768" style:parent-style-name="м2" style:family="paragraph">
      <style:text-properties fo:language="ru" fo:country="RU"/>
    </style:style>
    <style:style style:name="P769" style:parent-style-name="м2" style:family="paragraph">
      <style:text-properties fo:language="ru" fo:country="RU"/>
    </style:style>
    <style:style style:name="T770" style:parent-style-name="Основнойшрифтабзаца" style:family="text">
      <style:text-properties fo:language="ru" fo:country="RU"/>
    </style:style>
    <style:style style:name="T771" style:parent-style-name="Основнойшрифтабзаца" style:family="text">
      <style:text-properties fo:language="ru" fo:country="RU"/>
    </style:style>
    <style:style style:name="T772" style:parent-style-name="Основнойшрифтабзаца" style:family="text">
      <style:text-properties fo:language="ru" fo:country="RU"/>
    </style:style>
    <style:style style:name="T773" style:parent-style-name="Основнойшрифтабзаца" style:family="text">
      <style:text-properties fo:language="ru" fo:country="RU"/>
    </style:style>
    <style:style style:name="P774" style:parent-style-name="м2" style:family="paragraph">
      <style:text-properties fo:language="ru" fo:country="RU"/>
    </style:style>
    <style:style style:name="T775" style:parent-style-name="Основнойшрифтабзаца" style:family="text">
      <style:text-properties fo:language="ru" fo:country="RU"/>
    </style:style>
    <style:style style:name="T776" style:parent-style-name="Основнойшрифтабзаца" style:family="text">
      <style:text-properties fo:language="ru" fo:country="RU"/>
    </style:style>
    <style:style style:name="T777" style:parent-style-name="Основнойшрифтабзаца" style:family="text">
      <style:text-properties fo:language="ru" fo:country="RU"/>
    </style:style>
    <style:style style:name="T778" style:parent-style-name="Основнойшрифтабзаца" style:family="text">
      <style:text-properties fo:language="ru" fo:country="RU"/>
    </style:style>
    <style:style style:name="T779" style:parent-style-name="Основнойшрифтабзаца" style:family="text">
      <style:text-properties fo:language="ru" fo:country="RU"/>
    </style:style>
    <style:style style:name="T780" style:parent-style-name="Основнойшрифтабзаца" style:family="text">
      <style:text-properties fo:language="ru" fo:country="RU"/>
    </style:style>
    <style:style style:name="P781" style:parent-style-name="м2" style:family="paragraph">
      <style:text-properties fo:language="ru" fo:country="RU"/>
    </style:style>
    <style:style style:name="T782" style:parent-style-name="Основнойшрифтабзаца" style:family="text">
      <style:text-properties fo:language="ru" fo:country="RU"/>
    </style:style>
    <style:style style:name="T783" style:parent-style-name="Основнойшрифтабзаца" style:family="text">
      <style:text-properties fo:language="ru" fo:country="RU"/>
    </style:style>
    <style:style style:name="T784" style:parent-style-name="Основнойшрифтабзаца" style:family="text">
      <style:text-properties fo:language="ru" fo:country="RU"/>
    </style:style>
    <style:style style:name="T785" style:parent-style-name="Основнойшрифтабзаца" style:family="text">
      <style:text-properties fo:language="ru" fo:country="RU"/>
    </style:style>
    <style:style style:name="T786" style:parent-style-name="Основнойшрифтабзаца" style:family="text">
      <style:text-properties fo:language="ru" fo:country="RU"/>
    </style:style>
    <style:style style:name="T787" style:parent-style-name="Основнойшрифтабзаца" style:family="text">
      <style:text-properties fo:language="ru" fo:country="RU"/>
    </style:style>
    <style:style style:name="P788" style:parent-style-name="м2" style:family="paragraph">
      <style:text-properties fo:language="ru" fo:country="RU"/>
    </style:style>
    <style:style style:name="P789" style:parent-style-name="м2" style:family="paragraph">
      <style:text-properties fo:language="ru" fo:country="RU"/>
    </style:style>
    <style:style style:name="T790" style:parent-style-name="Основнойшрифтабзаца" style:family="text">
      <style:text-properties fo:language="ru" fo:country="RU"/>
    </style:style>
    <style:style style:name="T791" style:parent-style-name="Основнойшрифтабзаца" style:family="text">
      <style:text-properties fo:language="ru" fo:country="RU"/>
    </style:style>
    <style:style style:name="T792" style:parent-style-name="Основнойшрифтабзаца" style:family="text">
      <style:text-properties fo:language="ru" fo:country="RU"/>
    </style:style>
    <style:style style:name="T793" style:parent-style-name="Основнойшрифтабзаца" style:family="text">
      <style:text-properties fo:language="ru" fo:country="RU"/>
    </style:style>
    <style:style style:name="P794" style:parent-style-name="м2" style:family="paragraph">
      <style:text-properties fo:language="ru" fo:country="RU"/>
    </style:style>
    <style:style style:name="T795" style:parent-style-name="Основнойшрифтабзаца" style:family="text">
      <style:text-properties style:font-size-complex="14pt"/>
    </style:style>
    <style:style style:name="T796" style:parent-style-name="Основнойшрифтабзаца" style:family="text">
      <style:text-properties style:font-size-complex="14pt"/>
    </style:style>
    <style:style style:name="T797" style:parent-style-name="Основнойшрифтабзаца" style:family="text">
      <style:text-properties style:font-size-complex="14pt"/>
    </style:style>
    <style:style style:name="T798" style:parent-style-name="Основнойшрифтабзаца" style:family="text">
      <style:text-properties style:font-size-complex="14pt"/>
    </style:style>
    <style:style style:name="T799" style:parent-style-name="Основнойшрифтабзаца" style:family="text">
      <style:text-properties style:font-size-complex="14pt"/>
    </style:style>
    <style:style style:name="T800" style:parent-style-name="Основнойшрифтабзаца" style:family="text">
      <style:text-properties style:font-size-complex="14pt"/>
    </style:style>
    <style:style style:name="T801" style:parent-style-name="Основнойшрифтабзаца" style:family="text">
      <style:text-properties style:font-size-complex="14pt"/>
    </style:style>
    <style:style style:name="T802" style:parent-style-name="Основнойшрифтабзаца" style:family="text">
      <style:text-properties style:font-size-complex="14pt"/>
    </style:style>
    <style:style style:name="T803" style:parent-style-name="Основнойшрифтабзаца" style:family="text">
      <style:text-properties style:font-size-complex="14pt"/>
    </style:style>
    <style:style style:name="T804" style:parent-style-name="Основнойшрифтабзаца" style:family="text">
      <style:text-properties style:font-size-complex="14pt"/>
    </style:style>
    <style:style style:name="P805" style:parent-style-name="м2" style:family="paragraph">
      <style:text-properties style:font-name-asian="Courier New"/>
    </style:style>
    <style:style style:name="P806" style:parent-style-name="м2" style:family="paragraph">
      <style:text-properties style:font-name-asian="Courier New"/>
    </style:style>
    <style:style style:name="P807" style:parent-style-name="м2" style:family="paragraph">
      <style:text-properties style:font-name-asian="Courier New"/>
    </style:style>
    <style:style style:name="P808" style:parent-style-name="м2" style:family="paragraph">
      <style:text-properties style:font-name-asian="Courier New"/>
    </style:style>
    <style:style style:name="P809" style:parent-style-name="м2" style:family="paragraph">
      <style:text-properties style:font-name-asian="Courier New"/>
    </style:style>
    <style:style style:name="P810" style:parent-style-name="м2" style:family="paragraph">
      <style:text-properties style:font-name-asian="Courier New"/>
    </style:style>
    <style:style style:name="P811" style:parent-style-name="м2" style:family="paragraph">
      <style:text-properties style:font-name-asian="Courier New"/>
    </style:style>
    <style:style style:name="P812" style:parent-style-name="м2" style:family="paragraph">
      <style:text-properties style:font-name-asian="Courier New"/>
    </style:style>
    <style:style style:name="P813" style:parent-style-name="м2" style:family="paragraph">
      <style:text-properties style:font-name-asian="Courier New"/>
    </style:style>
    <style:style style:name="P814" style:parent-style-name="м1" style:family="paragraph">
      <style:text-properties style:font-name-asian="Courier New"/>
    </style:style>
    <style:style style:name="P815" style:parent-style-name="м1" style:family="paragraph">
      <style:text-properties style:font-name-asian="Courier New"/>
    </style:style>
    <style:style style:name="P816" style:parent-style-name="Textbody" style:family="paragraph">
      <style:paragraph-properties fo:break-before="page" fo:text-indent="0in"/>
    </style:style>
    <style:style style:name="T817" style:parent-style-name="Основнойшрифтабзаца" style:family="text">
      <style:text-properties fo:font-weight="bold" style:font-weight-asian="bold" style:font-weight-complex="bold"/>
    </style:style>
    <style:style style:name="T818" style:parent-style-name="Основнойшрифтабзаца" style:family="text">
      <style:text-properties fo:font-weight="bold" style:font-weight-asian="bold" style:font-weight-complex="bold"/>
    </style:style>
  </office:automatic-styles>
  <office:body>
    <office:text text:use-soft-page-breaks="true">
      <text:p text:style-name="P1">МИНОБРНАУКИ РОССИИ</text:p>
      <text:p text:style-name="P4">Санкт-Петербургский государственный</text:p>
      <text:p text:style-name="P5">электротехнический университет</text:p>
      <text:p text:style-name="P6">«ЛЭТИ» им. В.И. Ульянова (Ленина)</text:p>
      <text:p text:style-name="P7">Кафедра МО ЭВМ</text:p>
      <text:p text:style-name="P8"/>
      <text:p text:style-name="P9"/>
      <text:p text:style-name="P10"/>
      <text:p text:style-name="P11"/>
      <text:p text:style-name="P12"/>
      <text:p text:style-name="P13"/>
      <text:p text:style-name="P14"/>
      <text:p text:style-name="P15"><text:span text:style-name="T16">отчет</text:span></text:p>
      <text:p text:style-name="P17"><text:span text:style-name="T18">по лабораторной работе</text:span><text:span text:style-name="T19"><text:s/></text:span><text:span text:style-name="T20">№5-6</text:span></text:p>
      <text:p text:style-name="P21"><text:span text:style-name="T22">по дисциплине<text:s/></text:span><text:span text:style-name="T23">«</text:span><text:span text:style-name="T24">Операционные системы</text:span><text:span text:style-name="T25">»</text:span></text:p>
      <text:p text:style-name="P26"><text:span text:style-name="T27">Тема</text:span><text:span text:style-name="T28">:</text:span><text:span text:style-name="T29"><text:s/></text:span><text:span text:style-name="T30">IPC</text:span></text:p>
      <text:p text:style-name="P31"/>
      <text:p text:style-name="P32"/>
      <text:p text:style-name="P33"/>
      <text:p text:style-name="P34"/>
      <text:p text:style-name="P35"/>
      <text:p text:style-name="P36"/>
      <table:table table:style-name="Table37">
        <table:table-columns>
          <table:table-column table:style-name="TableColumn38"/>
          <table:table-column table:style-name="TableColumn39"/>
          <table:table-column table:style-name="TableColumn40"/>
        </table:table-columns>
        <table:table-row table:style-name="TableRow41">
          <table:table-cell table:style-name="TableCell42">
            <text:p text:style-name="P43"><text:span text:style-name="T44">Студент гр.<text:s/></text:span><text:span text:style-name="T45">1384</text:span></text:p>
          </table:table-cell>
          <table:table-cell table:style-name="TableCell46">
            <text:p text:style-name="P47"/>
          </table:table-cell>
          <table:table-cell table:style-name="TableCell48">
            <text:p text:style-name="P49"><text:span text:style-name="T50">Усачева Д.В.</text:span></text:p>
          </table:table-cell>
        </table:table-row>
        <table:table-row table:style-name="TableRow51">
          <table:table-cell table:style-name="TableCell52">
            <text:p text:style-name="P53">Преподаватель</text:p>
          </table:table-cell>
          <table:table-cell table:style-name="TableCell54">
            <text:p text:style-name="P55"/>
          </table:table-cell>
          <table:table-cell table:style-name="TableCell56">
            <text:p text:style-name="P57">Душутина Е. В.</text:p>
          </table:table-cell>
        </table:table-row>
      </table:table>
      <text:p text:style-name="P58"/>
      <text:p text:style-name="P59"/>
      <text:p text:style-name="P60"/>
      <text:p text:style-name="P61">Санкт-Петербург</text:p>
      <text:p text:style-name="P62">2023</text:p>
      <text:soft-page-break/>
      <text:h text:style-name="P63" text:outline-level="2">Цель работы.</text:h>
      <text:p text:style-name="Textbody">Изучить порождение и запуск процессов, взаимодействие родственных процессов и управление процессами посредством сигналов.</text:p>
      <text:p text:style-name="Textbody"><text:span text:style-name="T64">Выполнение работы.</text:span></text:p>
      <text:p text:style-name="Standard">Задание 1. <text:s/></text:p>
      <text:p text:style-name="Standard">Создана программа, позволяющая изменить диспозицию сигналов, а именно, установить:</text:p>
      <text:p text:style-name="Standard">- обработчик пользовательских сигналов SIGUSR1 и SIGUSR2;</text:p>
      <text:p text:style-name="Standard">- реакцию по умолчанию на сигнал SIGINT;</text:p>
      <text:p text:style-name="Standard">- игнорирование сигнала SIGCHLD;</text:p>
      <text:p text:style-name="Standard">Породить процесс-копию и уйти в ожидание сигналов. Обработчик сигналов должен содержать восстановление диспозиции и оповещение на экране о полученном (удачно или неудачно) сигнале и идентификаторе родительского процесса. Процесс-потомок, получив идентификатор родительского процесса, должен отправить процессу-отцу сигнал SIGUSR1 и извещение об удачной или неудачной отправке указанного сигнала. Остальные сигналы можно сгенерировать из командной строки.</text:p>
      <text:p text:style-name="Standard">Листинг 1 – Код программы 1.c (взят из методических указаний):</text:p>
      <text:p text:style-name="P65">#include &lt;stdio.h&gt;</text:p>
      <text:p text:style-name="P66">#include &lt;signal.h&gt;</text:p>
      <text:p text:style-name="P67">#include &lt;unistd.h&gt;</text:p>
      <text:p text:style-name="P68">#include &lt;stdlib.h&gt;</text:p>
      <text:p text:style-name="P69">#include &lt;sys/wait.h&gt;</text:p>
      <text:p text:style-name="P70"/>
      <text:p text:style-name="P71"/>
      <text:p text:style-name="P72">static void sigHandler(int sig) {</text:p>
      <text:p text:style-name="P73"><text:s text:c="4"/>printf("Caught signal %s\n", sig == SIGUSR1 ? "SIGUSR1" : "SIGUSR2");</text:p>
      <text:p text:style-name="P74"><text:s text:c="4"/>printf("Parent = %d\n", getppid());</text:p>
      <text:p text:style-name="P75"><text:s text:c="4"/>// Restore the old disposition</text:p>
      <text:p text:style-name="P76"><text:s text:c="4"/>signal(sig, SIG_DFL);</text:p>
      <text:p text:style-name="P77">}</text:p>
      <text:p text:style-name="P78"/>
      <text:p text:style-name="P79">int main() {</text:p>
      <text:p text:style-name="P80"><text:s text:c="4"/>printf("\nFather started: pid = %i, ppid = %i\n", getpid(), getppid());</text:p>
      <text:p text:style-name="P81"/>
      <text:p text:style-name="P82"><text:s text:c="4"/>signal(SIGUSR1, sigHandler);</text:p>
      <text:p text:style-name="P83"><text:s text:c="4"/>signal(SIGUSR2, sigHandler);</text:p>
      <text:p text:style-name="P84"><text:s text:c="4"/>signal(SIGINT, SIG_DFL);</text:p>
      <text:p text:style-name="P85"><text:s text:c="4"/>signal(SIGCHLD, SIG_IGN);</text:p>
      <text:p text:style-name="P86"/>
      <text:p text:style-name="P87"><text:s text:c="4"/>int forkRes = fork();</text:p>
      <text:p text:style-name="P88"/>
      <text:p text:style-name="P89"><text:s text:c="4"/>if (forkRes == 0) {</text:p>
      <text:p text:style-name="P90"><text:s text:c="8"/>// Child process</text:p>
      <text:p text:style-name="P91"><text:s text:c="8"/>printf("\nSon started: pid = %i, ppid = %i\n", getpid(), getppid());</text:p>
      <text:p text:style-name="P92"/>
      <text:p text:style-name="P93"><text:s text:c="8"/>// Send signals to parent</text:p>
      <text:p text:style-name="P94"><text:span text:style-name="T95"><text:s text:c="8"/>if (kill(getppid(), SIGUSR1) !=<text:s/></text:span><text:span text:style-name="T96">0) {</text:span></text:p>
      <text:p text:style-name="P97"><text:span text:style-name="T98"><text:s text:c="12"/></text:span><text:span text:style-name="T99">printf("Error while sending SIGUSR1\n");</text:span></text:p>
      <text:p text:style-name="P100"><text:s text:c="12"/>exit(1);</text:p>
      <text:p text:style-name="P101"><text:s text:c="8"/>}</text:p>
      <text:p text:style-name="P102"><text:s text:c="8"/>printf("Successfully sent SIGUSR1\n");</text:p>
      <text:p text:style-name="P103"/>
      <text:p text:style-name="P104"><text:s text:c="8"/>return 0;</text:p>
      <text:p text:style-name="P105"><text:s text:c="4"/>}</text:p>
      <text:p text:style-name="P106"/>
      <text:p text:style-name="P107"><text:s text:c="4"/>// Parent process</text:p>
      <text:p text:style-name="P108"><text:s text:c="4"/>wait(NULL); // Wait for child to finish</text:p>
      <text:p text:style-name="P109"/>
      <text:p text:style-name="P110"><text:s text:c="4"/>for (;;) {</text:p>
      <text:p text:style-name="P111"><text:s text:c="8"/>pause(); // Wait for signals</text:p>
      <text:p text:style-name="P112"><text:s text:c="4"/>}</text:p>
      <text:p text:style-name="P113"/>
      <text:p text:style-name="P114"><text:span text:style-name="T115"><text:s text:c="4"/></text:span><text:span text:style-name="T116">return 0;</text:span></text:p>
      <text:p text:style-name="P117">}</text:p>
      <text:p text:style-name="P118"/>
      <text:p text:style-name="P119">./1<text:s/></text:p>
      <text:p text:style-name="Standard">Процесс-потомок отправил сигнал SIGUSR1, а процесс-отец его успешно принял. Отправим еще 3 сигнала процессу-отцу: SIGCHLD, SIGUSR2, SIGINT:</text:p>
      <text:p text:style-name="Standard">Листинг 2 – Вывод программы:<text:span text:style-name="T120"><text:s/></text:span></text:p>
      <text:p text:style-name="P121">./1 &amp;</text:p>
      <text:p text:style-name="P122">[1] 267</text:p>
      <text:p text:style-name="P123">Father started: pid = 267, ppid = 249</text:p>
      <text:p text:style-name="P124">Son started: pid = 268, ppid = 267</text:p>
      <text:p text:style-name="P125">Successfully sent SIGUSR1</text:p>
      <text:p text:style-name="P126">Caught signal SIGUSR1</text:p>
      <text:p text:style-name="P127">Parent = 249</text:p>
      <text:p text:style-name="P128">sudo kill -SIGCHLD 267</text:p>
      <text:p text:style-name="P129">dari@DESKTOP-7CDTIKD:~/4_sem/os/5/1$ sudo kill -SIGUSR2 267</text:p>
      <text:p text:style-name="P130">Caught signal SIGUSR2</text:p>
      <text:p text:style-name="P131">Parent = 249</text:p>
      <text:p text:style-name="P132">dari@DESKTOP-7CDTIKD:~/4_sem/os/5/1$ sudo kill -SIGINT 267</text:p>
      <text:p text:style-name="P133"><text:span text:style-name="T134">[1]+ <text:s/></text:span><text:span text:style-name="T135">Interrupt</text:span></text:p>
      <text:p text:style-name="Standard"><text:tab/>Сигнал SIGUSR2 также был «пойман», на сигнал SIGCHLD не последовало никакой реакции (так как он был проигнорирован), и сигнал SIGINT привел к завершению работы.</text:p>
      <text:p text:style-name="Standard">Листинг<text:span text:style-name="T136"><text:s/></text:span><text:span text:style-name="T137">3</text:span><text:span text:style-name="T138"><text:s/>–<text:s/></text:span>Вывод<text:span text:style-name="T139"><text:s/></text:span>программы<text:span text:style-name="T140">:</text:span><text:span text:style-name="T141"><text:s/></text:span></text:p>
      <text:p text:style-name="P142"><text:tab/>Father started: pid = 275, ppid = 249</text:p>
      <text:p text:style-name="P143">Son started: pid = 276, ppid = 275</text:p>
      <text:p text:style-name="P144">Successfully sent SIGUSR1</text:p>
      <text:p text:style-name="P145">Caught signal SIGUSR1</text:p>
      <text:p text:style-name="P146">Parent = 249</text:p>
      <text:p text:style-name="P147">sudo kill -SIGUSR2 275</text:p>
      <text:p text:style-name="P148">Caught signal SIGUSR2</text:p>
      <text:p text:style-name="P149">Parent = 249</text:p>
      <text:p text:style-name="P150">dari@DESKTOP-7CDTIKD:~/4_sem/os/5/1$ sudo kill -SIGUSR2 275</text:p>
      <text:p text:style-name="Обычный">[1]+ <text:s/>User defined signal 2 <text:s text:c="2"/>./1</text:p>
      <text:p text:style-name="Standard"><text:tab/>В результате первый сигнал был «пойман», второй обработался по умолчанию. Это происходит потому, что в обработчике прерываний после первого приема сигнала происходит восстановление диспозиции сигналов. Аналогичная ситуация была бы при двукратной отправке процессу сигнала SIGUSR1.</text:p>
      <text:p text:style-name="Standard"><text:tab/>Теперь проведем эксперимент для нескольких процессов, первый из них отправляет пользовательский сигнал SIGUSR1, второй отправляет SIGUSR2, третий SIGCHLD.</text:p>
      <text:p text:style-name="Standard">Листинг 4 – Код программы<text:s/><text:span text:style-name="T151">father</text:span>.<text:span text:style-name="T152">c</text:span>:</text:p>
      <text:p text:style-name="P153">#include &lt;stdio.h&gt;</text:p>
      <text:p text:style-name="P154">#include &lt;signal.h&gt;</text:p>
      <text:p text:style-name="P155">#include &lt;unistd.h&gt;</text:p>
      <text:p text:style-name="P156">#include &lt;stdlib.h&gt;</text:p>
      <text:p text:style-name="P157">#include &lt;sys/wait.h&gt;</text:p>
      <text:p text:style-name="P158"/>
      <text:p text:style-name="P159">static void sigHandler(int sig) {</text:p>
      <text:p text:style-name="P160"><text:tab/>printf("Catched signal %s\n",sig == SIGUSR1 ? "SIGUSR1": "SIGUSR2");</text:p>
      <text:p text:style-name="P161"><text:tab/>printf("Parent = %d\n",getppid());</text:p>
      <text:p text:style-name="Обычный">// востанавливаем старую диспозицию</text:p>
      <text:p text:style-name="Обычный"><text:tab/>signal(sig,SIG_DFL);</text:p>
      <text:p text:style-name="P162">}</text:p>
      <text:p text:style-name="P163"/>
      <text:p text:style-name="P164">int main() {</text:p>
      <text:p text:style-name="P165"><text:tab/>printf("\nFather started: pid = %i,ppid = %i\n",getpid(),getppid());</text:p>
      <text:p text:style-name="P166"><text:tab/>signal(SIGUSR1, sigHandler);</text:p>
      <text:p text:style-name="P167"><text:tab/>signal(SIGCHLD, SIG_IGN);</text:p>
      <text:p text:style-name="P168"><text:tab/>signal(SIGUSR2, sigHandler);</text:p>
      <text:p text:style-name="P169"/>
      <text:p text:style-name="P170"><text:tab/>int pid1, pid2, pid3;</text:p>
      <text:p text:style-name="P171"><text:s text:c="4"/></text:p>
      <text:p text:style-name="P172"><text:tab/>if((pid1 = fork()) == 0) {</text:p>
      <text:p text:style-name="P173"><text:tab/>execl("son2", "son2", NULL);</text:p>
      <text:p text:style-name="P174"><text:tab/>}</text:p>
      <text:p text:style-name="P175"><text:tab/>if((pid2 = fork()) == 0) {</text:p>
      <text:p text:style-name="P176"><text:tab/>execl("son1", "son1", NULL);</text:p>
      <text:p text:style-name="P177"><text:tab/>}</text:p>
      <text:p text:style-name="P178"><text:s text:c="4"/></text:p>
      <text:p text:style-name="P179"><text:tab/>if((pid3 = fork()) == 0) {</text:p>
      <text:p text:style-name="P180"><text:tab/>execl("son3", "son3", NULL);</text:p>
      <text:p text:style-name="P181"><text:tab/>}</text:p>
      <text:p text:style-name="P182"><text:tab/>wait(NULL);</text:p>
      <text:p text:style-name="P183"><text:tab/>for(;;){</text:p>
      <text:p text:style-name="P184"><text:tab/>pause();</text:p>
      <text:p text:style-name="P185"><text:tab/>}</text:p>
      <text:p text:style-name="P186"><text:tab/>return 0;</text:p>
      <text:p text:style-name="Обычный">}</text:p>
      <text:p text:style-name="Standard">Листинг 5 – Код программы<text:s/><text:span text:style-name="T187">son</text:span>1.<text:span text:style-name="T188">c</text:span>:</text:p>
      <text:p text:style-name="P189">#include &lt;stdio.h&gt;</text:p>
      <text:p text:style-name="P190">#include &lt;signal.h&gt;</text:p>
      <text:p text:style-name="P191">#include &lt;unistd.h&gt;</text:p>
      <text:p text:style-name="P192">#include &lt;stdlib.h&gt;</text:p>
      <text:p text:style-name="P193"/>
      <text:p text:style-name="P194">int main(){</text:p>
      <text:p text:style-name="P195"><text:tab/>printf("\nSon1 started: pid = %i,ppid = %i\n",getpid(),getppid());</text:p>
      <text:p text:style-name="Обычный"><text:span text:style-name="T196"><text:tab/>//<text:s/></text:span>отправляем<text:span text:style-name="T197"><text:s/></text:span>сигналы<text:span text:style-name="T198"><text:s/></text:span>родителю</text:p>
      <text:p text:style-name="P199"><text:tab/>if(kill(getppid(),SIGUSR1) != 0) {</text:p>
      <text:p text:style-name="P200"><text:tab/>printf("Error while sending SIGUSR1\n");</text:p>
      <text:p text:style-name="P201"><text:tab/>exit(1);</text:p>
      <text:p text:style-name="P202"><text:tab/>}</text:p>
      <text:p text:style-name="P203"><text:tab/>printf("Successfully sent SIGUSR1\n");</text:p>
      <text:p text:style-name="Обычный"><text:span text:style-name="T204"><text:tab/>return</text:span><text:s/>0;</text:p>
      <text:p text:style-name="Обычный">}</text:p>
      <text:p text:style-name="Standard">Листинг<text:s/>6 ––<text:s/>Код<text:s/>программы<text:s/><text:span text:style-name="T205">son</text:span>2.<text:span text:style-name="T206">c</text:span>:</text:p>
      <text:p text:style-name="P207">#include &lt;stdio.h&gt;</text:p>
      <text:p text:style-name="P208">#include &lt;signal.h&gt;</text:p>
      <text:p text:style-name="P209">#include &lt;unistd.h&gt;</text:p>
      <text:p text:style-name="P210">#include &lt;stdlib.h&gt;</text:p>
      <text:p text:style-name="P211"/>
      <text:p text:style-name="P212">int main(){</text:p>
      <text:p text:style-name="P213"><text:tab/>printf("\nSon2 started: pid = %i,ppid = %i\n",getpid(),getppid());</text:p>
      <text:p text:style-name="Обычный"><text:span text:style-name="T214"><text:tab/>//<text:s/></text:span>отправляем<text:span text:style-name="T215"><text:s/></text:span>сигналы<text:span text:style-name="T216"><text:s/></text:span>родителю</text:p>
      <text:p text:style-name="P217"><text:tab/>if(kill(getppid(),SIGUSR2) != 0) {</text:p>
      <text:p text:style-name="P218"><text:tab/>printf("Error while sending SIGUSR2\n");</text:p>
      <text:p text:style-name="P219"><text:tab/>exit(1);</text:p>
      <text:p text:style-name="P220"><text:tab/>}</text:p>
      <text:p text:style-name="P221"><text:tab/>printf("Successfully sent SIGUSR2\n");</text:p>
      <text:p text:style-name="Обычный"><text:span text:style-name="T222"><text:tab/>return</text:span><text:s/>0;</text:p>
      <text:p text:style-name="Обычный">}</text:p>
      <text:p text:style-name="Standard">Листинг 7– Код программы<text:s/><text:span text:style-name="T223">son</text:span>3.<text:span text:style-name="T224">c</text:span>:</text:p>
      <text:p text:style-name="P225">#include &lt;stdio.h&gt;</text:p>
      <text:p text:style-name="P226">#include &lt;signal.h&gt;</text:p>
      <text:p text:style-name="P227">#include &lt;unistd.h&gt;</text:p>
      <text:p text:style-name="P228">#include &lt;stdlib.h&gt;</text:p>
      <text:p text:style-name="P229"/>
      <text:p text:style-name="P230">int main(){</text:p>
      <text:p text:style-name="P231"><text:tab/>printf("\nSon3 started: pid = %i,ppid = %i\n",getpid(),getppid());</text:p>
      <text:p text:style-name="Обычный"><text:span text:style-name="T232"><text:tab/>//<text:s/></text:span>отправляем<text:span text:style-name="T233"><text:s/></text:span>сигналы<text:span text:style-name="T234"><text:s/></text:span>родителю</text:p>
      <text:p text:style-name="P235"><text:tab/>if(kill(getppid(),SIGCHLD) != 0) {</text:p>
      <text:p text:style-name="P236"><text:tab/>printf("Error while sending SIGCHLD\n");</text:p>
      <text:p text:style-name="P237"><text:tab/>exit(1);</text:p>
      <text:p text:style-name="P238"><text:tab/>}</text:p>
      <text:p text:style-name="P239"><text:tab/>printf("Successfully sent SIGCHLD\n");</text:p>
      <text:p text:style-name="Обычный"><text:span text:style-name="T240"><text:tab/></text:span>return 0;</text:p>
      <text:p text:style-name="Обычный">}</text:p>
      <text:p text:style-name="P241">Листинг 8 – Результат выполнения программы:</text:p>
      <text:p text:style-name="P242">sudo ./father &amp;</text:p>
      <text:p text:style-name="P243">[2] 703</text:p>
      <text:p text:style-name="P244">dari@DESKTOP-7CDTIKD:~/4_sem/os/5/1$</text:p>
      <text:p text:style-name="P245">Father started: pid = 704,ppid = 703</text:p>
      <text:p text:style-name="P246"/>
      <text:p text:style-name="P247">Son1 started: pid = 706,ppid = 704</text:p>
      <text:p text:style-name="P248"/>
      <text:p text:style-name="P249">Successfully sent SIGUSR1</text:p>
      <text:p text:style-name="P250">Son2 started: pid = 705,ppid = 704</text:p>
      <text:p text:style-name="P251">Successfully sent SIGUSR2</text:p>
      <text:p text:style-name="P252">Catched signal SIGUSR1</text:p>
      <text:p text:style-name="P253">Catched signal SIGUSR2</text:p>
      <text:p text:style-name="P254">Parent = 703</text:p>
      <text:p text:style-name="P255">Parent = 703</text:p>
      <text:p text:style-name="P256">l SIGUSR1</text:p>
      <text:p text:style-name="P257">Parent = 703</text:p>
      <text:p text:style-name="P258"/>
      <text:p text:style-name="P259">Son3 started: pid = 707,ppid = 704</text:p>
      <text:p text:style-name="P260">Successfully sent SIGCHLD</text:p>
      <text:p text:style-name="P261">sudo kill -SIGUSR1 704</text:p>
      <text:p text:style-name="Безинтервала">[2]- <text:s/>User defined signal 1 <text:s text:c="2"/>sudo ./father</text:p>
      <text:p text:style-name="Standard">Теперь для эксперимента напишем программу, в которой 2 потока отлавливают пользовательские сигналы.</text:p>
      <text:p text:style-name="Standard">Листинг 9 – Код программы<text:s/><text:span text:style-name="T262">threads</text:span>.<text:span text:style-name="T263">c</text:span>:</text:p>
      <text:p text:style-name="P264">#include &lt;pthread.h&gt;</text:p>
      <text:p text:style-name="P265">#include &lt;signal.h&gt;</text:p>
      <text:p text:style-name="P266">#include &lt;stdio.h&gt;</text:p>
      <text:p text:style-name="P267">#include &lt;stdlib.h&gt;</text:p>
      <text:p text:style-name="P268">#include &lt;unistd.h&gt;</text:p>
      <text:p text:style-name="P269">#include &lt;sys/syscall.h&gt;</text:p>
      <text:p text:style-name="P270">void* thread1_function(void* arg);</text:p>
      <text:p text:style-name="P271">void* thread2_function(void* arg);</text:p>
      <text:p text:style-name="P272"/>
      <text:p text:style-name="P273">int main()</text:p>
      <text:p text:style-name="P274">{</text:p>
      <text:p text:style-name="P275"><text:s text:c="4"/>sigset_t signal_set;</text:p>
      <text:p text:style-name="P276"><text:s text:c="4"/>sigemptyset(&amp;signal_set);</text:p>
      <text:p text:style-name="P277"><text:s text:c="4"/>sigaddset(&amp;signal_set, SIGUSR1);</text:p>
      <text:p text:style-name="P278"><text:s text:c="4"/>sigaddset(&amp;signal_set, SIGUSR2);</text:p>
      <text:p text:style-name="P279"><text:s text:c="4"/>pthread_sigmask(SIG_BLOCK, &amp;signal_set, NULL);</text:p>
      <text:p text:style-name="P280"/>
      <text:p text:style-name="Обычный"><text:span text:style-name="T281"><text:s text:c="4"/>//<text:s/></text:span>Создание<text:span text:style-name="T282"><text:s/></text:span>потоков</text:p>
      <text:p text:style-name="P283"><text:s text:c="4"/>pthread_t thread1, thread2;</text:p>
      <text:p text:style-name="P284"><text:s text:c="4"/>pthread_create(&amp;thread1, NULL, thread1_function, &amp;signal_set);</text:p>
      <text:p text:style-name="P285"><text:s text:c="4"/>pthread_create(&amp;thread2, NULL, thread2_function, &amp;signal_set);</text:p>
      <text:p text:style-name="P286"/>
      <text:p text:style-name="Обычный"><text:span text:style-name="T287"><text:s text:c="4"/></text:span>// Ожидание завершения потоков</text:p>
      <text:p text:style-name="Обычный"><text:s text:c="4"/>pthread_join(thread1, NULL);</text:p>
      <text:p text:style-name="Обычный"><text:s text:c="4"/><text:span text:style-name="T288">pthread_join(thread2, NULL);</text:span></text:p>
      <text:p text:style-name="P289"/>
      <text:p text:style-name="P290"><text:s text:c="4"/>return 0;</text:p>
      <text:p text:style-name="P291">}</text:p>
      <text:p text:style-name="P292"/>
      <text:p text:style-name="P293">void* thread1_function(void* arg)</text:p>
      <text:p text:style-name="P294">{</text:p>
      <text:p text:style-name="P295"><text:s text:c="4"/>int pid = getpid();</text:p>
      <text:p text:style-name="P296"><text:s text:c="4"/>int tid = syscall(SYS_gettid);</text:p>
      <text:p text:style-name="P297"><text:s text:c="4"/>printf("Thread_1 is started: tid = %d pid = %d\n", tid, pid);</text:p>
      <text:p text:style-name="P298"><text:s text:c="4"/>int signal_number;</text:p>
      <text:p text:style-name="P299"><text:s text:c="4"/>while(1) {</text:p>
      <text:p text:style-name="P300"><text:s text:c="3"/><text:tab/><text:s/>sigwait(&amp;arg, &amp;signal_number);</text:p>
      <text:p text:style-name="P301"><text:s text:c="3"/><text:tab/><text:s/>if (signal_number == SIGUSR1) {</text:p>
      <text:p text:style-name="P302"><text:s text:c="3"/><text:tab/><text:s/>printf("Caught SIGUSR1 signal in Thread 1!\n");</text:p>
      <text:p text:style-name="P303"><text:s text:c="3"/><text:tab/><text:s/>} else if (signal_number == SIGUSR2) {</text:p>
      <text:p text:style-name="P304"><text:s text:c="3"/><text:tab/><text:s/>printf("Caught SIGUSR2 signal in Thread 1!\n");</text:p>
      <text:p text:style-name="P305"><text:s text:c="3"/><text:tab/><text:s/>}</text:p>
      <text:p text:style-name="P306"><text:s text:c="4"/>}</text:p>
      <text:p text:style-name="P307"/>
      <text:p text:style-name="P308"><text:s text:c="4"/>return NULL;</text:p>
      <text:p text:style-name="P309">}</text:p>
      <text:p text:style-name="P310"/>
      <text:p text:style-name="P311">void* thread2_function(void* arg)</text:p>
      <text:p text:style-name="P312">{</text:p>
      <text:p text:style-name="P313"><text:s text:c="4"/>int pid = getpid();</text:p>
      <text:p text:style-name="P314"><text:s text:c="4"/>int tid = syscall(SYS_gettid);</text:p>
      <text:p text:style-name="P315"><text:s text:c="4"/>printf("Thread_2 is started: tid = %d pid = %d\n", tid, pid);</text:p>
      <text:p text:style-name="P316"><text:s text:c="4"/>int signal_number;</text:p>
      <text:p text:style-name="P317"><text:s text:c="4"/>while(1) {</text:p>
      <text:p text:style-name="P318"><text:s text:c="3"/><text:tab/><text:s/>sigwait(&amp;arg, &amp;signal_number);</text:p>
      <text:p text:style-name="P319"><text:s text:c="3"/><text:tab/><text:s/>if (signal_number == SIGUSR1) {</text:p>
      <text:p text:style-name="P320"><text:s text:c="3"/><text:tab/><text:s/>printf("Caught SIGUSR1 signal in Thread 2!\n");</text:p>
      <text:p text:style-name="P321"><text:s text:c="3"/><text:tab/><text:s/>} else if (signal_number == SIGUSR2) {</text:p>
      <text:p text:style-name="P322"><text:s text:c="3"/><text:tab/><text:s/>printf("Caught SIGUSR2 signal in Thread 2!\n");</text:p>
      <text:p text:style-name="Обычный"><text:span text:style-name="T323"><text:s text:c="3"/></text:span><text:span text:style-name="T324"><text:tab/><text:s/></text:span>}</text:p>
      <text:p text:style-name="Обычный"><text:s text:c="4"/>}</text:p>
      <text:p text:style-name="Обычный"/>
      <text:p text:style-name="Обычный"><text:s text:c="4"/>return NULL;</text:p>
      <text:p text:style-name="Обычный">}</text:p>
      <text:p text:style-name="P325"><text:span text:style-name="T326">Листинг<text:s/></text:span><text:span text:style-name="T327">10</text:span><text:span text:style-name="T328"><text:s/>– Результат выполнения программы:</text:span></text:p>
      <text:p text:style-name="P329">sudo ./threads &amp;</text:p>
      <text:p text:style-name="P330">[2] 917</text:p>
      <text:p text:style-name="P331">dari@DESKTOP-7CDTIKD:~/4_sem/os/5/1/1_1$ Thread_1 is started: tid = 919 pid = 918</text:p>
      <text:p text:style-name="P332">Thread_2 is started: tid = 920 pid = 918</text:p>
      <text:p text:style-name="P333">sudo kill -SIGUSR2 920</text:p>
      <text:p text:style-name="P334">Caught SIGUSR2 signal in Thread 2!</text:p>
      <text:p text:style-name="P335">dari@DESKTOP-7CDTIKD:~/4_sem/os/5/1/1_1$ sudo kill -SIGUSR2 919</text:p>
      <text:p text:style-name="P336">Caught SIGUSR2 signal in Thread 1!</text:p>
      <text:p text:style-name="P337">dari@DESKTOP-7CDTIKD:~/4_sem/os/5/1/1_1$ sudo kill -SIGUSR2 920</text:p>
      <text:p text:style-name="P338">Caught SIGUSR2 signal in Thread 2!</text:p>
      <text:p text:style-name="P339">dari@DESKTOP-7CDTIKD:~/4_sem/os/5/1/1_1$ sudo kill -SIGUSR2 919</text:p>
      <text:p text:style-name="P340">Caught SIGUSR2 signal in Thread 1!</text:p>
      <text:p text:style-name="Standard">Теперь проведем эксперимент, в котором каждый порожденный процесс имеет два потока, каждый из которых отлавливает пользовательские сигналы.</text:p>
      <text:p text:style-name="Standard">Листинг 11 – Код программы<text:s/><text:span text:style-name="T341">father</text:span>.<text:span text:style-name="T342">c</text:span>:</text:p>
      <text:p text:style-name="P343">#include &lt;stdio.h&gt;</text:p>
      <text:p text:style-name="P344">#include &lt;signal.h&gt;</text:p>
      <text:p text:style-name="P345">#include &lt;unistd.h&gt;</text:p>
      <text:p text:style-name="P346">#include &lt;stdlib.h&gt;</text:p>
      <text:p text:style-name="P347">#include &lt;sys/wait.h&gt;</text:p>
      <text:p text:style-name="P348">int main() {</text:p>
      <text:p text:style-name="P349"><text:tab/>printf("\nFather started: pid = %i,ppid = %i\n",getpid(),getppid());</text:p>
      <text:p text:style-name="P350"><text:tab/>int pid1, pid2, pid3;</text:p>
      <text:p text:style-name="P351"><text:s text:c="4"/></text:p>
      <text:p text:style-name="P352"><text:tab/>if((pid1 = fork()) == 0) {</text:p>
      <text:p text:style-name="P353"><text:s text:c="2"/><text:tab/><text:s text:c="2"/>execl("son2", "son2", NULL);</text:p>
      <text:p text:style-name="P354"><text:tab/>}</text:p>
      <text:p text:style-name="P355"><text:tab/>if((pid2 = fork()) == 0) {</text:p>
      <text:p text:style-name="P356"><text:s text:c="2"/><text:tab/><text:s text:c="2"/>execl("son1", "son1", NULL);</text:p>
      <text:p text:style-name="P357"><text:tab/>}</text:p>
      <text:p text:style-name="P358"><text:tab/>wait(NULL);</text:p>
      <text:p text:style-name="P359"><text:tab/>for(;;){</text:p>
      <text:p text:style-name="P360"><text:s text:c="2"/><text:tab/><text:s text:c="2"/>pause();</text:p>
      <text:p text:style-name="P361"><text:tab/>}</text:p>
      <text:p text:style-name="P362"><text:tab/>return 0;</text:p>
      <text:p text:style-name="P363">}</text:p>
      <text:p text:style-name="Standard">Листинг<text:span text:style-name="T364"><text:s/>12 –<text:s/></text:span>Код<text:span text:style-name="T365"><text:s/></text:span>программы<text:span text:style-name="T366"><text:s/></text:span><text:span text:style-name="T367">son</text:span><text:span text:style-name="T368">1</text:span><text:span text:style-name="T369">.</text:span><text:span text:style-name="T370">c</text:span><text:span text:style-name="T371">:</text:span></text:p>
      <text:p text:style-name="P372">#include &lt;pthread.h&gt;</text:p>
      <text:p text:style-name="P373">#include &lt;signal.h&gt;</text:p>
      <text:p text:style-name="P374">#include &lt;stdio.h&gt;</text:p>
      <text:p text:style-name="P375">#include &lt;stdlib.h&gt;</text:p>
      <text:p text:style-name="P376">#include &lt;unistd.h&gt;</text:p>
      <text:p text:style-name="P377">#include &lt;sys/syscall.h&gt;</text:p>
      <text:p text:style-name="P378">void* thread1_function(void* arg);</text:p>
      <text:p text:style-name="P379">void* thread2_function(void* arg);</text:p>
      <text:p text:style-name="P380">void signal_handler(int signal_number)</text:p>
      <text:p text:style-name="Обычный">{</text:p>
      <text:p text:style-name="Обычный"><text:s text:c="4"/>// Обработка сигналов в зависимости от их типа</text:p>
      <text:p text:style-name="Обычный"><text:s text:c="4"/><text:span text:style-name="T381">switch (signal_number) {</text:span></text:p>
      <text:p text:style-name="P382"><text:s text:c="3"/><text:tab/><text:s/>case SIGUSR1:</text:p>
      <text:p text:style-name="P383"><text:s text:c="3"/><text:tab/><text:tab/><text:s/>printf("Caught SIGUSR1 signal in Son 1!\n");</text:p>
      <text:p text:style-name="P384"><text:s text:c="3"/><text:tab/><text:tab/><text:s/>break;</text:p>
      <text:p text:style-name="P385"><text:s text:c="3"/><text:tab/><text:s/>case SIGUSR2:</text:p>
      <text:p text:style-name="P386"><text:s text:c="3"/><text:tab/><text:tab/><text:s/>printf("Caught SIGUSR2 signal in Son 1!\n");</text:p>
      <text:p text:style-name="P387"><text:s text:c="3"/><text:tab/><text:tab/><text:s/>break;</text:p>
      <text:p text:style-name="P388"><text:s text:c="3"/><text:tab/><text:s/>default:</text:p>
      <text:p text:style-name="P389"><text:s text:c="3"/><text:tab/><text:tab/><text:s/>printf("Caught unknown signal in Son 1!\n");</text:p>
      <text:p text:style-name="P390"><text:s text:c="3"/><text:tab/><text:tab/><text:s/>break;</text:p>
      <text:p text:style-name="P391"><text:s text:c="4"/>}</text:p>
      <text:p text:style-name="P392">}</text:p>
      <text:p text:style-name="P393"/>
      <text:p text:style-name="P394">int main()</text:p>
      <text:p text:style-name="P395">{</text:p>
      <text:p text:style-name="P396"><text:s text:c="4"/>printf("\nSon1 started: pid = %i,ppid = %i\n",getpid(),getppid());</text:p>
      <text:p text:style-name="P397"><text:s text:c="4"/>signal(SIGUSR1, signal_handler);</text:p>
      <text:p text:style-name="P398"><text:s text:c="4"/>signal(SIGUSR2, signal_handler);</text:p>
      <text:p text:style-name="P399"><text:s text:c="4"/>pthread_t thread1, thread2;</text:p>
      <text:p text:style-name="P400"><text:s text:c="4"/>pthread_create(&amp;thread1, NULL, thread1_function, NULL);</text:p>
      <text:p text:style-name="P401"><text:s text:c="4"/>pthread_create(&amp;thread2, NULL, thread2_function, NULL);</text:p>
      <text:p text:style-name="P402"/>
      <text:p text:style-name="Обычный"><text:span text:style-name="T403"><text:s text:c="4"/></text:span>// Ожидание завершения потоков</text:p>
      <text:p text:style-name="Обычный"><text:s text:c="4"/>pthread_join(thread1, NULL);</text:p>
      <text:p text:style-name="Обычный"><text:s text:c="4"/><text:span text:style-name="T404">pthread_join(thread2, NULL);</text:span></text:p>
      <text:p text:style-name="P405"><text:s text:c="4"/>return 0;</text:p>
      <text:p text:style-name="P406">}</text:p>
      <text:p text:style-name="P407"/>
      <text:p text:style-name="P408">void* thread1_function(void* arg)</text:p>
      <text:p text:style-name="P409">{</text:p>
      <text:p text:style-name="P410"><text:s text:c="4"/>int pid = getpid();</text:p>
      <text:p text:style-name="P411"><text:s text:c="4"/>int tid = syscall(SYS_gettid);</text:p>
      <text:p text:style-name="P412"><text:s text:c="4"/>sleep(2);</text:p>
      <text:p text:style-name="P413"><text:s text:c="4"/>printf("Son 1 Thread_1 is started: tid = %d pid = %d\n", tid, pid);</text:p>
      <text:p text:style-name="P414"><text:s text:c="4"/>int signal_number;</text:p>
      <text:p text:style-name="P415"><text:s text:c="4"/>while(1);</text:p>
      <text:p text:style-name="P416"><text:s text:c="4"/>return NULL;</text:p>
      <text:p text:style-name="P417">}</text:p>
      <text:p text:style-name="P418"/>
      <text:p text:style-name="P419">void* thread2_function(void* arg)</text:p>
      <text:p text:style-name="P420">{</text:p>
      <text:p text:style-name="P421"><text:s text:c="4"/>int pid = getpid();</text:p>
      <text:p text:style-name="P422"><text:s text:c="4"/>int tid = syscall(SYS_gettid);</text:p>
      <text:p text:style-name="P423"><text:s text:c="4"/>sleep(2);</text:p>
      <text:p text:style-name="P424"><text:s text:c="4"/>printf("Son 1 Thread_2 is started: tid = %d pid = %d\n", tid, pid);</text:p>
      <text:p text:style-name="P425"><text:s text:c="4"/>while(1);</text:p>
      <text:p text:style-name="P426"><text:s text:c="4"/>return NULL;</text:p>
      <text:p text:style-name="P427">}</text:p>
      <text:p text:style-name="Standard">Листинг<text:span text:style-name="T428"><text:s/>13 –<text:s/></text:span>Код<text:span text:style-name="T429"><text:s/></text:span>программы<text:span text:style-name="T430"><text:s/></text:span><text:span text:style-name="T431">son2</text:span><text:span text:style-name="T432">.c:</text:span></text:p>
      <text:p text:style-name="P433">#include &lt;pthread.h&gt;</text:p>
      <text:p text:style-name="P434">#include &lt;signal.h&gt;</text:p>
      <text:p text:style-name="P435">#include &lt;stdio.h&gt;</text:p>
      <text:p text:style-name="P436">#include &lt;stdlib.h&gt;</text:p>
      <text:p text:style-name="P437">#include &lt;unistd.h&gt;</text:p>
      <text:p text:style-name="P438">#include &lt;sys/syscall.h&gt;</text:p>
      <text:p text:style-name="P439">void* thread1_function(void* arg);</text:p>
      <text:p text:style-name="P440">void* thread2_function(void* arg);</text:p>
      <text:p text:style-name="P441">void signal_handler(int signal_number)</text:p>
      <text:p text:style-name="Обычный">{</text:p>
      <text:p text:style-name="Обычный"><text:s text:c="4"/>// Обработка сигналов в зависимости от их типа</text:p>
      <text:p text:style-name="Обычный"><text:s text:c="4"/><text:span text:style-name="T442">switch (signal_number) {</text:span></text:p>
      <text:p text:style-name="P443"><text:s text:c="3"/><text:tab/><text:s/>case SIGUSR1:</text:p>
      <text:p text:style-name="P444"><text:s text:c="3"/><text:tab/><text:tab/><text:s/>printf("Caught SIGUSR1 signal in Son 2!\n");</text:p>
      <text:p text:style-name="P445"><text:s text:c="3"/><text:tab/><text:tab/><text:s/>break;</text:p>
      <text:p text:style-name="P446"><text:s text:c="3"/><text:tab/><text:s/>case SIGUSR2:</text:p>
      <text:p text:style-name="P447"><text:s text:c="3"/><text:tab/><text:tab/><text:s/>printf("Caught SIGUSR2 signal in Son 2!\n");</text:p>
      <text:p text:style-name="P448"><text:s text:c="3"/><text:tab/><text:tab/><text:s/>break;</text:p>
      <text:p text:style-name="P449"><text:s text:c="3"/><text:tab/><text:s/>default:</text:p>
      <text:p text:style-name="P450"><text:s text:c="3"/><text:tab/><text:tab/><text:s/>printf("Caught unknown signal in Son 2!\n");</text:p>
      <text:p text:style-name="P451"><text:s text:c="3"/><text:tab/><text:tab/><text:s/>break;</text:p>
      <text:p text:style-name="P452"><text:s text:c="4"/>}</text:p>
      <text:p text:style-name="P453">}</text:p>
      <text:p text:style-name="P454"/>
      <text:p text:style-name="P455">int main()</text:p>
      <text:p text:style-name="P456">{</text:p>
      <text:p text:style-name="P457"><text:s text:c="4"/>printf("\nSon2 started: pid = %i,ppid = %i\n",getpid(),getppid());</text:p>
      <text:p text:style-name="P458"><text:s text:c="4"/>signal(SIGUSR1, signal_handler);</text:p>
      <text:p text:style-name="P459"><text:s text:c="4"/>signal(SIGUSR2, signal_handler);</text:p>
      <text:p text:style-name="P460"><text:s text:c="4"/>pthread_t thread1, thread2;</text:p>
      <text:p text:style-name="P461"><text:s text:c="4"/>pthread_create(&amp;thread1, NULL, thread1_function, NULL);</text:p>
      <text:p text:style-name="P462"><text:s text:c="4"/>pthread_create(&amp;thread2, NULL, thread2_function, NULL);</text:p>
      <text:p text:style-name="P463"/>
      <text:p text:style-name="Обычный"><text:span text:style-name="T464"><text:s text:c="4"/></text:span>// Ожидание завершения потоков</text:p>
      <text:p text:style-name="Обычный"><text:s text:c="4"/><text:span text:style-name="T465">pthread</text:span>_<text:span text:style-name="T466">join</text:span>(<text:span text:style-name="T467">thread</text:span>1,<text:s/><text:span text:style-name="T468">NULL</text:span>);</text:p>
      <text:p text:style-name="Обычный"><text:s text:c="4"/><text:span text:style-name="T469">pthread_join(thread2, NULL);</text:span></text:p>
      <text:p text:style-name="P470"><text:s text:c="4"/>return 0;</text:p>
      <text:p text:style-name="P471">}</text:p>
      <text:p text:style-name="P472"/>
      <text:p text:style-name="P473">void* thread1_function(void* arg)</text:p>
      <text:p text:style-name="P474">{</text:p>
      <text:p text:style-name="P475"><text:s text:c="4"/>int pid = getpid();</text:p>
      <text:p text:style-name="P476"><text:s text:c="4"/>int tid = syscall(SYS_gettid);</text:p>
      <text:p text:style-name="P477"><text:s text:c="4"/>sleep(2);</text:p>
      <text:p text:style-name="P478"><text:s text:c="4"/>printf("Son 2 Thread_1 is started: tid = %d pid = %d\n", tid, pid);</text:p>
      <text:p text:style-name="P479"><text:s text:c="4"/>int signal_number;</text:p>
      <text:p text:style-name="P480"><text:s text:c="4"/>while(1);</text:p>
      <text:p text:style-name="P481"><text:s text:c="4"/>return NULL;</text:p>
      <text:p text:style-name="P482">}</text:p>
      <text:p text:style-name="P483"/>
      <text:p text:style-name="P484">void* thread2_function(void* arg)</text:p>
      <text:p text:style-name="P485">{</text:p>
      <text:p text:style-name="P486"><text:s text:c="4"/>int pid = getpid();</text:p>
      <text:p text:style-name="P487"><text:s text:c="4"/>int tid = syscall(SYS_gettid);</text:p>
      <text:p text:style-name="P488"><text:s text:c="4"/>sleep(2);</text:p>
      <text:p text:style-name="P489"><text:s text:c="4"/>printf("Son 2 Thread_2 is started: tid = %d pid = %d\n", tid, pid);</text:p>
      <text:p text:style-name="Обычный"><text:span text:style-name="T490"><text:s text:c="4"/>while</text:span>(1);</text:p>
      <text:p text:style-name="Обычный"><text:s text:c="4"/><text:span text:style-name="T491">return</text:span><text:s/><text:span text:style-name="T492">NULL</text:span>;</text:p>
      <text:p text:style-name="Обычный">}</text:p>
      <text:p text:style-name="Standard"><text:span text:style-name="T493">Листинг 1</text:span><text:span text:style-name="T494">4</text:span><text:span text:style-name="T495"><text:s/>– Результат выполнения программы:</text:span></text:p>
      <text:p text:style-name="P496">sudo ./father &amp;</text:p>
      <text:p text:style-name="P497">[2] 1102</text:p>
      <text:p text:style-name="P498">dari@DESKTOP-7CDTIKD:~/4_sem/os/5/1/1_1/2$</text:p>
      <text:p text:style-name="P499">Father started: pid = 1103,ppid = 1102</text:p>
      <text:p text:style-name="P500"/>
      <text:p text:style-name="P501">Son2 started: pid = 1104,ppid = 1103</text:p>
      <text:p text:style-name="P502"/>
      <text:p text:style-name="P503">Son1 started: pid = 1105,ppid = 1103</text:p>
      <text:p text:style-name="P504">Son 2 Thread_2 is started: tid = 1107 pid = 1104</text:p>
      <text:p text:style-name="P505">Son 2 Thread_1 is started: tid = 1106 pid = 1104</text:p>
      <text:p text:style-name="P506">Son 1 Thread_2 is started: tid = 1109 pid = 1105</text:p>
      <text:p text:style-name="P507">Son 1 Thread_1 is started: tid = 1108 pid = 1105</text:p>
      <text:p text:style-name="P508">sudo kill -SIGUSR1 1107</text:p>
      <text:p text:style-name="P509">Caught SIGUSR1 signal in Son 2!</text:p>
      <text:p text:style-name="P510">dari@DESKTOP-7CDTIKD:~/4_sem/os/5/1/1_1/2$ sudo kill -SIGUSR1 1105</text:p>
      <text:p text:style-name="P511">Caught SIGUSR1 signal in Son 1!</text:p>
      <text:p text:style-name="P512">dari@DESKTOP-7CDTIKD:~/4_sem/os/5/1/1_1/2$ sudo kill -SIGUSR1 1104</text:p>
      <text:p text:style-name="P513">Caught SIGUSR1 signal in Son 2!</text:p>
      <text:p text:style-name="P514">dari@DESKTOP-7CDTIKD:~/4_sem/os/5/1/1_1/2$ sudo kill -SIGUSR1 1106</text:p>
      <text:p text:style-name="P515">Caught SIGUSR1 signal in Son 2!</text:p>
      <text:p text:style-name="P516">Создана программа, позволяющая продемонстрировать возможность отложенной обработки (временного блокирования) сигнала (например, SIGINT).</text:p>
      <text:p text:style-name="P517"><text:tab/>Вся необходимая для управления сигналами информация передается через указатель на структуру sigaction. Блокировку реализуем, вызвав "засыпание" процесса на одну минуту из обработчика пользовательских сигналов. В основной программе установим диспозицию этих сигналов. С рабочего терминала отправим процессу sigact сигнал SIGUSR1 или SIGUSR2, а затем сигнал SIGINT.</text:p>
      <text:p text:style-name="Standard"><text:span text:style-name="T518">Листинг 15 – Код программы 2.</text:span><text:span text:style-name="T519">c</text:span><text:span text:style-name="T520"><text:s/>(взят из методических указаний):</text:span></text:p>
      <text:p text:style-name="P521"><text:bookmark-start text:name="__DdeLink__520_3849934829"/>#include &lt;stdio.h&gt;</text:p>
      <text:p text:style-name="P522">#include &lt;signal.h&gt;</text:p>
      <text:p text:style-name="P523">#include &lt;sys/types.h&gt;</text:p>
      <text:p text:style-name="P524">#include &lt;sys/stat.h&gt;</text:p>
      <text:p text:style-name="P525">#include &lt;unistd.h&gt;</text:p>
      <text:p text:style-name="P526">#include &lt;stdlib.h&gt;</text:p>
      <text:p text:style-name="P527">#include &lt;fcntl.h&gt;</text:p>
      <text:p text:style-name="P528"/>
      <text:p text:style-name="P529">void (*mysig(int sig, void (*hnd)(int)))(int) {</text:p>
      <text:p text:style-name="Безинтервала"><text:span text:style-name="T530"><text:s text:c="4"/>//<text:s/></text:span>надежная<text:span text:style-name="T531"><text:s/></text:span>обработка<text:span text:style-name="T532"><text:s/></text:span>сигналов</text:p>
      <text:p text:style-name="P533"><text:s text:c="4"/>struct sigaction act, oldact;</text:p>
      <text:p text:style-name="P534"><text:s text:c="4"/>act.sa_handler = hnd;</text:p>
      <text:p text:style-name="P535"><text:s text:c="4"/>sigemptyset(&amp;act.sa_mask);</text:p>
      <text:p text:style-name="P536"><text:s text:c="4"/>sigaddset(&amp;act.sa_mask, SIGINT);</text:p>
      <text:p text:style-name="P537"><text:s text:c="4"/>act.sa_flags = 0;</text:p>
      <text:p text:style-name="P538"><text:s text:c="4"/>if (sigaction(sig, &amp;act, 0) &lt; 0)</text:p>
      <text:p text:style-name="P539"><text:s text:c="8"/>return SIG_ERR;</text:p>
      <text:p text:style-name="P540"><text:s text:c="4"/>return act.sa_handler;</text:p>
      <text:p text:style-name="P541">}</text:p>
      <text:p text:style-name="P542"/>
      <text:p text:style-name="P543">void hndUSR1(int sig) {</text:p>
      <text:p text:style-name="Безинтервала"><text:span text:style-name="T544"><text:s text:c="4"/>if (sig !=<text:s/></text:span>SIGUSR1) {</text:p>
      <text:p text:style-name="Безинтервала"><text:s text:c="8"/><text:span text:style-name="T545">printf("Catched bad signal %d\n", sig);</text:span></text:p>
      <text:p text:style-name="P546"><text:s text:c="8"/>return;</text:p>
      <text:p text:style-name="P547"><text:s text:c="4"/>}</text:p>
      <text:p text:style-name="P548"><text:s text:c="4"/>printf("SIGUSR1 catched\n");</text:p>
      <text:p text:style-name="P549"><text:s text:c="4"/>sleep(60);</text:p>
      <text:p text:style-name="P550">}</text:p>
      <text:p text:style-name="P551"/>
      <text:p text:style-name="P552">int main() {</text:p>
      <text:p text:style-name="P553"><text:s text:c="4"/>mysig(SIGUSR1, hndUSR1);</text:p>
      <text:p text:style-name="Безинтервала"><text:span text:style-name="T554"><text:s text:c="4"/></text:span>for (;;) {</text:p>
      <text:p text:style-name="Безинтервала"><text:s text:c="8"/>pause();</text:p>
      <text:p text:style-name="Безинтервала"><text:s text:c="4"/>}</text:p>
      <text:p text:style-name="Безинтервала"><text:s text:c="4"/>return 0;</text:p>
      <text:p text:style-name="Безинтервала">}<text:bookmark-end text:name="__DdeLink__520_3849934829"/></text:p>
      <text:p text:style-name="P555">Листинг 16 – Результат выполнения программы:</text:p>
      <text:p text:style-name="Безинтервала">dari@DESKTOP-7CDTIKD:~/4_sem/os/5/1$ ./2 &amp;</text:p>
      <text:p text:style-name="P556">[1] 1447</text:p>
      <text:p text:style-name="P557">dari@DESKTOP-7CDTIKD:~/4_sem/os/5/1$ <text:s/>sudo kill -SIGUSR1 1447</text:p>
      <text:p text:style-name="P558">SIGUSR1 catched</text:p>
      <text:p text:style-name="P559">dari@DESKTOP-7CDTIKD:~/4_sem/os/5/1$ sudo kill -SIGINT 1447</text:p>
      <text:p text:style-name="P560">dari@DESKTOP-7CDTIKD:~/4_sem/os/5/1$ jobs -l</text:p>
      <text:p text:style-name="P561">[1]+ <text:s/>1447 Running <text:s text:c="16"/>./2 &amp;</text:p>
      <text:p text:style-name="P562">dari@DESKTOP-7CDTIKD:~/4_sem/os/5/1$ jobs -l</text:p>
      <text:p text:style-name="P563">[1]+ <text:s/>1447 Interrupt <text:s text:c="14"/>./2</text:p>
      <text:p text:style-name="P564">dari@DESKTOP-7CDTIKD:~/4_sem/os/5/1$ jobs –l</text:p>
      <text:p text:style-name="Standard">Данный эксперимент демонстрирует преимущество надёжных сигналов – возможность отложенной обработки.<text:s/></text:p>
      <text:p text:style-name="Standard">Был проведен эксперимент, позволяющий определить возможность организации очереди для различных типов сигналов, обычных и реального времени, (более двух сигналов, для этого увеличьте «вложенность» вызовов обработчиков);<text:s/></text:p>
      <text:p text:style-name="Standard"><text:span text:style-name="T565">Листинг 17 – Код программы 3.</text:span><text:span text:style-name="T566">c</text:span><text:span text:style-name="T567">:</text:span></text:p>
      <text:p text:style-name="Безинтервала">#<text:span text:style-name="T568">include</text:span><text:s/>&lt;<text:span text:style-name="T569">stdio</text:span>.<text:span text:style-name="T570">h</text:span>&gt;</text:p>
      <text:p text:style-name="P571">#include &lt;stdlib.h&gt;</text:p>
      <text:p text:style-name="P572">#include &lt;unistd.h&gt;</text:p>
      <text:p text:style-name="P573">#include &lt;signal.h&gt;</text:p>
      <text:p text:style-name="P574">#define NUM_SIGNALS 4</text:p>
      <text:p text:style-name="P575">void handle_signal(int signo, siginfo_t *info, void *context) {</text:p>
      <text:p text:style-name="P576">printf("Received signal %d with value %d\n", signo, info-&gt;si_value.sival_int);</text:p>
      <text:p text:style-name="P577">}</text:p>
      <text:p text:style-name="P578">int main() {</text:p>
      <text:p text:style-name="P579">int i;</text:p>
      <text:p text:style-name="P580">struct sigaction sa;</text:p>
      <text:p text:style-name="P581">union sigval value;</text:p>
      <text:p text:style-name="P582">// Set up signal handler</text:p>
      <text:p text:style-name="P583">sa.sa_sigaction = handle_signal;</text:p>
      <text:p text:style-name="P584">sa.sa_flags = SA_SIGINFO;</text:p>
      <text:p text:style-name="P585">sigemptyset(&amp;sa.sa_mask);</text:p>
      <text:p text:style-name="P586">for (i = SIGRTMIN; i &lt;= SIGRTMAX; i++) {</text:p>
      <text:p text:style-name="P587">sigaddset(&amp;sa.sa_mask, i);</text:p>
      <text:p text:style-name="P588">}</text:p>
      <text:p text:style-name="P589">for (i = 1; i &lt;= NUM_SIGNALS; i++) {</text:p>
      <text:p text:style-name="P590">sigaction(SIGINT + i, &amp;sa, NULL);</text:p>
      <text:p text:style-name="P591">sigaction(SIGRTMIN + i, &amp;sa, NULL);</text:p>
      <text:p text:style-name="P592">}</text:p>
      <text:p text:style-name="P593">// Send signals</text:p>
      <text:p text:style-name="P594">for (i = 1; i &lt;= NUM_SIGNALS; i++) {</text:p>
      <text:p text:style-name="P595">value.sival_int = i;</text:p>
      <text:p text:style-name="P596">printf("Sending signal %d with value %d\n", SIGINT + i,value.sival_int);</text:p>
      <text:p text:style-name="P597">if (sigqueue(getpid(), SIGINT + i, value) != 0) {</text:p>
      <text:p text:style-name="P598">perror("sigqueue");</text:p>
      <text:p text:style-name="P599">exit(EXIT_FAILURE);</text:p>
      <text:p text:style-name="P600">}</text:p>
      <text:p text:style-name="P601">printf("Sending signal %d with value %d\n", SIGRTMIN + i,value.sival_int);</text:p>
      <text:p text:style-name="P602">if (sigqueue(getpid(), SIGRTMIN + i, value) != 0) {</text:p>
      <text:p text:style-name="P603">perror("sigqueue");</text:p>
      <text:p text:style-name="P604">exit(EXIT_FAILURE);</text:p>
      <text:p text:style-name="P605">}</text:p>
      <text:p text:style-name="P606">}</text:p>
      <text:p text:style-name="P607">// Wait for signals to be processed</text:p>
      <text:p text:style-name="Безинтервала"><text:span text:style-name="T608">sleep</text:span>(1);</text:p>
      <text:p text:style-name="Безинтервала"><text:span text:style-name="T609">return</text:span><text:s/>0;</text:p>
      <text:p text:style-name="Безинтервала">}</text:p>
      <text:p text:style-name="P610">Листинг 18 – Результат выполнения программы:</text:p>
      <text:p text:style-name="P611">./3</text:p>
      <text:p text:style-name="P612">Sending signal 3 with value 1</text:p>
      <text:p text:style-name="P613">Received signal 3 with value 1</text:p>
      <text:p text:style-name="P614">Sending signal 35 with value 1</text:p>
      <text:p text:style-name="P615">Received signal 35 with value 1</text:p>
      <text:p text:style-name="м2">Sending signal 4 with value 2</text:p>
      <text:p text:style-name="P616">Received signal 4 with value 2</text:p>
      <text:p text:style-name="P617">Sending signal 36 with value 2</text:p>
      <text:p text:style-name="P618">Received signal 36 with value 2</text:p>
      <text:p text:style-name="P619">Sending signal 5 with value 3</text:p>
      <text:p text:style-name="P620">Received signal 5 with value 3</text:p>
      <text:p text:style-name="P621">Sending signal 37 with value 3</text:p>
      <text:p text:style-name="P622">Received signal 37 with value 3</text:p>
      <text:p text:style-name="P623">Sending signal 6 with value 4</text:p>
      <text:p text:style-name="P624">Received signal 6 with value 4</text:p>
      <text:p text:style-name="P625">Sending signal 38 with value 4</text:p>
      <text:p text:style-name="P626">Received signal 38 with value 4</text:p>
      <text:p text:style-name="Standard">Проведенный эксперимент включает отправку в общей сложности 8 сигналов (4 обычных сигнала и 4 сигнала реального времени) одному и тому же процессу с разными значениями, присвоенными каждому сигналу.</text:p>
      <text:p text:style-name="Standard">Обработчик этих сигналов просто выводит номер сигнала и присоединенное значение. Ожидается, что сигналы будут обрабатываться в порядке FIFO, независимо от того, являются ли они обычными сигналами или сигналами реального времени.<text:s/></text:p>
      <text:p text:style-name="Standard">Это связано с тем, что сигналы отправляются в один и тот же процесс и должны ставиться в очередь в порядке их получения. Эксперимент подтверждает это ожидание. Это демонстрирует, что сигналы разных типов могут ставиться в очередь и обрабатываться в согласованном и предсказуемом порядке, если они отправляются в один и тот же процесс.</text:p>
      <text:p text:style-name="P627"><text:tab/>Задание 2.</text:p>
      <text:p text:style-name="Standard">Различают два типа каналов анонимные (иначе их называют «программные» или «неименованные») и именованные. Они по-разному реализованы, но доступ к ним организуется одинаково с помощью обычных функций read и write (унифицированный подход по типу файловой модели). Одним из свойств программных каналов и FIFO является то, что данные по ним передаются в виде потоков байтов (аналогично соединению TCP). Деление этого потока на самостоятельные записи полностью предоставляется приложению (в отличие, например, от очередей сообщений, которые автоматически расставляют границы между записями, аналогично тому, как это делается в дейтаграммах UDP).<text:tab/></text:p>
      <text:p text:style-name="Standard">Программные (неименованные) каналы – однонаправленные, используются только для связи родственных процессов, в принципе могут использоваться и неродственными процессами, если предоставить им возможность передавать друг другу дескрипторы (т.к. имен они не имеют). Неименованный канал создается посредством системного вызова pipe(2), который возвращает 2 файловых дескриптора filedes[1] для записи в канал и filedes[0] для чтения из канала:</text:p>
      <text:p text:style-name="м1">Организуем программу (файл 2.c) так, чтобы процесс-родитель создавал неименованный канал, создавал потомка, закрывал канал на запись и записывал в произвольный текстовый файл считываемую из канала информацию. В функции процесса-потомка будет входить считывание данные из файла и запись их в канал.<text:s/></text:p>
      <text:p text:style-name="Standard">В<text:span text:style-name="T628"><text:s/></text:span>текстовом<text:span text:style-name="T629"><text:s/></text:span>файле<text:span text:style-name="T630"><text:s/>from.txt<text:s/></text:span>находится<text:span text:style-name="T631">: first string second third That's all.<text:s/></text:span>В итоге выполнения программы эта строка должна вывестись в файл и в терминал.</text:p>
      <text:p text:style-name="Standard">Код программы и результат выполнения представлен ниже.</text:p>
      <text:p text:style-name="Standard">Листинг 19<text:s/>– Код программы<text:s/>2.<text:span text:style-name="T632">c</text:span><text:s/>(взят из методических указаний):</text:p>
      <text:p text:style-name="м2">#include &lt;stdio.h&gt;</text:p>
      <text:p text:style-name="м2">#include &lt;stdlib.h&gt;</text:p>
      <text:p text:style-name="м2">#include &lt;unistd.h&gt;</text:p>
      <text:p text:style-name="м2">#include &lt;string.h&gt;</text:p>
      <text:p text:style-name="м2">#define DEF_F_R "from.txt"</text:p>
      <text:p text:style-name="м2">#define DEF_F_W "to.txt"</text:p>
      <text:p text:style-name="м2">int main(int argc, char** argv) {</text:p>
      <text:p text:style-name="м2"><text:s text:c="4"/>char fileToRead[32];</text:p>
      <text:p text:style-name="м2"><text:s text:c="4"/>char fileToWrite[32];</text:p>
      <text:p text:style-name="м2"><text:s text:c="4"/>if (argc &lt; 3) {</text:p>
      <text:p text:style-name="м2"><text:s text:c="8"/>printf("Using default fileNames '%s','%s'\n", DEF_F_R, DEF_F_W);</text:p>
      <text:p text:style-name="м2"><text:s text:c="8"/>strcpy(fileToRead, DEF_F_R);</text:p>
      <text:p text:style-name="м2"><text:s text:c="8"/>strcpy(fileToWrite, DEF_F_W);</text:p>
      <text:p text:style-name="м2"><text:s text:c="4"/>} else {</text:p>
      <text:p text:style-name="м2"><text:s text:c="8"/>strcpy(fileToRead, argv[1]);</text:p>
      <text:p text:style-name="м2"><text:s text:c="8"/>strcpy(fileToWrite, argv[2]);</text:p>
      <text:p text:style-name="м2"><text:s text:c="4"/>}</text:p>
      <text:p text:style-name="м2"><text:s text:c="4"/>int filedes[2];</text:p>
      <text:p text:style-name="м2"><text:s text:c="4"/>if (pipe(filedes) &lt; 0) {</text:p>
      <text:p text:style-name="м2"><text:s text:c="8"/>printf("Father: can't create pipe\n");</text:p>
      <text:p text:style-name="м2"><text:s text:c="8"/>exit(1);</text:p>
      <text:p text:style-name="м2"><text:s text:c="4"/>}</text:p>
      <text:p text:style-name="м2"><text:s text:c="4"/>printf("pipe is successfully created\n");</text:p>
      <text:p text:style-name="м2"><text:s text:c="4"/>if (fork() == 0) {</text:p>
      <text:p text:style-name="м2"><text:s text:c="8"/>// процесс сын</text:p>
      <text:p text:style-name="м2"><text:s text:c="8"/>// закрывает пайп для чтения</text:p>
      <text:p text:style-name="м2"><text:s text:c="8"/>close(filedes[0]);</text:p>
      <text:p text:style-name="м2"><text:s text:c="8"/>FILE* f = fopen(fileToRead, "r");</text:p>
      <text:p text:style-name="м2"><text:s text:c="8"/>if (!f) {</text:p>
      <text:p text:style-name="м2"><text:s text:c="12"/>printf("Son: cant open file %s\n", fileToRead);</text:p>
      <text:p text:style-name="м2"><text:s text:c="12"/>exit(1);</text:p>
      <text:p text:style-name="м2"><text:s text:c="8"/>}</text:p>
      <text:p text:style-name="м2"><text:s text:c="8"/>char buf[100];</text:p>
      <text:p text:style-name="м2"><text:s text:c="8"/>int res;</text:p>
      <text:p text:style-name="м2"><text:s text:c="8"/>while (!feof(f)) {</text:p>
      <text:p text:style-name="м2"><text:s text:c="12"/>// читаем данные из файла</text:p>
      <text:p text:style-name="м2"><text:s text:c="12"/>res = fread(buf, sizeof(char), 100, f);</text:p>
      <text:p text:style-name="м2"><text:s text:c="12"/>write(filedes[1], buf, res); // пишем их в пайп</text:p>
      <text:p text:style-name="м2"><text:s text:c="12"/>}</text:p>
      <text:p text:style-name="м2"><text:s text:c="8"/>fclose(f);</text:p>
      <text:p text:style-name="м2"><text:s text:c="8"/>close(filedes[1]);</text:p>
      <text:p text:style-name="м2"><text:s text:c="8"/>return 0;</text:p>
      <text:p text:style-name="м2"><text:s text:c="4"/>}</text:p>
      <text:p text:style-name="м2"><text:s text:c="4"/>// процесс отец</text:p>
      <text:p text:style-name="м2"><text:s text:c="4"/>// закрывает пайп для записи</text:p>
      <text:p text:style-name="м2"><text:s text:c="4"/>close(filedes[1]);</text:p>
      <text:p text:style-name="м2"><text:s text:c="4"/>FILE* f = fopen(fileToWrite, "w");</text:p>
      <text:p text:style-name="м2"><text:s text:c="4"/>if (!f) {</text:p>
      <text:p text:style-name="м2"><text:s text:c="8"/>printf("Father: cant open file %s\n", fileToWrite);</text:p>
      <text:p text:style-name="м2"><text:s text:c="8"/>exit(1);</text:p>
      <text:p text:style-name="м2"><text:s text:c="4"/>}</text:p>
      <text:p text:style-name="м2"><text:s text:c="4"/>char buf[100];</text:p>
      <text:p text:style-name="м2"><text:s text:c="4"/>int res;</text:p>
      <text:p text:style-name="м2"><text:s text:c="4"/>while (1) {</text:p>
      <text:p text:style-name="м2"><text:s text:c="8"/>bzero(buf, 100);</text:p>
      <text:p text:style-name="м2"><text:s text:c="8"/>res = read(filedes[0], buf, 100);</text:p>
      <text:p text:style-name="м2"><text:s text:c="8"/>if (!res)</text:p>
      <text:p text:style-name="м2"><text:s text:c="12"/>break;</text:p>
      <text:p text:style-name="м2"><text:s text:c="8"/>printf("Read from pipe: %s\n", buf);</text:p>
      <text:p text:style-name="м2"><text:s text:c="8"/>fwrite(buf, sizeof(char), res, f);</text:p>
      <text:p text:style-name="м2"><text:s text:c="4"/>}</text:p>
      <text:p text:style-name="м2"><text:s text:c="4"/>fclose(f);</text:p>
      <text:p text:style-name="м2"><text:s text:c="4"/>close(filedes[0]);</text:p>
      <text:p text:style-name="м2"><text:s text:c="4"/>return 0;</text:p>
      <text:p text:style-name="м2">}</text:p>
      <text:p text:style-name="Standard"><text:span text:style-name="T633">Листинг</text:span><text:span text:style-name="T634"><text:s/></text:span><text:span text:style-name="T635">20</text:span><text:span text:style-name="T636"><text:s/>–<text:s/></text:span><text:span text:style-name="T637">Результат</text:span><text:span text:style-name="T638"><text:s/></text:span><text:span text:style-name="T639">выполнения</text:span><text:span text:style-name="T640"><text:s/></text:span><text:span text:style-name="T641">программы</text:span><text:span text:style-name="T642">:</text:span></text:p>
      <text:p text:style-name="P643">./2</text:p>
      <text:p text:style-name="P644">Using default fileNames 'from.txt','to.txt'</text:p>
      <text:p text:style-name="P645">pipe is successfully created</text:p>
      <text:p text:style-name="P646">Read from pipe: first string</text:p>
      <text:p text:style-name="P647">second</text:p>
      <text:p text:style-name="P648">third</text:p>
      <text:p text:style-name="P649">That's all</text:p>
      <text:p text:style-name="P650">dari@DESKTOP-7CDTIKD:~/4_sem/os/5/2$ cat to.txt</text:p>
      <text:p text:style-name="P651">first string</text:p>
      <text:p text:style-name="P652">second</text:p>
      <text:p text:style-name="P653">third</text:p>
      <text:p text:style-name="Обычный"><text:span text:style-name="T654">That's all</text:span><text:span text:style-name="T655"><text:s/></text:span></text:p>
      <text:p text:style-name="Standard">Содержимое файла from.txt успешно переписалось в изначально пустой файл to.txt с использованием неименованного канала.</text:p>
      <text:p text:style-name="Standard">Задание 3.</text:p>
      <text:p text:style-name="Standard">Именованные каналы в Unix функционируют подобно неименованным — они позволяют передавать данные только в одну сторону. Однако в отличие от неименованных каналов каждому каналу FIFO сопоставляется полное имя в файловой системе, что позволяет двум неродственным процессам обратиться к одному и тому же FIFO. Аббревиатура FIFO расшифровывается как «first in, first out» — «первым вошел, первым вышел», то есть эти каналы работают как очереди.</text:p>
      <text:p text:style-name="Standard">После создания канал FIFO должен быть открыт на чтение или запись с помощью либо функции open, либо одной из стандартных функций открытия файлов из библиотеки ввода-вывода (например, fopen). FIFO может быть открыт либо только на чтение, либо только на запись. Нельзя открывать канал на чтение и запись одновременно, поскольку именованные каналы могут быть только односторонними.</text:p>
      <text:p text:style-name="Standard">Необходимо создать клиент-серверное приложение, демонстрирующее дуплексную (двунаправленную) передачу информации двумя однонаправленными именованными каналами между клиентом и сервером.</text:p>
      <text:p text:style-name="Standard">В файле server.c в основной программе: создадим 2 именованных канала, используя системный вызов mknod(), аргументы которого: имя файла FIFO в файловой системе; флаги владения, прав доступа (установим открытые для всех права доступа на чтение и на запись S_IFIFO | 0666). Откроем один канал на запись (chan1), другой - на чтение (chan2) и запустим серверную часть программы.</text:p>
      <text:p text:style-name="Standard">В серверной части программы: запишем имя файла в канал 1 (для записи) функцией write(); прочитаем данные из канала 2 и выведем на экран.<text:s/></text:p>
      <text:p text:style-name="Standard">В файле client.c запрограммируем функции: открытия каналов для чтения (chan1) и записи (chan2). Из первого канал читается имя файла, во второй канал пишется его содержимое.<text:s/></text:p>
      <text:p text:style-name="Standard">Листинг 21 – Код программы<text:s/>server.c<text:s/>(взят из методических указаний):</text:p>
      <text:p text:style-name="м2">#include &lt;stdio.h&gt;</text:p>
      <text:p text:style-name="м2">#include &lt;stdlib.h&gt;</text:p>
      <text:p text:style-name="м2">#include &lt;unistd.h&gt;</text:p>
      <text:p text:style-name="м2">#include &lt;string.h&gt;</text:p>
      <text:p text:style-name="м2">#include &lt;sys/types.h&gt;</text:p>
      <text:p text:style-name="м2">#include &lt;sys/stat.h&gt;</text:p>
      <text:p text:style-name="м2">#include &lt;fcntl.h&gt;</text:p>
      <text:p text:style-name="м2">#define DEF_FILENAME "testFile.txt"</text:p>
      <text:p text:style-name="м2">int main(int argc, char** argv) {</text:p>
      <text:p text:style-name="м2"><text:s text:c="4"/>char fileName[30];</text:p>
      <text:p text:style-name="м2"><text:s text:c="4"/>if(argc &lt; 2) {</text:p>
      <text:p text:style-name="м2"><text:s text:c="8"/>printf("Using default file name '%s'\n",DEF_FILENAME);</text:p>
      <text:p text:style-name="м2"><text:s text:c="8"/>strcpy(fileName,DEF_FILENAME);</text:p>
      <text:p text:style-name="м2"><text:s text:c="4"/>}</text:p>
      <text:p text:style-name="м2"><text:s text:c="4"/>else</text:p>
      <text:p text:style-name="м2"><text:s text:c="8"/>strcpy(fileName,argv[1]);</text:p>
      <text:p text:style-name="м2"><text:s text:c="4"/>// создаем два канала</text:p>
      <text:p text:style-name="м2"><text:s text:c="4"/>int res = mknod("channel1",S_IFIFO | 0666,0);</text:p>
      <text:p text:style-name="м2"><text:s text:c="4"/>if(res) {</text:p>
      <text:p text:style-name="м2"><text:s text:c="8"/>printf("Can't create first channel\n");</text:p>
      <text:p text:style-name="м2"><text:s text:c="8"/>exit(1);</text:p>
      <text:p text:style-name="м2"><text:s text:c="4"/>}</text:p>
      <text:p text:style-name="м2"><text:s text:c="4"/>res = mknod("channel2",S_IFIFO | 0666,0);</text:p>
      <text:p text:style-name="м2"><text:s text:c="4"/>if(res) {</text:p>
      <text:p text:style-name="м2"><text:s text:c="8"/>printf("Can't create second channel\n");</text:p>
      <text:p text:style-name="м2"><text:s text:c="8"/>exit(1);</text:p>
      <text:p text:style-name="P656"><text:s text:c="4"/>}</text:p>
      <text:p text:style-name="P657"><text:s text:c="4"/>// открываем первый канал для записи</text:p>
      <text:p text:style-name="м2"><text:span text:style-name="T658"><text:s text:c="4"/></text:span>int<text:span text:style-name="T659"><text:s/></text:span>chan<text:span text:style-name="T660">1 =<text:s/></text:span>open<text:span text:style-name="T661">("</text:span>channel<text:span text:style-name="T662">1",</text:span>O<text:span text:style-name="T663">_</text:span>WRONLY<text:span text:style-name="T664">);</text:span></text:p>
      <text:p text:style-name="м2"><text:span text:style-name="T665"><text:s text:c="4"/></text:span>if(chan1 == -1) {</text:p>
      <text:p text:style-name="м2"><text:s text:c="8"/>printf("Can't open channel for writing\n");</text:p>
      <text:p text:style-name="м2"><text:s text:c="8"/>exit<text:span text:style-name="T666">(0);</text:span></text:p>
      <text:p text:style-name="P667"><text:s text:c="4"/>}</text:p>
      <text:p text:style-name="P668"><text:s text:c="4"/>// открываем второй канал для чтения</text:p>
      <text:p text:style-name="м2"><text:span text:style-name="T669"><text:s text:c="4"/></text:span>int chan2 = open("channel2",O_RDONLY);</text:p>
      <text:p text:style-name="м2"><text:s text:c="4"/>if(chan2 == -1) {</text:p>
      <text:p text:style-name="м2"><text:s text:c="8"/>printf("Can't open channe2 for reading\n");</text:p>
      <text:p text:style-name="м2"><text:s text:c="8"/>exit<text:span text:style-name="T670">(0);</text:span></text:p>
      <text:p text:style-name="P671"><text:s text:c="4"/>}</text:p>
      <text:p text:style-name="P672"><text:s text:c="4"/>// пишем имя файла в первый канал</text:p>
      <text:p text:style-name="м2"><text:span text:style-name="T673"><text:s text:c="4"/></text:span>write(chan1,fileName,strlen(fileName));</text:p>
      <text:p text:style-name="м2"><text:s text:c="4"/><text:span text:style-name="T674">// читаем содержимое файла из второго канала</text:span></text:p>
      <text:p text:style-name="м2"><text:span text:style-name="T675"><text:s text:c="4"/></text:span>char buf [100];</text:p>
      <text:p text:style-name="м2"><text:s text:c="4"/>for(;;) {</text:p>
      <text:p text:style-name="м2"><text:s text:c="8"/>bzero(buf,100);</text:p>
      <text:p text:style-name="м2"><text:s text:c="8"/>res = read(chan2,buf,100);</text:p>
      <text:p text:style-name="м2"><text:s text:c="8"/>if(res &lt;= 0)</text:p>
      <text:p text:style-name="м2"><text:s text:c="12"/>break;</text:p>
      <text:p text:style-name="м2"><text:s text:c="8"/>printf("Part of file: %s\n", buf);</text:p>
      <text:p text:style-name="м2"><text:s text:c="4"/>}</text:p>
      <text:p text:style-name="м2"><text:s text:c="4"/>close(chan1);</text:p>
      <text:p text:style-name="м2"><text:s text:c="4"/>close(chan2);</text:p>
      <text:p text:style-name="м2"><text:s text:c="4"/>unlink("channel1");</text:p>
      <text:p text:style-name="м2"><text:s text:c="4"/>unlink<text:span text:style-name="T676">("</text:span>channel<text:span text:style-name="T677">2");</text:span></text:p>
      <text:p text:style-name="м2"><text:span text:style-name="T678"><text:s text:c="4"/></text:span>return<text:span text:style-name="T679"><text:s/>0;</text:span></text:p>
      <text:p text:style-name="P680">}</text:p>
      <text:p text:style-name="Standard">Листинг 22<text:s/>– Код программы<text:s/>client.c<text:s/>(взят из методических указаний):</text:p>
      <text:p text:style-name="м2">#include &lt;stdio.h&gt;</text:p>
      <text:p text:style-name="м2">#include &lt;stdlib.h&gt;</text:p>
      <text:p text:style-name="м2">#include &lt;unistd.h&gt;</text:p>
      <text:p text:style-name="м2">#include &lt;string.h&gt;</text:p>
      <text:p text:style-name="м2">#include &lt;sys/types.h&gt;</text:p>
      <text:p text:style-name="м2">#include &lt;sys/stat.h&gt;</text:p>
      <text:p text:style-name="м2">#include &lt;fcntl.h&gt;</text:p>
      <text:p text:style-name="м2">int main() {</text:p>
      <text:p text:style-name="м2"><text:s text:c="4"/><text:span text:style-name="T681">// каналы сервер уже создал, открываем их</text:span></text:p>
      <text:p text:style-name="м2"><text:span text:style-name="T682"><text:s text:c="4"/></text:span>int chan1 = open("channel1", O_RDONLY);</text:p>
      <text:p text:style-name="м2"><text:s text:c="4"/>if (chan1 == -1) {</text:p>
      <text:p text:style-name="м2"><text:s text:c="8"/>printf("Can't open channel1 for reading\n");</text:p>
      <text:p text:style-name="м2"><text:s text:c="8"/>exit(0);</text:p>
      <text:p text:style-name="м2"><text:s text:c="4"/>}</text:p>
      <text:p text:style-name="м2"><text:s text:c="4"/>int chan2 = open("channel2", O_WRONLY);</text:p>
      <text:p text:style-name="м2"><text:s text:c="4"/>if (chan2 == -1) {</text:p>
      <text:p text:style-name="м2"><text:s text:c="8"/>printf("Can't open channel2 for writing\n");</text:p>
      <text:p text:style-name="м2"><text:s text:c="8"/>exit<text:span text:style-name="T683">(0);</text:span></text:p>
      <text:p text:style-name="P684"><text:s text:c="4"/>}</text:p>
      <text:p text:style-name="P685"><text:s text:c="4"/>// читаем имя файла из первого канала</text:p>
      <text:p text:style-name="м2"><text:span text:style-name="T686"><text:s text:c="4"/></text:span>char fileName[100];</text:p>
      <text:p text:style-name="м2"><text:s text:c="4"/>bzero(fileName, 100);</text:p>
      <text:p text:style-name="м2"><text:s text:c="4"/>int res = read(chan1, fileName, 100);</text:p>
      <text:p text:style-name="м2"><text:s text:c="4"/>if (res &lt;= 0) {</text:p>
      <text:p text:style-name="м2"><text:s text:c="8"/>printf("Can't read fileName from channel1\n");</text:p>
      <text:p text:style-name="м2"><text:s text:c="8"/>exit(0);</text:p>
      <text:p text:style-name="м2"><text:s text:c="4"/>}</text:p>
      <text:p text:style-name="м2"><text:s text:c="4"/>// открываем файл на чтение</text:p>
      <text:p text:style-name="м2"><text:s text:c="4"/>FILE *f = fopen(fileName, "r");</text:p>
      <text:p text:style-name="м2"><text:s text:c="4"/>if (!f) {</text:p>
      <text:p text:style-name="м2"><text:s text:c="8"/>printf("Can't open file %s\n", fileName);</text:p>
      <text:p text:style-name="м2"><text:s text:c="8"/>exit<text:span text:style-name="T687">(0);</text:span></text:p>
      <text:p text:style-name="P688"><text:s text:c="4"/>}</text:p>
      <text:p text:style-name="P689"><text:s text:c="4"/>// читаем из файла и пишем во второй канал</text:p>
      <text:p text:style-name="м2"><text:span text:style-name="T690"><text:s text:c="4"/></text:span>char buf[100];</text:p>
      <text:p text:style-name="м2"><text:s text:c="4"/>while (!feof(f)) {</text:p>
      <text:p text:style-name="м2"><text:s text:c="8"/><text:span text:style-name="T691">// читаем данные из файла</text:span></text:p>
      <text:p text:style-name="м2"><text:span text:style-name="T692"><text:s text:c="8"/></text:span>res<text:span text:style-name="T693"><text:s/>=<text:s/></text:span>fread<text:span text:style-name="T694">(</text:span>buf<text:span text:style-name="T695">,<text:s/></text:span>sizeof<text:span text:style-name="T696">(</text:span>char<text:span text:style-name="T697">), 100,<text:s/></text:span>f<text:span text:style-name="T698">);</text:span></text:p>
      <text:p text:style-name="P699"><text:s text:c="8"/>// пишем их в канал</text:p>
      <text:p text:style-name="м2"><text:span text:style-name="T700"><text:s text:c="8"/></text:span>write(chan2, buf, res);</text:p>
      <text:p text:style-name="м2"><text:s text:c="4"/>}</text:p>
      <text:p text:style-name="м2"><text:s text:c="4"/>fclose(f);</text:p>
      <text:p text:style-name="м2"><text:s text:c="4"/>close(chan1);</text:p>
      <text:p text:style-name="м2"><text:s text:c="4"/>close(chan2);</text:p>
      <text:p text:style-name="м2"><text:s text:c="4"/>return 0;</text:p>
      <text:p text:style-name="м2">}</text:p>
      <text:p text:style-name="м1">Запустим программу<text:s/>server<text:s/>из одного терминала и<text:s/>client<text:s/>из другого:</text:p>
      <text:p text:style-name="Standard"><text:span text:style-name="T701">Листинг</text:span><text:span text:style-name="T702"><text:s/>2</text:span><text:span text:style-name="T703">3</text:span><text:span text:style-name="T704"><text:s/>–<text:s/></text:span><text:span text:style-name="T705">Результат</text:span><text:span text:style-name="T706"><text:s/></text:span><text:span text:style-name="T707">выполнения</text:span><text:span text:style-name="T708"><text:s/></text:span><text:span text:style-name="T709">программы</text:span><text:span text:style-name="T710">:</text:span></text:p>
      <text:p text:style-name="м2">./server</text:p>
      <text:p text:style-name="м2">Using default file name 'testFile.txt'</text:p>
      <text:p text:style-name="м2">Part of file: big fluffy cat</text:p>
      <text:p text:style-name="м1">Изменим ранее использованную программу так, чтобы сервер, перед тем как читать данные из канала, ожидал ввода пользователя Исходный код клиента оставим неизменным.</text:p>
      <text:p text:style-name="Standard">Листинг 24– Код программы<text:s/>server.c<text:s/>(взят из методических указаний):</text:p>
      <text:p text:style-name="м2">#include &lt;stdio.h&gt;</text:p>
      <text:p text:style-name="м2">#include &lt;stdlib.h&gt;</text:p>
      <text:p text:style-name="м2">#include &lt;unistd.h&gt;</text:p>
      <text:p text:style-name="м2">#include &lt;string.h&gt;</text:p>
      <text:p text:style-name="м2">#include &lt;sys/types.h&gt;</text:p>
      <text:p text:style-name="м2">#include &lt;sys/stat.h&gt;</text:p>
      <text:p text:style-name="м2">#include &lt;fcntl.h&gt;</text:p>
      <text:p text:style-name="м2">#define DEF_FILENAME "testFile.txt"</text:p>
      <text:p text:style-name="м2">int main(int argc, char** argv) {</text:p>
      <text:p text:style-name="м2"><text:s text:c="4"/>char fileName[30];</text:p>
      <text:p text:style-name="м2"><text:s text:c="4"/>if(argc &lt; 2) {</text:p>
      <text:p text:style-name="м2"><text:s text:c="8"/>printf("Using default file name '%s'\n",DEF_FILENAME);</text:p>
      <text:p text:style-name="м2"><text:s text:c="8"/>strcpy(fileName,DEF_FILENAME);</text:p>
      <text:p text:style-name="м2"><text:s text:c="4"/>}</text:p>
      <text:p text:style-name="м2"><text:s text:c="4"/>else</text:p>
      <text:p text:style-name="м2"><text:s text:c="8"/>strcpy(fileName,argv[1]);</text:p>
      <text:p text:style-name="м2"><text:s text:c="4"/>// создаем два канала</text:p>
      <text:p text:style-name="м2"><text:s text:c="4"/>int res = mknod("channel1",S_IFIFO | 0666,0);</text:p>
      <text:p text:style-name="м2"><text:s text:c="4"/>if(res) {</text:p>
      <text:p text:style-name="м2"><text:s text:c="8"/>printf("Can't create first channel\n");</text:p>
      <text:p text:style-name="м2"><text:s text:c="8"/>exit(1);</text:p>
      <text:p text:style-name="м2"><text:s text:c="4"/>}</text:p>
      <text:p text:style-name="м2"><text:s text:c="4"/>res = mknod("channel2",S_IFIFO | 0666,0);</text:p>
      <text:p text:style-name="м2"><text:s text:c="4"/>if(res) {</text:p>
      <text:p text:style-name="м2"><text:s text:c="8"/>printf("Can't create second channel\n");</text:p>
      <text:p text:style-name="м2"><text:s text:c="8"/>exit<text:span text:style-name="T711">(1);</text:span></text:p>
      <text:p text:style-name="P712"><text:s text:c="8"/>}</text:p>
      <text:p text:style-name="P713"><text:s text:c="4"/>// открываем первый канал для записи</text:p>
      <text:p text:style-name="м2"><text:span text:style-name="T714"><text:s text:c="4"/></text:span>int chan1 = open("channel1",O_WRONLY);</text:p>
      <text:p text:style-name="м2"><text:s text:c="4"/>if(chan1 == -1) {</text:p>
      <text:p text:style-name="м2"><text:s text:c="8"/>printf("Can't open channel for writing\n");</text:p>
      <text:p text:style-name="м2"><text:s text:c="8"/>exit<text:span text:style-name="T715">(0);</text:span></text:p>
      <text:p text:style-name="P716"><text:s text:c="4"/>}</text:p>
      <text:p text:style-name="P717"><text:s text:c="4"/>// открываем второй канал для чтения</text:p>
      <text:p text:style-name="м2"><text:span text:style-name="T718"><text:s text:c="4"/></text:span>int chan2 = open("channel2",O_RDONLY);</text:p>
      <text:p text:style-name="м2"><text:s text:c="4"/>if(chan2 == -1) {</text:p>
      <text:p text:style-name="м2"><text:s text:c="8"/>printf("Can't open channe2 for reading\n");</text:p>
      <text:p text:style-name="м2"><text:s text:c="8"/>exit<text:span text:style-name="T719">(0);</text:span></text:p>
      <text:p text:style-name="P720"><text:s text:c="4"/>}</text:p>
      <text:p text:style-name="P721"><text:s text:c="4"/>// пишем имя файла в первый канал</text:p>
      <text:p text:style-name="м2"><text:span text:style-name="T722"><text:s text:c="4"/></text:span>write(chan1,fileName,strlen(fileName));</text:p>
      <text:p text:style-name="м2"><text:s text:c="4"/><text:span text:style-name="T723">// читаем содержимое файла из второго канала</text:span></text:p>
      <text:p text:style-name="м2"><text:span text:style-name="T724"><text:s text:c="4"/></text:span>char buf [100];</text:p>
      <text:p text:style-name="м2"><text:s text:c="4"/>printf("Waiting for clint write to channnel\n");</text:p>
      <text:p text:style-name="м2"><text:s text:c="4"/>getchar();</text:p>
      <text:p text:style-name="м2"><text:s text:c="4"/>for(;;) {</text:p>
      <text:p text:style-name="м2"><text:s text:c="8"/>bzero(buf,100);</text:p>
      <text:p text:style-name="м2"><text:s text:c="8"/>res = read(chan2,buf,100);</text:p>
      <text:p text:style-name="м2"><text:s text:c="8"/>if(res &lt;= 0)</text:p>
      <text:p text:style-name="м2"><text:s text:c="12"/>break;</text:p>
      <text:p text:style-name="м2"><text:s text:c="8"/>printf("Part of file: %s\n", buf);</text:p>
      <text:p text:style-name="м2"><text:s text:c="4"/>}</text:p>
      <text:p text:style-name="м2"><text:s text:c="4"/>close(chan1);</text:p>
      <text:p text:style-name="м2"><text:s text:c="4"/>close(chan2);</text:p>
      <text:p text:style-name="м2"><text:s text:c="4"/>unlink("channel1");</text:p>
      <text:p text:style-name="м2"><text:s text:c="4"/>unlink("channel2");</text:p>
      <text:p text:style-name="м2"><text:span text:style-name="T725"><text:s text:c="4"/></text:span>printf<text:span text:style-name="T726">("</text:span>Server<text:span text:style-name="T727"><text:s/></text:span>finished<text:span text:style-name="T728">\</text:span>n<text:span text:style-name="T729">");</text:span></text:p>
      <text:p text:style-name="м2"><text:span text:style-name="T730"><text:s text:c="4"/></text:span>return<text:span text:style-name="T731"><text:s/>0;</text:span></text:p>
      <text:p text:style-name="P732">}</text:p>
      <text:p text:style-name="Standard"><text:span text:style-name="T733">Листинг</text:span><text:span text:style-name="T734"><text:s/>25 –<text:s/></text:span><text:span text:style-name="T735">Результат</text:span><text:span text:style-name="T736"><text:s/></text:span><text:span text:style-name="T737">выполнения</text:span><text:span text:style-name="T738"><text:s/></text:span><text:span text:style-name="T739">программы</text:span><text:span text:style-name="T740">:</text:span></text:p>
      <text:p text:style-name="м2">./server2</text:p>
      <text:p text:style-name="м2">Using default file name 'testFile.txt'</text:p>
      <text:p text:style-name="м2">Waiting for clint write to<text:s/>channel</text:p>
      <text:p text:style-name="м2"/>
      <text:p text:style-name="м2">Part of file: big fluffy cat</text:p>
      <text:p text:style-name="м2">Server finished</text:p>
      <text:p text:style-name="м1">Размер файла канала не изменяется, несмотря на записанные данные, это свидетельствует о том, что файл используется не как хранилище пересылаемых данных, а только для получения информации системой о них. Сами данные проходят через ядро ОС.</text:p>
      <text:p text:style-name="м1">Задание 4.</text:p>
      <text:p text:style-name="м1">Необходимо создать клиент-серверное приложение, демонстрирующее передачу информации между процессами посредством очередей сообщений.</text:p>
      <text:p text:style-name="Standard">Листинг 26– Код программы<text:s/>server.c<text:s/>(взят из методических указаний):</text:p>
      <text:p text:style-name="м2">#include &lt;stdio.h&gt;</text:p>
      <text:p text:style-name="м2">#include &lt;stdlib.h&gt;</text:p>
      <text:p text:style-name="м2">#include &lt;sys/ipc.h&gt;</text:p>
      <text:p text:style-name="м2">#include &lt;sys/msg.h&gt;</text:p>
      <text:p text:style-name="м2">#include &lt;sys/types.h&gt;</text:p>
      <text:p text:style-name="м2">#include &lt;signal.h&gt;</text:p>
      <text:p text:style-name="м2">#include &lt;unistd.h&gt;</text:p>
      <text:p text:style-name="м2">#include &lt;strings.h&gt;</text:p>
      <text:p text:style-name="м2">#include &lt;string.h&gt;</text:p>
      <text:p text:style-name="м2"/>
      <text:p text:style-name="м2">#define DEF_KEY_FILE "key"</text:p>
      <text:p text:style-name="м2">typedef struct {</text:p>
      <text:p text:style-name="м2"><text:s text:c="4"/>long type;</text:p>
      <text:p text:style-name="м2"><text:s text:c="4"/>char buf[100];</text:p>
      <text:p text:style-name="м2">} Message;</text:p>
      <text:p text:style-name="м2">int queue;</text:p>
      <text:p text:style-name="м2">void intHandler(int sig) {</text:p>
      <text:p text:style-name="м2"><text:s text:c="4"/>signal(sig,SIG_DFL);</text:p>
      <text:p text:style-name="м2"><text:s text:c="4"/>if(msgctl(queue,IPC_RMID,0) &lt; 0) {</text:p>
      <text:p text:style-name="м2"><text:s text:c="8"/>printf("Can't delete queue\n");</text:p>
      <text:p text:style-name="м2"><text:s text:c="8"/>exit(1);</text:p>
      <text:p text:style-name="м2"><text:s text:c="4"/>}</text:p>
      <text:p text:style-name="м2">}</text:p>
      <text:p text:style-name="м2">int main(int argc, char** argv) {</text:p>
      <text:p text:style-name="м2"><text:s text:c="4"/>char keyFile[100];</text:p>
      <text:p text:style-name="м2"><text:s text:c="4"/>bzero(keyFile,100);</text:p>
      <text:p text:style-name="м2"><text:s text:c="4"/>if(argc &lt; 2) {</text:p>
      <text:p text:style-name="м2"><text:s text:c="8"/>printf("Using default key file %s\n",DEF_KEY_FILE);</text:p>
      <text:p text:style-name="м2"><text:s text:c="8"/>strcpy(keyFile,DEF_KEY_FILE);</text:p>
      <text:p text:style-name="м2"><text:s text:c="4"/>}</text:p>
      <text:p text:style-name="м2"><text:s text:c="4"/>else</text:p>
      <text:p text:style-name="м2"><text:s text:c="8"/>strcpy(keyFile,argv[1]);</text:p>
      <text:p text:style-name="м2"><text:s text:c="4"/>key_t key;</text:p>
      <text:p text:style-name="м2"><text:s text:c="4"/>key = ftok(keyFile,'Q');</text:p>
      <text:p text:style-name="м2"><text:s text:c="4"/>if(key == -1) {</text:p>
      <text:p text:style-name="м2"><text:s text:c="8"/>printf("no got key for the key file %s and id 'Q'\n",keyFile);</text:p>
      <text:p text:style-name="м2"><text:s text:c="8"/>exit(1);</text:p>
      <text:p text:style-name="м2"><text:s text:c="4"/>}</text:p>
      <text:p text:style-name="м2"><text:s text:c="4"/>queue = msgget(key,IPC_CREAT | 0666);</text:p>
      <text:p text:style-name="м2"><text:s text:c="4"/>if (queue &lt; 0) {</text:p>
      <text:p text:style-name="м2"><text:s text:c="8"/>printf("Can't create queue\n");</text:p>
      <text:p text:style-name="м2"><text:s text:c="8"/>exit<text:span text:style-name="T741">(4);</text:span></text:p>
      <text:p text:style-name="P742"><text:s text:c="4"/>}</text:p>
      <text:p text:style-name="м2"><text:span text:style-name="T743">// до этого момента вызывали<text:s/></text:span>exit<text:span text:style-name="T744">(), а не<text:s/></text:span>kill<text:span text:style-name="T745">, т.к. очередь</text:span></text:p>
      <text:p text:style-name="P746">// еще не была создана</text:p>
      <text:p text:style-name="м2"><text:span text:style-name="T747"><text:s text:c="4"/></text:span>signal<text:span text:style-name="T748">(</text:span>SIGINT<text:span text:style-name="T749">,</text:span>intHandler<text:span text:style-name="T750">);</text:span></text:p>
      <text:p text:style-name="P751">// основной цикл работы сервера</text:p>
      <text:p text:style-name="м2"><text:span text:style-name="T752"><text:s text:c="4"/></text:span>Message<text:span text:style-name="T753"><text:s/></text:span>mes<text:span text:style-name="T754">;</text:span></text:p>
      <text:p text:style-name="м2"><text:span text:style-name="T755"><text:s text:c="4"/></text:span>int res;</text:p>
      <text:p text:style-name="м2"><text:s text:c="4"/>for(;;) {</text:p>
      <text:p text:style-name="м2"><text:s text:c="8"/>bzero(mes.buf,100);</text:p>
      <text:p text:style-name="P756">// получаем первое сообщение с типом 1</text:p>
      <text:p text:style-name="м2"><text:span text:style-name="T757"><text:s text:c="8"/></text:span>res = msgrcv(queue,&amp;mes,sizeof(Message),1L,0);</text:p>
      <text:p text:style-name="м2"><text:s text:c="8"/>if(res &lt; 0) {</text:p>
      <text:p text:style-name="м2"><text:s text:c="12"/>printf("Error while recving msg\n");</text:p>
      <text:p text:style-name="м2"><text:s text:c="12"/>kill(getpid(),SIGINT);</text:p>
      <text:p text:style-name="м2"><text:s text:c="8"/>}</text:p>
      <text:p text:style-name="м2"><text:s text:c="8"/>printf("Client's request: %s\n",mes.buf);</text:p>
      <text:p text:style-name="P758">// шлем клиенту сообщение с типом 2, что все ок</text:p>
      <text:p text:style-name="м2"><text:span text:style-name="T759"><text:s text:c="8"/></text:span>mes.type = 2L;</text:p>
      <text:p text:style-name="м2"><text:s text:c="8"/>bzero(mes.buf,100);</text:p>
      <text:p text:style-name="м2"><text:s text:c="8"/>strcpy(mes.buf,"OK");</text:p>
      <text:p text:style-name="м2"><text:s text:c="8"/>res = msgsnd(queue,(void*)&amp;mes,sizeof(Message),0);</text:p>
      <text:p text:style-name="м2"><text:s text:c="8"/>if(res != 0) {</text:p>
      <text:p text:style-name="м2"><text:s text:c="12"/>printf("error while sending msg\n");</text:p>
      <text:p text:style-name="м2"><text:s text:c="12"/>kill(getpid(),SIGINT);</text:p>
      <text:p text:style-name="м2"><text:s text:c="8"/>}</text:p>
      <text:p text:style-name="м2"><text:s text:c="4"/>}</text:p>
      <text:p text:style-name="м2"><text:s text:c="4"/>return 0;</text:p>
      <text:p text:style-name="м2">}</text:p>
      <text:p text:style-name="Standard">Листинг<text:span text:style-name="T760"><text:s/>27–<text:s/></text:span>Код<text:span text:style-name="T761"><text:s/></text:span>программы<text:span text:style-name="T762"><text:s/>client.c (</text:span>взят<text:span text:style-name="T763"><text:s/></text:span>из<text:span text:style-name="T764"><text:s/></text:span>методических<text:span text:style-name="T765"><text:s/></text:span>указаний<text:span text:style-name="T766">):</text:span></text:p>
      <text:p text:style-name="м2">#include &lt;stdio.h&gt;</text:p>
      <text:p text:style-name="м2">#include &lt;stdlib.h&gt;</text:p>
      <text:p text:style-name="м2">#include &lt;sys/ipc.h&gt;</text:p>
      <text:p text:style-name="м2">#include &lt;sys/msg.h&gt;</text:p>
      <text:p text:style-name="м2">#include &lt;sys/types.h&gt;</text:p>
      <text:p text:style-name="м2">#include &lt;signal.h&gt;</text:p>
      <text:p text:style-name="м2">#include &lt;string.h&gt;</text:p>
      <text:p text:style-name="м2"/>
      <text:p text:style-name="м2">#define DEF_KEY_FILE "key"</text:p>
      <text:p text:style-name="м2">typedef struct {</text:p>
      <text:p text:style-name="м2"><text:s text:c="4"/>long type;</text:p>
      <text:p text:style-name="м2"><text:s text:c="4"/>char buf[100];</text:p>
      <text:p text:style-name="м2">} Message;</text:p>
      <text:p text:style-name="м2">int queue;</text:p>
      <text:p text:style-name="м2">int main(int argc, char** argv) {</text:p>
      <text:p text:style-name="м2"><text:s text:c="4"/>char keyFile[100];</text:p>
      <text:p text:style-name="м2"><text:s text:c="4"/>bzero(keyFile,100);</text:p>
      <text:p text:style-name="м2"><text:s text:c="4"/>if(argc &lt; 2) {</text:p>
      <text:p text:style-name="м2"><text:s text:c="8"/>printf("Using default key file %s\n",DEF_KEY_FILE);</text:p>
      <text:p text:style-name="м2"><text:s text:c="8"/>strcpy(keyFile,DEF_KEY_FILE);</text:p>
      <text:p text:style-name="м2"><text:s text:c="4"/>}</text:p>
      <text:p text:style-name="м2"><text:s text:c="4"/>else</text:p>
      <text:p text:style-name="м2"><text:s text:c="8"/>strcpy(keyFile,argv[1]);</text:p>
      <text:p text:style-name="м2"><text:s text:c="4"/>key_t key;</text:p>
      <text:p text:style-name="м2"><text:s text:c="4"/>key = ftok(keyFile,'Q');</text:p>
      <text:p text:style-name="м2"><text:s text:c="4"/>if(key == -1) {</text:p>
      <text:p text:style-name="м2"><text:s text:c="8"/>printf("no got key for key file %s and id 'Q'\n",keyFile);</text:p>
      <text:p text:style-name="м2"><text:s text:c="8"/>exit(1);</text:p>
      <text:p text:style-name="м2"><text:s text:c="4"/>}</text:p>
      <text:p text:style-name="м2"><text:s text:c="4"/>queue = msgget(key,0);</text:p>
      <text:p text:style-name="м2"><text:s text:c="4"/>if (queue &lt; 0) {</text:p>
      <text:p text:style-name="м2"><text:s text:c="8"/>printf("Can't create queue\n");</text:p>
      <text:p text:style-name="м2"><text:s text:c="8"/>exit<text:span text:style-name="T767">(4);</text:span></text:p>
      <text:p text:style-name="P768"><text:s text:c="4"/>}</text:p>
      <text:p text:style-name="P769">// основной цикл работы программы</text:p>
      <text:p text:style-name="м2"><text:span text:style-name="T770"><text:s text:c="4"/></text:span>Message<text:span text:style-name="T771"><text:s/></text:span>mes<text:span text:style-name="T772">;</text:span></text:p>
      <text:p text:style-name="м2"><text:span text:style-name="T773"><text:s text:c="4"/></text:span>int res;</text:p>
      <text:p text:style-name="м2"><text:s text:c="4"/>for(;;) {</text:p>
      <text:p text:style-name="м2"><text:s text:c="8"/>bzero(mes.buf,100);</text:p>
      <text:p text:style-name="P774">// читаем сообщение с консоли</text:p>
      <text:p text:style-name="м2"><text:span text:style-name="T775"><text:s text:c="8"/></text:span>fgets<text:span text:style-name="T776">(</text:span>mes<text:span text:style-name="T777">.</text:span>buf<text:span text:style-name="T778">,100,</text:span>stdin<text:span text:style-name="T779">);</text:span></text:p>
      <text:p text:style-name="м2"><text:span text:style-name="T780"><text:s text:c="8"/></text:span>mes.buf[strlen(mes.buf) - 1] = '\0';</text:p>
      <text:p text:style-name="P781">// шлем его серверу</text:p>
      <text:p text:style-name="м2"><text:span text:style-name="T782"><text:s text:c="8"/></text:span>mes<text:span text:style-name="T783">.</text:span>type<text:span text:style-name="T784"><text:s/>= 1</text:span>L<text:span text:style-name="T785">;</text:span></text:p>
      <text:p text:style-name="м2"><text:span text:style-name="T786"><text:s text:c="8"/></text:span>res = msgsnd(queue,(void*)&amp;mes,sizeof(Message),0);</text:p>
      <text:p text:style-name="м2"><text:s text:c="8"/>if(res != 0) {</text:p>
      <text:p text:style-name="м2"><text:s text:c="12"/>printf("Error while sending msg\n");</text:p>
      <text:p text:style-name="м2"><text:s text:c="12"/>exit<text:span text:style-name="T787">(1);</text:span></text:p>
      <text:p text:style-name="P788"><text:s text:c="8"/>}</text:p>
      <text:p text:style-name="P789">// получаем ответ, что все хорошо</text:p>
      <text:p text:style-name="м2"><text:span text:style-name="T790"><text:s text:c="8"/></text:span>res = msgrcv(queue,&amp;mes,sizeof(Message),2L,0);</text:p>
      <text:p text:style-name="м2"><text:s text:c="8"/>if(res &lt; 0) {</text:p>
      <text:p text:style-name="м2"><text:s text:c="12"/>printf("Error while recving msg\n");</text:p>
      <text:p text:style-name="м2"><text:s text:c="12"/>exit(1);</text:p>
      <text:p text:style-name="м2"><text:s text:c="8"/>}</text:p>
      <text:p text:style-name="м2"><text:s text:c="8"/>printf("Server's response: %s\n",mes.buf);</text:p>
      <text:p text:style-name="м2"><text:s text:c="4"/><text:span text:style-name="T791">}</text:span></text:p>
      <text:p text:style-name="м2"><text:span text:style-name="T792"><text:s text:c="4"/></text:span>return<text:span text:style-name="T793"><text:s/>0;</text:span></text:p>
      <text:p text:style-name="P794">}</text:p>
      <text:p text:style-name="Standard"><text:span text:style-name="T795">Листинг</text:span><text:span text:style-name="T796"><text:s/>2</text:span><text:span text:style-name="T797">8</text:span><text:span text:style-name="T798"><text:s/>–<text:s/></text:span><text:span text:style-name="T799">Результат</text:span><text:span text:style-name="T800"><text:s/></text:span><text:span text:style-name="T801">выполнения</text:span><text:span text:style-name="T802"><text:s/></text:span><text:span text:style-name="T803">программы</text:span><text:span text:style-name="T804">:</text:span></text:p>
      <text:p text:style-name="м2">./server</text:p>
      <text:p text:style-name="м2">Using default key file key</text:p>
      <text:p text:style-name="м2">Client's request: Hi!!!</text:p>
      <text:p text:style-name="м2">Client's request: OMG! Hi</text:p>
      <text:p text:style-name="м2"/>
      <text:p text:style-name="P805">./client</text:p>
      <text:p text:style-name="P806">Using default key file key</text:p>
      <text:p text:style-name="P807">Hi!!!</text:p>
      <text:p text:style-name="P808">Server's response: OK</text:p>
      <text:p text:style-name="P809"/>
      <text:p text:style-name="P810">./client</text:p>
      <text:p text:style-name="P811">Using default key file key</text:p>
      <text:p text:style-name="P812">OMG! Hi</text:p>
      <text:p text:style-name="P813">Server's response: OK</text:p>
      <text:p text:style-name="м1">Описание работы сервера: Сервер получает ключ, по имени файла. С помощью ключа и идентификатора = 'Q' получает очередь сообщений и ждет сообщений с типом 1 от клиентов. При получении сообщения сервер выводит его на экран и отсылает обратное сообщение с типом 2, содержащее фразу «ОК».<text:s/></text:p>
      <text:p text:style-name="м1">Описание работы клиента: Клиент получает ту же очередь, что и сервер и ждет ввода пользователя. Считав ввод, он шлет сообщение с типом 1, содержащее считанные данные и ожидает от сервера подтверждения о принятии.</text:p>
      <text:p text:style-name="P814">Задание 5.</text:p>
      <text:p text:style-name="P815">Задание 6.</text:p>
      <text:p text:style-name="P816"><text:span text:style-name="T817"><text:tab/></text:span><text:span text:style-name="T818">Вывод.</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system" style:font-pitch="variable" svg:panose-1="0 0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rial" svg:font-family="Arial" style:font-family-generic="system"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center" fo:margin-top="0in" fo:margin-bottom="0in" fo:text-indent="0in"/>
      <style:text-properties style:font-name="Times New Roman" style:font-name-asian="Times New Roman" style:font-name-complex="Times New Roman" fo:font-weight="bold" style:font-weight-asian="bold" style:font-weight-complex="bold" fo:text-transform="uppercase" fo:hyphenate="false"/>
    </style:style>
    <style:style style:name="Заголовок2" style:display-name="Заголовок 2" style:family="paragraph" style:parent-style-name="Heading" style:next-style-name="Textbody" style:default-outline-level="2">
      <style:paragraph-properties fo:margin-top="0in" fo:margin-bottom="0in"/>
      <style:text-properties style:font-name="Times New Roman" style:font-name-asian="Times New Roman" style:font-name-complex="Times New Roman"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in" fo:margin-bottom="0in"/>
      <style:text-properties style:font-name="Times New Roman" style:font-name-asian="Times New Roman" style:font-name-complex="Times New Roman" fo:font-weight="bold" style:font-weight-asian="bold" style:font-weight-complex="bold" fo:font-style="italic" style:font-style-asian="italic" fo:hyphenate="false"/>
    </style:style>
    <style:style style:name="Заголовок4" style:display-name="Заголовок 4" style:family="paragraph" style:parent-style-name="Обычный" style:next-style-name="Обычный"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fo:hyphenate="false"/>
    </style:style>
    <style:style style:name="Обычный" style:display-name="Обычный" style:family="paragraph">
      <style:paragraph-properties fo:text-align="justify" fo:margin-left="0.5in">
        <style:tab-stops/>
      </style:paragraph-properties>
      <style:text-properties style:font-name="Courier New" fo:font-size="10pt" style:font-size-asian="10pt" fo:hyphenate="false"/>
    </style:style>
    <style:style style:name="Основнойшрифтабзаца" style:display-name="Основной шрифт абзаца" style:family="text"/>
    <style:style style:name="Standard" style:display-name="Standard" style:family="paragraph">
      <style:paragraph-properties fo:text-align="justify" fo:line-height="150%" fo:text-indent="0.4923in"/>
      <style:text-properties style:font-name="Times New Roman" style:font-name-asian="Times New Roman" style:font-name-complex="Times New Roman"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style:font-size-complex="14pt" fo:hyphenate="false"/>
    </style:style>
    <style:style style:name="Textbody" style:display-name="Text body" style:family="paragraph" style:parent-style-name="Standard">
      <style:text-properties fo:hyphenate="false"/>
    </style:style>
    <style:style style:name="Список" style:display-name="Список" style:family="paragraph" style:parent-style-name="Textbody">
      <style:text-properties style:font-name-complex="Mangal"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DocumentMap" style:display-name="DocumentMap" style:family="paragraph">
      <style:paragraph-properties style:vertical-align="auto"/>
      <style:text-properties style:font-name="Calibri" style:font-name-asian="Calibri" style:font-name-complex="Calibri" fo:font-size="10pt" style:font-size-asian="10pt" style:font-size-complex="10pt" style:language-asian="ru" style:country-asian="RU" style:language-complex="ar" style:country-complex="SA" fo:hyphenate="false"/>
    </style:style>
    <style:style style:name="Times14_РИО2" style:display-name="Times14_РИО2" style:family="paragraph" style:parent-style-name="Standard">
      <style:paragraph-properties style:vertical-align="auto" fo:line-height="130%">
        <style:tab-stops>
          <style:tab-stop style:type="left" style:position="0.4923in"/>
        </style:tab-stops>
      </style:paragraph-properties>
      <style:text-properties style:language-asian="ru" style:country-asian="RU"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Листинг" style:display-name="Листинг" style:family="paragraph" style:parent-style-name="Standard">
      <style:paragraph-properties fo:line-height="100%"/>
      <style:text-properties style:font-name="Courier New" style:font-name-asian="Courier New" style:font-name-complex="Courier New" fo:font-size="11pt" style:font-size-asian="11pt" fo:hyphenate="false"/>
    </style:style>
    <style:style style:name="Сеткатаблицы1" style:display-name="Сетка таблицы1" style:family="paragraph" style:parent-style-name="DocumentMap">
      <style:text-properties style:language-asian="en" style:country-asian="U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paragraph-properties fo:text-align="start" fo:margin-top="0in" fo:margin-bottom="0in" fo:line-height="100%" fo:text-indent="0in"/>
      <style:text-properties fo:font-style="normal" style:font-style-asian="normal" fo:font-size="14pt" style:font-size-asian="14pt" fo:hyphenate="false"/>
    </style:style>
    <style:style style:name="Drawing" style:display-name="Drawing" style:family="paragraph" style:parent-style-name="Названиеобъекта">
      <style:paragraph-properties fo:text-align="center" fo:margin-top="0in" fo:margin-bottom="0in" fo:line-height="100%" fo:text-indent="0in"/>
      <style:text-properties fo:font-style="normal" style:font-style-asian="normal" fo:font-size="14pt" style:font-size-asian="14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2479in"/>
          <style:tab-stop style:type="right" style:position="6.4965in"/>
        </style:tab-stops>
      </style:paragraph-properties>
      <style:text-properties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mes14_РИО2Знак" style:display-name="Times14_РИО2 Знак" style:family="text">
      <style:text-properties style:font-name="Times New Roman" style:font-name-asian="Times New Roman" style:font-name-complex="Times New Roman" fo:font-size="12pt" style:font-size-asian="12pt"/>
    </style:style>
    <style:style style:name="Названиекниги" style:display-name="Название книги" style:family="text">
      <style:text-properties fo:font-weight="bold" style:font-weight-asian="bold" fo:font-variant="small-caps" fo:letter-spacing="0.0034in"/>
    </style:style>
    <style:style style:name="ТекстРазделовЗнак" style:display-name="ТекстРазделов Знак" style:family="text">
      <style:text-properties style:font-name="Times New Roman" style:font-name-asian="Times New Roman" style:font-name-complex="Times New Roman" fo:font-size="14pt" style:font-size-asian="14pt"/>
    </style:style>
    <style:style style:name="ListLabel1" style:display-name="ListLabel 1" style:family="text">
      <style:text-properties style:font-name="Times New Roman" style:font-name-asian="Times New Roman" style:font-name-complex="Times New Roman" fo:font-size="12pt" style:font-size-asian="12pt"/>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NumberingSymbols" style:display-name="Numbering Symbols" style:family="text"/>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EndnoteSymbol" style:display-name="Endnote Symbol"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Цитата2" style:display-name="Цитата 2" style:family="paragraph" style:parent-style-name="Обычный" style:next-style-name="Обычный">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Цитата2Знак" style:display-name="Цитата 2 Знак" style:family="text" style:parent-style-name="Основнойшрифтабзаца">
      <style:text-properties style:font-name="Courier New" fo:font-style="italic" style:font-style-asian="italic" style:font-style-complex="italic" fo:color="#404040" fo:font-size="10pt" style:font-size-asian="10pt"/>
    </style:style>
    <style:style style:name="Заголовок4Знак" style:display-name="Заголовок 4 Знак" style:family="text" style:parent-style-name="Основнойшрифтабзаца">
      <style:text-properties style:font-name="Calibri Light" style:font-name-asian="Times New Roman" fo:font-style="italic" style:font-style-asian="italic" style:font-style-complex="italic" fo:color="#2E74B5" fo:font-size="10pt" style:font-size-asian="10pt"/>
    </style:style>
    <style:style style:name="м1" style:display-name="м1" style:family="paragraph" style:parent-style-name="Standard">
      <style:text-properties fo:hyphenate="false"/>
    </style:style>
    <style:style style:name="м2" style:display-name="м2" style:family="paragraph" style:parent-style-name="Безинтервала">
      <style:text-properties fo:language="en" fo:country="US" fo:hyphenate="false"/>
    </style:style>
    <style:style style:name="StandardЗнак" style:display-name="Standard Знак" style:family="text" style:parent-style-name="Основнойшрифтабзаца">
      <style:text-properties style:font-name="Times New Roman" style:font-name-asian="Times New Roman" style:font-name-complex="Times New Roman" fo:font-size="14pt" style:font-size-asian="14pt"/>
    </style:style>
    <style:style style:name="м1Знак" style:display-name="м1 Знак" style:family="text" style:parent-style-name="StandardЗнак">
      <style:text-properties style:font-name="Times New Roman" style:font-name-asian="Times New Roman" style:font-name-complex="Times New Roman" fo:font-size="14pt" style:font-size-asian="14pt"/>
    </style:style>
    <style:style style:name="БезинтервалаЗнак" style:display-name="Без интервала Знак" style:family="text" style:parent-style-name="Основнойшрифтабзаца">
      <style:text-properties style:font-name="Courier New" fo:font-size="10pt" style:font-size-asian="10pt"/>
    </style:style>
    <style:style style:name="Подзаголовок" style:display-name="Подзаголовок" style:family="paragraph" style:parent-style-name="Обычный" style:next-style-name="Обычный">
      <style:paragraph-properties fo:keep-with-next="always" fo:keep-together="always" fo:text-align="start" style:vertical-align="auto" fo:margin-bottom="0.2222in" fo:line-height="115%"/>
      <style:text-properties style:font-name="Arial" style:font-name-asian="Arial" style:font-name-complex="Arial" fo:color="#666666" style:letter-kerning="false" fo:font-size="15pt" style:font-size-asian="15pt" style:font-size-complex="15pt" fo:language="ru" style:language-asian="ru" style:country-asian="RU" style:language-complex="ar" style:country-complex="SA" fo:hyphenate="true"/>
    </style:style>
    <style:style style:name="ПодзаголовокЗнак" style:display-name="Подзаголовок Знак" style:family="text" style:parent-style-name="Основнойшрифтабзаца">
      <style:text-properties style:font-name="Arial" style:font-name-asian="Arial" style:font-name-complex="Arial" fo:color="#666666" style:letter-kerning="false" fo:font-size="15pt" style:font-size-asian="15pt" style:font-size-complex="15pt" fo:language="ru" style:language-asian="ru" style:country-asian="RU" style:language-complex="ar" style:country-complex="SA"/>
    </style:style>
    <style:style style:name="Безинтервала" style:display-name="Без интервала" style:family="paragraph">
      <style:paragraph-properties fo:text-align="justify" fo:margin-left="0.5in">
        <style:tab-stops/>
      </style:paragraph-properties>
      <style:text-properties style:font-name="Courier New" fo:font-size="10pt" style:font-size-asian="10pt" fo:hyphenate="false"/>
    </style:style>
    <style:style style:name="WW_CharLFO1LVL1" style:family="text">
      <style:text-properties style:font-name="Times New Roman" style:font-name-complex="Times New Roman" fo:font-size="12pt" style:font-size-asian="12pt"/>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м2Знак" style:display-name="м2 Знак" style:family="text" style:parent-style-name="БезинтервалаЗнак">
      <style:text-properties style:font-name="Courier New" fo:font-size="10pt" style:font-size-asian="10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end"/>
    </style:style>
    <style:style style:name="T3" style:parent-style-name="Основнойшрифтабзаца" style:family="text">
      <style:text-properties fo:background-color="#FFFFFF"/>
    </style:style>
  </office:automatic-styles>
  <office:master-styles>
    <style:master-page style:name="MP0" style:page-layout-name="PL0">
      <style:footer>
        <text:p text:style-name="P2"><text:span text:style-name="T3"><text:page-number text:fixed="false">20</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79064692770</dc:creator>
    <meta:creation-date>2018-10-16T14:07:00Z</meta:creation-date>
    <dc:date>2023-05-30T00:44:00Z</dc:date>
    <meta:template xlink:href="Normal" xlink:type="simple"/>
    <meta:editing-cycles>389</meta:editing-cycles>
    <meta:editing-duration>PT227820S</meta:editing-duration>
    <meta:document-statistic meta:page-count="22" meta:paragraph-count="64" meta:word-count="4796" meta:character-count="32074" meta:row-count="227" meta:non-whitespace-character-count="27342"/>
  </office:meta>
</office:document-meta>
</file>